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2" style:family="table-cell" style:parent-style-name="Default" style:data-style-name="N113"/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9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9"/>
        <table:table-column table:style-name="co3" table:default-cell-style-name="ce13"/>
        <table:table-column table:style-name="co3" table:default-cell-style-name="ce17"/>
        <table:table-column table:style-name="co3" table:default-cell-style-name="ce13"/>
        <table:table-column table:style-name="co3" table:default-cell-style-name="ce16"/>
        <table:table-column table:style-name="co3" table:default-cell-style-name="ce13"/>
        <table:table-column table:style-name="co3" table:default-cell-style-name="ce17"/>
        <table:table-column table:style-name="co3" table:number-columns-repeated="1014" table:default-cell-style-name="Default"/>
        <table:table-row table:style-name="ro1">
          <table:table-cell/>
          <table:table-cell table:style-name="ce2" table:formula="of:=96/20*48/60" office:value-type="float" office:value="3.84" calcext:value-type="float">
            <text:p>3.8400</text:p>
          </table:table-cell>
          <table:table-cell table:style-name="ce6" office:value-type="string" calcext:value-type="string">
            <text:p>steps per minute</text:p>
          </table:table-cell>
          <table:table-cell table:style-name="Default"/>
          <table:table-cell table:style-name="ce10" table:number-columns-repeated="3"/>
          <table:table-cell table:style-name="ce6"/>
          <table:table-cell table:style-name="ce10" office:value-type="float" office:value="0.7" calcext:value-type="float">
            <text:p>0.7</text:p>
          </table:table-cell>
          <table:table-cell table:style-name="ce10" office:value-type="string" calcext:value-type="string">
            <text:p>←limi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/>
          <table:table-cell table:style-name="ce11" office:value-type="string" calcext:value-type="string" table:number-columns-spanned="2" table:number-rows-spanned="1">
            <text:p>normal round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truncate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limited round</text:p>
          </table:table-cell>
          <table:covered-table-cell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hour</text:p>
          </table:table-cell>
          <table:table-cell table:style-name="ce4" office:value-type="string" calcext:value-type="string">
            <text:p>minute</text:p>
          </table:table-cell>
          <table:table-cell table:style-name="ce4" office:value-type="string" calcext:value-type="string">
            <text:p>total minutes</text:p>
          </table:table-cell>
          <table:table-cell table:style-name="ce7" office:value-type="string" calcext:value-type="string">
            <text:p>step</text:p>
          </table:table-cell>
          <table:table-cell table:style-name="ce12" office:value-type="string" calcext:value-type="string">
            <text:p>abs step</text:p>
          </table:table-cell>
          <table:table-cell table:style-name="ce15" office:value-type="string" calcext:value-type="string">
            <text:p>residual</text:p>
          </table:table-cell>
          <table:table-cell table:style-name="ce12" office:value-type="string" calcext:value-type="string">
            <text:p>abs step</text:p>
          </table:table-cell>
          <table:table-cell table:style-name="ce19" office:value-type="string" calcext:value-type="string">
            <text:p>residual</text:p>
          </table:table-cell>
          <table:table-cell table:style-name="ce12" office:value-type="string" calcext:value-type="string">
            <text:p>abs step</text:p>
          </table:table-cell>
          <table:table-cell table:style-name="ce15" office:value-type="string" calcext:value-type="string">
            <text:p>residual</text:p>
          </table:table-cell>
          <table:table-cell table:style-name="ce1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A4]*60)+[.B4]" office:value-type="float" office:value="0" calcext:value-type="float">
            <text:p>0</text:p>
          </table:table-cell>
          <table:table-cell table:style-name="ce8" table:formula="of:=[.C4]*[.$B$1]" office:value-type="float" office:value="0" calcext:value-type="float">
            <text:p>0.00</text:p>
          </table:table-cell>
          <table:table-cell table:formula="of:=ROUND([.D4];0)" office:value-type="float" office:value="0" calcext:value-type="float">
            <text:p>0</text:p>
          </table:table-cell>
          <table:table-cell table:style-name="ce16" table:formula="of:=[.E4]-[.D4]" office:value-type="float" office:value="0" calcext:value-type="float">
            <text:p>0.00</text:p>
          </table:table-cell>
          <table:table-cell table:formula="of:=INT([.D4])" office:value-type="float" office:value="0" calcext:value-type="float">
            <text:p>0</text:p>
          </table:table-cell>
          <table:table-cell table:formula="of:=[.G4]-[.D4]" office:value-type="float" office:value="0" calcext:value-type="float">
            <text:p>0.00</text:p>
          </table:table-cell>
          <table:table-cell table:formula="of:=IF( ([.D4]-INT([.D4])) &gt; [.$I$1]; INT([.D4]); ROUND([.D4]))" office:value-type="float" office:value="0" calcext:value-type="float">
            <text:p>0</text:p>
          </table:table-cell>
          <table:table-cell table:formula="of:=[.I4]-[.D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([.A5]*60)+[.B5]" office:value-type="float" office:value="1" calcext:value-type="float">
            <text:p>1</text:p>
          </table:table-cell>
          <table:table-cell table:style-name="ce8" table:formula="of:=[.C5]*[.$B$1]" office:value-type="float" office:value="3.84" calcext:value-type="float">
            <text:p>3.84</text:p>
          </table:table-cell>
          <table:table-cell table:formula="of:=ROUND([.D5];0)" office:value-type="float" office:value="4" calcext:value-type="float">
            <text:p>4</text:p>
          </table:table-cell>
          <table:table-cell table:style-name="ce16" table:formula="of:=[.E5]-[.D5]" office:value-type="float" office:value="0.160000000000001" calcext:value-type="float">
            <text:p>0.16</text:p>
          </table:table-cell>
          <table:table-cell table:formula="of:=INT([.D5])" office:value-type="float" office:value="3" calcext:value-type="float">
            <text:p>3</text:p>
          </table:table-cell>
          <table:table-cell table:formula="of:=[.G5]-[.D5]" office:value-type="float" office:value="-0.839999999999999" calcext:value-type="float">
            <text:p>-0.84</text:p>
          </table:table-cell>
          <table:table-cell table:formula="of:=IF( ([.D5]-INT([.D5])) &gt; [.$I$1]; INT([.D5]); ROUND([.D5]))" office:value-type="float" office:value="3" calcext:value-type="float">
            <text:p>3</text:p>
          </table:table-cell>
          <table:table-cell table:formula="of:=[.I5]-[.D5]" office:value-type="float" office:value="-0.839999999999999" calcext:value-type="float">
            <text:p>-0.8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([.A6]*60)+[.B6]" office:value-type="float" office:value="2" calcext:value-type="float">
            <text:p>2</text:p>
          </table:table-cell>
          <table:table-cell table:style-name="ce8" table:formula="of:=[.C6]*[.$B$1]" office:value-type="float" office:value="7.68" calcext:value-type="float">
            <text:p>7.68</text:p>
          </table:table-cell>
          <table:table-cell table:formula="of:=ROUND([.D6];0)" office:value-type="float" office:value="8" calcext:value-type="float">
            <text:p>8</text:p>
          </table:table-cell>
          <table:table-cell table:style-name="ce16" table:formula="of:=[.E6]-[.D6]" office:value-type="float" office:value="0.320000000000001" calcext:value-type="float">
            <text:p>0.32</text:p>
          </table:table-cell>
          <table:table-cell table:formula="of:=INT([.D6])" office:value-type="float" office:value="7" calcext:value-type="float">
            <text:p>7</text:p>
          </table:table-cell>
          <table:table-cell table:formula="of:=[.G6]-[.D6]" office:value-type="float" office:value="-0.679999999999999" calcext:value-type="float">
            <text:p>-0.68</text:p>
          </table:table-cell>
          <table:table-cell table:formula="of:=IF( ([.D6]-INT([.D6])) &gt; [.$I$1]; INT([.D6]); ROUND([.D6]))" office:value-type="float" office:value="8" calcext:value-type="float">
            <text:p>8</text:p>
          </table:table-cell>
          <table:table-cell table:formula="of:=[.I6]-[.D6]" office:value-type="float" office:value="0.320000000000001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([.A7]*60)+[.B7]" office:value-type="float" office:value="3" calcext:value-type="float">
            <text:p>3</text:p>
          </table:table-cell>
          <table:table-cell table:style-name="ce8" table:formula="of:=[.C7]*[.$B$1]" office:value-type="float" office:value="11.52" calcext:value-type="float">
            <text:p>11.52</text:p>
          </table:table-cell>
          <table:table-cell table:formula="of:=ROUND([.D7];0)" office:value-type="float" office:value="12" calcext:value-type="float">
            <text:p>12</text:p>
          </table:table-cell>
          <table:table-cell table:style-name="ce16" table:formula="of:=[.E7]-[.D7]" office:value-type="float" office:value="0.480000000000002" calcext:value-type="float">
            <text:p>0.48</text:p>
          </table:table-cell>
          <table:table-cell table:formula="of:=INT([.D7])" office:value-type="float" office:value="11" calcext:value-type="float">
            <text:p>11</text:p>
          </table:table-cell>
          <table:table-cell table:formula="of:=[.G7]-[.D7]" office:value-type="float" office:value="-0.519999999999998" calcext:value-type="float">
            <text:p>-0.52</text:p>
          </table:table-cell>
          <table:table-cell table:formula="of:=IF( ([.D7]-INT([.D7])) &gt; [.$I$1]; INT([.D7]); ROUND([.D7]))" office:value-type="float" office:value="12" calcext:value-type="float">
            <text:p>12</text:p>
          </table:table-cell>
          <table:table-cell table:formula="of:=[.I7]-[.D7]" office:value-type="float" office:value="0.480000000000002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([.A8]*60)+[.B8]" office:value-type="float" office:value="4" calcext:value-type="float">
            <text:p>4</text:p>
          </table:table-cell>
          <table:table-cell table:style-name="ce8" table:formula="of:=[.C8]*[.$B$1]" office:value-type="float" office:value="15.36" calcext:value-type="float">
            <text:p>15.36</text:p>
          </table:table-cell>
          <table:table-cell table:formula="of:=ROUND([.D8];0)" office:value-type="float" office:value="15" calcext:value-type="float">
            <text:p>15</text:p>
          </table:table-cell>
          <table:table-cell table:style-name="ce16" table:formula="of:=[.E8]-[.D8]" office:value-type="float" office:value="-0.359999999999998" calcext:value-type="float">
            <text:p>-0.36</text:p>
          </table:table-cell>
          <table:table-cell table:formula="of:=INT([.D8])" office:value-type="float" office:value="15" calcext:value-type="float">
            <text:p>15</text:p>
          </table:table-cell>
          <table:table-cell table:formula="of:=[.G8]-[.D8]" office:value-type="float" office:value="-0.359999999999998" calcext:value-type="float">
            <text:p>-0.36</text:p>
          </table:table-cell>
          <table:table-cell table:formula="of:=IF( ([.D8]-INT([.D8])) &gt; [.$I$1]; INT([.D8]); ROUND([.D8]))" office:value-type="float" office:value="15" calcext:value-type="float">
            <text:p>15</text:p>
          </table:table-cell>
          <table:table-cell table:formula="of:=[.I8]-[.D8]" office:value-type="float" office:value="-0.359999999999998" calcext:value-type="float">
            <text:p>-0.3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([.A9]*60)+[.B9]" office:value-type="float" office:value="5" calcext:value-type="float">
            <text:p>5</text:p>
          </table:table-cell>
          <table:table-cell table:style-name="ce8" table:formula="of:=[.C9]*[.$B$1]" office:value-type="float" office:value="19.2" calcext:value-type="float">
            <text:p>19.20</text:p>
          </table:table-cell>
          <table:table-cell table:formula="of:=ROUND([.D9];0)" office:value-type="float" office:value="19" calcext:value-type="float">
            <text:p>19</text:p>
          </table:table-cell>
          <table:table-cell table:style-name="ce16" table:formula="of:=[.E9]-[.D9]" office:value-type="float" office:value="-0.199999999999996" calcext:value-type="float">
            <text:p>-0.20</text:p>
          </table:table-cell>
          <table:table-cell table:formula="of:=INT([.D9])" office:value-type="float" office:value="19" calcext:value-type="float">
            <text:p>19</text:p>
          </table:table-cell>
          <table:table-cell table:formula="of:=[.G9]-[.D9]" office:value-type="float" office:value="-0.199999999999996" calcext:value-type="float">
            <text:p>-0.20</text:p>
          </table:table-cell>
          <table:table-cell table:formula="of:=IF( ([.D9]-INT([.D9])) &gt; [.$I$1]; INT([.D9]); ROUND([.D9]))" office:value-type="float" office:value="19" calcext:value-type="float">
            <text:p>19</text:p>
          </table:table-cell>
          <table:table-cell table:formula="of:=[.I9]-[.D9]" office:value-type="float" office:value="-0.199999999999996" calcext:value-type="float">
            <text:p>-0.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([.A10]*60)+[.B10]" office:value-type="float" office:value="6" calcext:value-type="float">
            <text:p>6</text:p>
          </table:table-cell>
          <table:table-cell table:style-name="ce8" table:formula="of:=[.C10]*[.$B$1]" office:value-type="float" office:value="23.04" calcext:value-type="float">
            <text:p>23.04</text:p>
          </table:table-cell>
          <table:table-cell table:formula="of:=ROUND([.D10];0)" office:value-type="float" office:value="23" calcext:value-type="float">
            <text:p>23</text:p>
          </table:table-cell>
          <table:table-cell table:style-name="ce16" table:formula="of:=[.E10]-[.D10]" office:value-type="float" office:value="-0.0399999999999956" calcext:value-type="float">
            <text:p>-0.04</text:p>
          </table:table-cell>
          <table:table-cell table:formula="of:=INT([.D10])" office:value-type="float" office:value="23" calcext:value-type="float">
            <text:p>23</text:p>
          </table:table-cell>
          <table:table-cell table:formula="of:=[.G10]-[.D10]" office:value-type="float" office:value="-0.0399999999999956" calcext:value-type="float">
            <text:p>-0.04</text:p>
          </table:table-cell>
          <table:table-cell table:formula="of:=IF( ([.D10]-INT([.D10])) &gt; [.$I$1]; INT([.D10]); ROUND([.D10]))" office:value-type="float" office:value="23" calcext:value-type="float">
            <text:p>23</text:p>
          </table:table-cell>
          <table:table-cell table:formula="of:=[.I10]-[.D10]" office:value-type="float" office:value="-0.0399999999999956" calcext:value-type="float">
            <text:p>-0.0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([.A11]*60)+[.B11]" office:value-type="float" office:value="7" calcext:value-type="float">
            <text:p>7</text:p>
          </table:table-cell>
          <table:table-cell table:style-name="ce8" table:formula="of:=[.C11]*[.$B$1]" office:value-type="float" office:value="26.88" calcext:value-type="float">
            <text:p>26.88</text:p>
          </table:table-cell>
          <table:table-cell table:formula="of:=ROUND([.D11];0)" office:value-type="float" office:value="27" calcext:value-type="float">
            <text:p>27</text:p>
          </table:table-cell>
          <table:table-cell table:style-name="ce16" table:formula="of:=[.E11]-[.D11]" office:value-type="float" office:value="0.120000000000005" calcext:value-type="float">
            <text:p>0.12</text:p>
          </table:table-cell>
          <table:table-cell table:formula="of:=INT([.D11])" office:value-type="float" office:value="26" calcext:value-type="float">
            <text:p>26</text:p>
          </table:table-cell>
          <table:table-cell table:formula="of:=[.G11]-[.D11]" office:value-type="float" office:value="-0.879999999999995" calcext:value-type="float">
            <text:p>-0.88</text:p>
          </table:table-cell>
          <table:table-cell table:formula="of:=IF( ([.D11]-INT([.D11])) &gt; [.$I$1]; INT([.D11]); ROUND([.D11]))" office:value-type="float" office:value="26" calcext:value-type="float">
            <text:p>26</text:p>
          </table:table-cell>
          <table:table-cell table:formula="of:=[.I11]-[.D11]" office:value-type="float" office:value="-0.879999999999995" calcext:value-type="float">
            <text:p>-0.8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([.A12]*60)+[.B12]" office:value-type="float" office:value="8" calcext:value-type="float">
            <text:p>8</text:p>
          </table:table-cell>
          <table:table-cell table:style-name="ce8" table:formula="of:=[.C12]*[.$B$1]" office:value-type="float" office:value="30.72" calcext:value-type="float">
            <text:p>30.72</text:p>
          </table:table-cell>
          <table:table-cell table:formula="of:=ROUND([.D12];0)" office:value-type="float" office:value="31" calcext:value-type="float">
            <text:p>31</text:p>
          </table:table-cell>
          <table:table-cell table:style-name="ce16" table:formula="of:=[.E12]-[.D12]" office:value-type="float" office:value="0.280000000000005" calcext:value-type="float">
            <text:p>0.28</text:p>
          </table:table-cell>
          <table:table-cell table:formula="of:=INT([.D12])" office:value-type="float" office:value="30" calcext:value-type="float">
            <text:p>30</text:p>
          </table:table-cell>
          <table:table-cell table:formula="of:=[.G12]-[.D12]" office:value-type="float" office:value="-0.719999999999995" calcext:value-type="float">
            <text:p>-0.72</text:p>
          </table:table-cell>
          <table:table-cell table:formula="of:=IF( ([.D12]-INT([.D12])) &gt; [.$I$1]; INT([.D12]); ROUND([.D12]))" office:value-type="float" office:value="30" calcext:value-type="float">
            <text:p>30</text:p>
          </table:table-cell>
          <table:table-cell table:formula="of:=[.I12]-[.D12]" office:value-type="float" office:value="-0.719999999999995" calcext:value-type="float">
            <text:p>-0.7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([.A13]*60)+[.B13]" office:value-type="float" office:value="9" calcext:value-type="float">
            <text:p>9</text:p>
          </table:table-cell>
          <table:table-cell table:style-name="ce8" table:formula="of:=[.C13]*[.$B$1]" office:value-type="float" office:value="34.56" calcext:value-type="float">
            <text:p>34.56</text:p>
          </table:table-cell>
          <table:table-cell table:formula="of:=ROUND([.D13];0)" office:value-type="float" office:value="35" calcext:value-type="float">
            <text:p>35</text:p>
          </table:table-cell>
          <table:table-cell table:style-name="ce16" table:formula="of:=[.E13]-[.D13]" office:value-type="float" office:value="0.440000000000005" calcext:value-type="float">
            <text:p>0.44</text:p>
          </table:table-cell>
          <table:table-cell table:formula="of:=INT([.D13])" office:value-type="float" office:value="34" calcext:value-type="float">
            <text:p>34</text:p>
          </table:table-cell>
          <table:table-cell table:formula="of:=[.G13]-[.D13]" office:value-type="float" office:value="-0.559999999999995" calcext:value-type="float">
            <text:p>-0.56</text:p>
          </table:table-cell>
          <table:table-cell table:formula="of:=IF( ([.D13]-INT([.D13])) &gt; [.$I$1]; INT([.D13]); ROUND([.D13]))" office:value-type="float" office:value="35" calcext:value-type="float">
            <text:p>35</text:p>
          </table:table-cell>
          <table:table-cell table:formula="of:=[.I13]-[.D13]" office:value-type="float" office:value="0.440000000000005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[.A14]*60)+[.B14]" office:value-type="float" office:value="10" calcext:value-type="float">
            <text:p>10</text:p>
          </table:table-cell>
          <table:table-cell table:style-name="ce8" table:formula="of:=[.C14]*[.$B$1]" office:value-type="float" office:value="38.4" calcext:value-type="float">
            <text:p>38.40</text:p>
          </table:table-cell>
          <table:table-cell table:formula="of:=ROUND([.D14];0)" office:value-type="float" office:value="38" calcext:value-type="float">
            <text:p>38</text:p>
          </table:table-cell>
          <table:table-cell table:style-name="ce16" table:formula="of:=[.E14]-[.D14]" office:value-type="float" office:value="-0.399999999999991" calcext:value-type="float">
            <text:p>-0.40</text:p>
          </table:table-cell>
          <table:table-cell table:formula="of:=INT([.D14])" office:value-type="float" office:value="38" calcext:value-type="float">
            <text:p>38</text:p>
          </table:table-cell>
          <table:table-cell table:formula="of:=[.G14]-[.D14]" office:value-type="float" office:value="-0.399999999999991" calcext:value-type="float">
            <text:p>-0.40</text:p>
          </table:table-cell>
          <table:table-cell table:formula="of:=IF( ([.D14]-INT([.D14])) &gt; [.$I$1]; INT([.D14]); ROUND([.D14]))" office:value-type="float" office:value="38" calcext:value-type="float">
            <text:p>38</text:p>
          </table:table-cell>
          <table:table-cell table:formula="of:=[.I14]-[.D14]" office:value-type="float" office:value="-0.399999999999991" calcext:value-type="float">
            <text:p>-0.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([.A15]*60)+[.B15]" office:value-type="float" office:value="11" calcext:value-type="float">
            <text:p>11</text:p>
          </table:table-cell>
          <table:table-cell table:style-name="ce8" table:formula="of:=[.C15]*[.$B$1]" office:value-type="float" office:value="42.24" calcext:value-type="float">
            <text:p>42.24</text:p>
          </table:table-cell>
          <table:table-cell table:formula="of:=ROUND([.D15];0)" office:value-type="float" office:value="42" calcext:value-type="float">
            <text:p>42</text:p>
          </table:table-cell>
          <table:table-cell table:style-name="ce16" table:formula="of:=[.E15]-[.D15]" office:value-type="float" office:value="-0.239999999999995" calcext:value-type="float">
            <text:p>-0.24</text:p>
          </table:table-cell>
          <table:table-cell table:formula="of:=INT([.D15])" office:value-type="float" office:value="42" calcext:value-type="float">
            <text:p>42</text:p>
          </table:table-cell>
          <table:table-cell table:formula="of:=[.G15]-[.D15]" office:value-type="float" office:value="-0.239999999999995" calcext:value-type="float">
            <text:p>-0.24</text:p>
          </table:table-cell>
          <table:table-cell table:formula="of:=IF( ([.D15]-INT([.D15])) &gt; [.$I$1]; INT([.D15]); ROUND([.D15]))" office:value-type="float" office:value="42" calcext:value-type="float">
            <text:p>42</text:p>
          </table:table-cell>
          <table:table-cell table:formula="of:=[.I15]-[.D15]" office:value-type="float" office:value="-0.239999999999995" calcext:value-type="float">
            <text:p>-0.2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([.A16]*60)+[.B16]" office:value-type="float" office:value="12" calcext:value-type="float">
            <text:p>12</text:p>
          </table:table-cell>
          <table:table-cell table:style-name="ce8" table:formula="of:=[.C16]*[.$B$1]" office:value-type="float" office:value="46.08" calcext:value-type="float">
            <text:p>46.08</text:p>
          </table:table-cell>
          <table:table-cell table:formula="of:=ROUND([.D16];0)" office:value-type="float" office:value="46" calcext:value-type="float">
            <text:p>46</text:p>
          </table:table-cell>
          <table:table-cell table:style-name="ce16" table:formula="of:=[.E16]-[.D16]" office:value-type="float" office:value="-0.0799999999999912" calcext:value-type="float">
            <text:p>-0.08</text:p>
          </table:table-cell>
          <table:table-cell table:formula="of:=INT([.D16])" office:value-type="float" office:value="46" calcext:value-type="float">
            <text:p>46</text:p>
          </table:table-cell>
          <table:table-cell table:formula="of:=[.G16]-[.D16]" office:value-type="float" office:value="-0.0799999999999912" calcext:value-type="float">
            <text:p>-0.08</text:p>
          </table:table-cell>
          <table:table-cell table:formula="of:=IF( ([.D16]-INT([.D16])) &gt; [.$I$1]; INT([.D16]); ROUND([.D16]))" office:value-type="float" office:value="46" calcext:value-type="float">
            <text:p>46</text:p>
          </table:table-cell>
          <table:table-cell table:formula="of:=[.I16]-[.D16]" office:value-type="float" office:value="-0.0799999999999912" calcext:value-type="float">
            <text:p>-0.0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([.A17]*60)+[.B17]" office:value-type="float" office:value="13" calcext:value-type="float">
            <text:p>13</text:p>
          </table:table-cell>
          <table:table-cell table:style-name="ce8" table:formula="of:=[.C17]*[.$B$1]" office:value-type="float" office:value="49.92" calcext:value-type="float">
            <text:p>49.92</text:p>
          </table:table-cell>
          <table:table-cell table:formula="of:=ROUND([.D17];0)" office:value-type="float" office:value="50" calcext:value-type="float">
            <text:p>50</text:p>
          </table:table-cell>
          <table:table-cell table:style-name="ce16" table:formula="of:=[.E17]-[.D17]" office:value-type="float" office:value="0.0800000000000054" calcext:value-type="float">
            <text:p>0.08</text:p>
          </table:table-cell>
          <table:table-cell table:formula="of:=INT([.D17])" office:value-type="float" office:value="49" calcext:value-type="float">
            <text:p>49</text:p>
          </table:table-cell>
          <table:table-cell table:formula="of:=[.G17]-[.D17]" office:value-type="float" office:value="-0.919999999999995" calcext:value-type="float">
            <text:p>-0.92</text:p>
          </table:table-cell>
          <table:table-cell table:formula="of:=IF( ([.D17]-INT([.D17])) &gt; [.$I$1]; INT([.D17]); ROUND([.D17]))" office:value-type="float" office:value="49" calcext:value-type="float">
            <text:p>49</text:p>
          </table:table-cell>
          <table:table-cell table:formula="of:=[.I17]-[.D17]" office:value-type="float" office:value="-0.919999999999995" calcext:value-type="float">
            <text:p>-0.9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([.A18]*60)+[.B18]" office:value-type="float" office:value="14" calcext:value-type="float">
            <text:p>14</text:p>
          </table:table-cell>
          <table:table-cell table:style-name="ce8" table:formula="of:=[.C18]*[.$B$1]" office:value-type="float" office:value="53.76" calcext:value-type="float">
            <text:p>53.76</text:p>
          </table:table-cell>
          <table:table-cell table:formula="of:=ROUND([.D18];0)" office:value-type="float" office:value="54" calcext:value-type="float">
            <text:p>54</text:p>
          </table:table-cell>
          <table:table-cell table:style-name="ce16" table:formula="of:=[.E18]-[.D18]" office:value-type="float" office:value="0.240000000000009" calcext:value-type="float">
            <text:p>0.24</text:p>
          </table:table-cell>
          <table:table-cell table:formula="of:=INT([.D18])" office:value-type="float" office:value="53" calcext:value-type="float">
            <text:p>53</text:p>
          </table:table-cell>
          <table:table-cell table:formula="of:=[.G18]-[.D18]" office:value-type="float" office:value="-0.759999999999991" calcext:value-type="float">
            <text:p>-0.76</text:p>
          </table:table-cell>
          <table:table-cell table:formula="of:=IF( ([.D18]-INT([.D18])) &gt; [.$I$1]; INT([.D18]); ROUND([.D18]))" office:value-type="float" office:value="53" calcext:value-type="float">
            <text:p>53</text:p>
          </table:table-cell>
          <table:table-cell table:formula="of:=[.I18]-[.D18]" office:value-type="float" office:value="-0.759999999999991" calcext:value-type="float">
            <text:p>-0.7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([.A19]*60)+[.B19]" office:value-type="float" office:value="15" calcext:value-type="float">
            <text:p>15</text:p>
          </table:table-cell>
          <table:table-cell table:style-name="ce8" table:formula="of:=[.C19]*[.$B$1]" office:value-type="float" office:value="57.6" calcext:value-type="float">
            <text:p>57.60</text:p>
          </table:table-cell>
          <table:table-cell table:formula="of:=ROUND([.D19];0)" office:value-type="float" office:value="58" calcext:value-type="float">
            <text:p>58</text:p>
          </table:table-cell>
          <table:table-cell table:style-name="ce16" table:formula="of:=[.E19]-[.D19]" office:value-type="float" office:value="0.400000000000006" calcext:value-type="float">
            <text:p>0.40</text:p>
          </table:table-cell>
          <table:table-cell table:formula="of:=INT([.D19])" office:value-type="float" office:value="57" calcext:value-type="float">
            <text:p>57</text:p>
          </table:table-cell>
          <table:table-cell table:formula="of:=[.G19]-[.D19]" office:value-type="float" office:value="-0.599999999999994" calcext:value-type="float">
            <text:p>-0.60</text:p>
          </table:table-cell>
          <table:table-cell table:formula="of:=IF( ([.D19]-INT([.D19])) &gt; [.$I$1]; INT([.D19]); ROUND([.D19]))" office:value-type="float" office:value="58" calcext:value-type="float">
            <text:p>58</text:p>
          </table:table-cell>
          <table:table-cell table:formula="of:=[.I19]-[.D19]" office:value-type="float" office:value="0.400000000000006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([.A20]*60)+[.B20]" office:value-type="float" office:value="16" calcext:value-type="float">
            <text:p>16</text:p>
          </table:table-cell>
          <table:table-cell table:style-name="ce8" table:formula="of:=[.C20]*[.$B$1]" office:value-type="float" office:value="61.44" calcext:value-type="float">
            <text:p>61.44</text:p>
          </table:table-cell>
          <table:table-cell table:formula="of:=ROUND([.D20];0)" office:value-type="float" office:value="61" calcext:value-type="float">
            <text:p>61</text:p>
          </table:table-cell>
          <table:table-cell table:style-name="ce16" table:formula="of:=[.E20]-[.D20]" office:value-type="float" office:value="-0.439999999999991" calcext:value-type="float">
            <text:p>-0.44</text:p>
          </table:table-cell>
          <table:table-cell table:formula="of:=INT([.D20])" office:value-type="float" office:value="61" calcext:value-type="float">
            <text:p>61</text:p>
          </table:table-cell>
          <table:table-cell table:formula="of:=[.G20]-[.D20]" office:value-type="float" office:value="-0.439999999999991" calcext:value-type="float">
            <text:p>-0.44</text:p>
          </table:table-cell>
          <table:table-cell table:formula="of:=IF( ([.D20]-INT([.D20])) &gt; [.$I$1]; INT([.D20]); ROUND([.D20]))" office:value-type="float" office:value="61" calcext:value-type="float">
            <text:p>61</text:p>
          </table:table-cell>
          <table:table-cell table:formula="of:=[.I20]-[.D20]" office:value-type="float" office:value="-0.439999999999991" calcext:value-type="float">
            <text:p>-0.4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([.A21]*60)+[.B21]" office:value-type="float" office:value="17" calcext:value-type="float">
            <text:p>17</text:p>
          </table:table-cell>
          <table:table-cell table:style-name="ce8" table:formula="of:=[.C21]*[.$B$1]" office:value-type="float" office:value="65.28" calcext:value-type="float">
            <text:p>65.28</text:p>
          </table:table-cell>
          <table:table-cell table:formula="of:=ROUND([.D21];0)" office:value-type="float" office:value="65" calcext:value-type="float">
            <text:p>65</text:p>
          </table:table-cell>
          <table:table-cell table:style-name="ce16" table:formula="of:=[.E21]-[.D21]" office:value-type="float" office:value="-0.279999999999987" calcext:value-type="float">
            <text:p>-0.28</text:p>
          </table:table-cell>
          <table:table-cell table:formula="of:=INT([.D21])" office:value-type="float" office:value="65" calcext:value-type="float">
            <text:p>65</text:p>
          </table:table-cell>
          <table:table-cell table:formula="of:=[.G21]-[.D21]" office:value-type="float" office:value="-0.279999999999987" calcext:value-type="float">
            <text:p>-0.28</text:p>
          </table:table-cell>
          <table:table-cell table:formula="of:=IF( ([.D21]-INT([.D21])) &gt; [.$I$1]; INT([.D21]); ROUND([.D21]))" office:value-type="float" office:value="65" calcext:value-type="float">
            <text:p>65</text:p>
          </table:table-cell>
          <table:table-cell table:formula="of:=[.I21]-[.D21]" office:value-type="float" office:value="-0.279999999999987" calcext:value-type="float">
            <text:p>-0.2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([.A22]*60)+[.B22]" office:value-type="float" office:value="18" calcext:value-type="float">
            <text:p>18</text:p>
          </table:table-cell>
          <table:table-cell table:style-name="ce8" table:formula="of:=[.C22]*[.$B$1]" office:value-type="float" office:value="69.12" calcext:value-type="float">
            <text:p>69.12</text:p>
          </table:table-cell>
          <table:table-cell table:formula="of:=ROUND([.D22];0)" office:value-type="float" office:value="69" calcext:value-type="float">
            <text:p>69</text:p>
          </table:table-cell>
          <table:table-cell table:style-name="ce16" table:formula="of:=[.E22]-[.D22]" office:value-type="float" office:value="-0.11999999999999" calcext:value-type="float">
            <text:p>-0.12</text:p>
          </table:table-cell>
          <table:table-cell table:formula="of:=INT([.D22])" office:value-type="float" office:value="69" calcext:value-type="float">
            <text:p>69</text:p>
          </table:table-cell>
          <table:table-cell table:formula="of:=[.G22]-[.D22]" office:value-type="float" office:value="-0.11999999999999" calcext:value-type="float">
            <text:p>-0.12</text:p>
          </table:table-cell>
          <table:table-cell table:formula="of:=IF( ([.D22]-INT([.D22])) &gt; [.$I$1]; INT([.D22]); ROUND([.D22]))" office:value-type="float" office:value="69" calcext:value-type="float">
            <text:p>69</text:p>
          </table:table-cell>
          <table:table-cell table:formula="of:=[.I22]-[.D22]" office:value-type="float" office:value="-0.11999999999999" calcext:value-type="float">
            <text:p>-0.1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([.A23]*60)+[.B23]" office:value-type="float" office:value="19" calcext:value-type="float">
            <text:p>19</text:p>
          </table:table-cell>
          <table:table-cell table:style-name="ce8" table:formula="of:=[.C23]*[.$B$1]" office:value-type="float" office:value="72.96" calcext:value-type="float">
            <text:p>72.96</text:p>
          </table:table-cell>
          <table:table-cell table:formula="of:=ROUND([.D23];0)" office:value-type="float" office:value="73" calcext:value-type="float">
            <text:p>73</text:p>
          </table:table-cell>
          <table:table-cell table:style-name="ce16" table:formula="of:=[.E23]-[.D23]" office:value-type="float" office:value="0.0400000000000063" calcext:value-type="float">
            <text:p>0.04</text:p>
          </table:table-cell>
          <table:table-cell table:formula="of:=INT([.D23])" office:value-type="float" office:value="72" calcext:value-type="float">
            <text:p>72</text:p>
          </table:table-cell>
          <table:table-cell table:formula="of:=[.G23]-[.D23]" office:value-type="float" office:value="-0.959999999999994" calcext:value-type="float">
            <text:p>-0.96</text:p>
          </table:table-cell>
          <table:table-cell table:formula="of:=IF( ([.D23]-INT([.D23])) &gt; [.$I$1]; INT([.D23]); ROUND([.D23]))" office:value-type="float" office:value="72" calcext:value-type="float">
            <text:p>72</text:p>
          </table:table-cell>
          <table:table-cell table:formula="of:=[.I23]-[.D23]" office:value-type="float" office:value="-0.959999999999994" calcext:value-type="float">
            <text:p>-0.9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([.A24]*60)+[.B24]" office:value-type="float" office:value="20" calcext:value-type="float">
            <text:p>20</text:p>
          </table:table-cell>
          <table:table-cell table:style-name="ce8" table:formula="of:=[.C24]*[.$B$1]" office:value-type="float" office:value="76.8" calcext:value-type="float">
            <text:p>76.80</text:p>
          </table:table-cell>
          <table:table-cell table:formula="of:=ROUND([.D24];0)" office:value-type="float" office:value="77" calcext:value-type="float">
            <text:p>77</text:p>
          </table:table-cell>
          <table:table-cell table:style-name="ce16" table:formula="of:=[.E24]-[.D24]" office:value-type="float" office:value="0.200000000000017" calcext:value-type="float">
            <text:p>0.20</text:p>
          </table:table-cell>
          <table:table-cell table:formula="of:=INT([.D24])" office:value-type="float" office:value="76" calcext:value-type="float">
            <text:p>76</text:p>
          </table:table-cell>
          <table:table-cell table:formula="of:=[.G24]-[.D24]" office:value-type="float" office:value="-0.799999999999983" calcext:value-type="float">
            <text:p>-0.80</text:p>
          </table:table-cell>
          <table:table-cell table:formula="of:=IF( ([.D24]-INT([.D24])) &gt; [.$I$1]; INT([.D24]); ROUND([.D24]))" office:value-type="float" office:value="76" calcext:value-type="float">
            <text:p>76</text:p>
          </table:table-cell>
          <table:table-cell table:formula="of:=[.I24]-[.D24]" office:value-type="float" office:value="-0.799999999999983" calcext:value-type="float">
            <text:p>-0.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([.A25]*60)+[.B25]" office:value-type="float" office:value="21" calcext:value-type="float">
            <text:p>21</text:p>
          </table:table-cell>
          <table:table-cell table:style-name="ce8" table:formula="of:=[.C25]*[.$B$1]" office:value-type="float" office:value="80.64" calcext:value-type="float">
            <text:p>80.64</text:p>
          </table:table-cell>
          <table:table-cell table:formula="of:=ROUND([.D25];0)" office:value-type="float" office:value="81" calcext:value-type="float">
            <text:p>81</text:p>
          </table:table-cell>
          <table:table-cell table:style-name="ce16" table:formula="of:=[.E25]-[.D25]" office:value-type="float" office:value="0.360000000000014" calcext:value-type="float">
            <text:p>0.36</text:p>
          </table:table-cell>
          <table:table-cell table:formula="of:=INT([.D25])" office:value-type="float" office:value="80" calcext:value-type="float">
            <text:p>80</text:p>
          </table:table-cell>
          <table:table-cell table:formula="of:=[.G25]-[.D25]" office:value-type="float" office:value="-0.639999999999986" calcext:value-type="float">
            <text:p>-0.64</text:p>
          </table:table-cell>
          <table:table-cell table:formula="of:=IF( ([.D25]-INT([.D25])) &gt; [.$I$1]; INT([.D25]); ROUND([.D25]))" office:value-type="float" office:value="81" calcext:value-type="float">
            <text:p>81</text:p>
          </table:table-cell>
          <table:table-cell table:formula="of:=[.I25]-[.D25]" office:value-type="float" office:value="0.360000000000014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([.A26]*60)+[.B26]" office:value-type="float" office:value="22" calcext:value-type="float">
            <text:p>22</text:p>
          </table:table-cell>
          <table:table-cell table:style-name="ce8" table:formula="of:=[.C26]*[.$B$1]" office:value-type="float" office:value="84.48" calcext:value-type="float">
            <text:p>84.48</text:p>
          </table:table-cell>
          <table:table-cell table:formula="of:=ROUND([.D26];0)" office:value-type="float" office:value="84" calcext:value-type="float">
            <text:p>84</text:p>
          </table:table-cell>
          <table:table-cell table:style-name="ce16" table:formula="of:=[.E26]-[.D26]" office:value-type="float" office:value="-0.47999999999999" calcext:value-type="float">
            <text:p>-0.48</text:p>
          </table:table-cell>
          <table:table-cell table:formula="of:=INT([.D26])" office:value-type="float" office:value="84" calcext:value-type="float">
            <text:p>84</text:p>
          </table:table-cell>
          <table:table-cell table:formula="of:=[.G26]-[.D26]" office:value-type="float" office:value="-0.47999999999999" calcext:value-type="float">
            <text:p>-0.48</text:p>
          </table:table-cell>
          <table:table-cell table:formula="of:=IF( ([.D26]-INT([.D26])) &gt; [.$I$1]; INT([.D26]); ROUND([.D26]))" office:value-type="float" office:value="84" calcext:value-type="float">
            <text:p>84</text:p>
          </table:table-cell>
          <table:table-cell table:formula="of:=[.I26]-[.D26]" office:value-type="float" office:value="-0.47999999999999" calcext:value-type="float">
            <text:p>-0.4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([.A27]*60)+[.B27]" office:value-type="float" office:value="23" calcext:value-type="float">
            <text:p>23</text:p>
          </table:table-cell>
          <table:table-cell table:style-name="ce8" table:formula="of:=[.C27]*[.$B$1]" office:value-type="float" office:value="88.32" calcext:value-type="float">
            <text:p>88.32</text:p>
          </table:table-cell>
          <table:table-cell table:formula="of:=ROUND([.D27];0)" office:value-type="float" office:value="88" calcext:value-type="float">
            <text:p>88</text:p>
          </table:table-cell>
          <table:table-cell table:style-name="ce16" table:formula="of:=[.E27]-[.D27]" office:value-type="float" office:value="-0.319999999999993" calcext:value-type="float">
            <text:p>-0.32</text:p>
          </table:table-cell>
          <table:table-cell table:formula="of:=INT([.D27])" office:value-type="float" office:value="88" calcext:value-type="float">
            <text:p>88</text:p>
          </table:table-cell>
          <table:table-cell table:formula="of:=[.G27]-[.D27]" office:value-type="float" office:value="-0.319999999999993" calcext:value-type="float">
            <text:p>-0.32</text:p>
          </table:table-cell>
          <table:table-cell table:formula="of:=IF( ([.D27]-INT([.D27])) &gt; [.$I$1]; INT([.D27]); ROUND([.D27]))" office:value-type="float" office:value="88" calcext:value-type="float">
            <text:p>88</text:p>
          </table:table-cell>
          <table:table-cell table:formula="of:=[.I27]-[.D27]" office:value-type="float" office:value="-0.319999999999993" calcext:value-type="float">
            <text:p>-0.3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([.A28]*60)+[.B28]" office:value-type="float" office:value="24" calcext:value-type="float">
            <text:p>24</text:p>
          </table:table-cell>
          <table:table-cell table:style-name="ce8" table:formula="of:=[.C28]*[.$B$1]" office:value-type="float" office:value="92.16" calcext:value-type="float">
            <text:p>92.16</text:p>
          </table:table-cell>
          <table:table-cell table:formula="of:=ROUND([.D28];0)" office:value-type="float" office:value="92" calcext:value-type="float">
            <text:p>92</text:p>
          </table:table-cell>
          <table:table-cell table:style-name="ce16" table:formula="of:=[.E28]-[.D28]" office:value-type="float" office:value="-0.159999999999982" calcext:value-type="float">
            <text:p>-0.16</text:p>
          </table:table-cell>
          <table:table-cell table:formula="of:=INT([.D28])" office:value-type="float" office:value="92" calcext:value-type="float">
            <text:p>92</text:p>
          </table:table-cell>
          <table:table-cell table:formula="of:=[.G28]-[.D28]" office:value-type="float" office:value="-0.159999999999982" calcext:value-type="float">
            <text:p>-0.16</text:p>
          </table:table-cell>
          <table:table-cell table:formula="of:=IF( ([.D28]-INT([.D28])) &gt; [.$I$1]; INT([.D28]); ROUND([.D28]))" office:value-type="float" office:value="92" calcext:value-type="float">
            <text:p>92</text:p>
          </table:table-cell>
          <table:table-cell table:formula="of:=[.I28]-[.D28]" office:value-type="float" office:value="-0.159999999999982" calcext:value-type="float">
            <text:p>-0.1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[.A29]*60)+[.B29]" office:value-type="float" office:value="25" calcext:value-type="float">
            <text:p>25</text:p>
          </table:table-cell>
          <table:table-cell table:style-name="ce8" table:formula="of:=[.C29]*[.$B$1]" office:value-type="float" office:value="96" calcext:value-type="float">
            <text:p>96.00</text:p>
          </table:table-cell>
          <table:table-cell table:formula="of:=ROUND([.D29];0)" office:value-type="float" office:value="96" calcext:value-type="float">
            <text:p>96</text:p>
          </table:table-cell>
          <table:table-cell table:style-name="ce16" table:formula="of:=[.E29]-[.D29]" office:value-type="float" office:value="0" calcext:value-type="float">
            <text:p>0.00</text:p>
          </table:table-cell>
          <table:table-cell table:formula="of:=INT([.D29])" office:value-type="float" office:value="96" calcext:value-type="float">
            <text:p>96</text:p>
          </table:table-cell>
          <table:table-cell table:formula="of:=[.G29]-[.D29]" office:value-type="float" office:value="0" calcext:value-type="float">
            <text:p>0.00</text:p>
          </table:table-cell>
          <table:table-cell table:formula="of:=IF( ([.D29]-INT([.D29])) &gt; [.$I$1]; INT([.D29]); ROUND([.D29]))" office:value-type="float" office:value="96" calcext:value-type="float">
            <text:p>96</text:p>
          </table:table-cell>
          <table:table-cell table:formula="of:=[.I29]-[.D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([.A30]*60)+[.B30]" office:value-type="float" office:value="26" calcext:value-type="float">
            <text:p>26</text:p>
          </table:table-cell>
          <table:table-cell table:style-name="ce8" table:formula="of:=[.C30]*[.$B$1]" office:value-type="float" office:value="99.84" calcext:value-type="float">
            <text:p>99.84</text:p>
          </table:table-cell>
          <table:table-cell table:formula="of:=ROUND([.D30];0)" office:value-type="float" office:value="100" calcext:value-type="float">
            <text:p>100</text:p>
          </table:table-cell>
          <table:table-cell table:style-name="ce16" table:formula="of:=[.E30]-[.D30]" office:value-type="float" office:value="0.160000000000011" calcext:value-type="float">
            <text:p>0.16</text:p>
          </table:table-cell>
          <table:table-cell table:formula="of:=INT([.D30])" office:value-type="float" office:value="99" calcext:value-type="float">
            <text:p>99</text:p>
          </table:table-cell>
          <table:table-cell table:formula="of:=[.G30]-[.D30]" office:value-type="float" office:value="-0.839999999999989" calcext:value-type="float">
            <text:p>-0.84</text:p>
          </table:table-cell>
          <table:table-cell table:formula="of:=IF( ([.D30]-INT([.D30])) &gt; [.$I$1]; INT([.D30]); ROUND([.D30]))" office:value-type="float" office:value="99" calcext:value-type="float">
            <text:p>99</text:p>
          </table:table-cell>
          <table:table-cell table:formula="of:=[.I30]-[.D30]" office:value-type="float" office:value="-0.839999999999989" calcext:value-type="float">
            <text:p>-0.8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formula="of:=([.A31]*60)+[.B31]" office:value-type="float" office:value="27" calcext:value-type="float">
            <text:p>27</text:p>
          </table:table-cell>
          <table:table-cell table:style-name="ce8" table:formula="of:=[.C31]*[.$B$1]" office:value-type="float" office:value="103.68" calcext:value-type="float">
            <text:p>103.68</text:p>
          </table:table-cell>
          <table:table-cell table:formula="of:=ROUND([.D31];0)" office:value-type="float" office:value="104" calcext:value-type="float">
            <text:p>104</text:p>
          </table:table-cell>
          <table:table-cell table:style-name="ce16" table:formula="of:=[.E31]-[.D31]" office:value-type="float" office:value="0.320000000000022" calcext:value-type="float">
            <text:p>0.32</text:p>
          </table:table-cell>
          <table:table-cell table:formula="of:=INT([.D31])" office:value-type="float" office:value="103" calcext:value-type="float">
            <text:p>103</text:p>
          </table:table-cell>
          <table:table-cell table:formula="of:=[.G31]-[.D31]" office:value-type="float" office:value="-0.679999999999978" calcext:value-type="float">
            <text:p>-0.68</text:p>
          </table:table-cell>
          <table:table-cell table:formula="of:=IF( ([.D31]-INT([.D31])) &gt; [.$I$1]; INT([.D31]); ROUND([.D31]))" office:value-type="float" office:value="104" calcext:value-type="float">
            <text:p>104</text:p>
          </table:table-cell>
          <table:table-cell table:formula="of:=[.I31]-[.D31]" office:value-type="float" office:value="0.32000000000002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([.A32]*60)+[.B32]" office:value-type="float" office:value="28" calcext:value-type="float">
            <text:p>28</text:p>
          </table:table-cell>
          <table:table-cell table:style-name="ce8" table:formula="of:=[.C32]*[.$B$1]" office:value-type="float" office:value="107.52" calcext:value-type="float">
            <text:p>107.52</text:p>
          </table:table-cell>
          <table:table-cell table:formula="of:=ROUND([.D32];0)" office:value-type="float" office:value="108" calcext:value-type="float">
            <text:p>108</text:p>
          </table:table-cell>
          <table:table-cell table:style-name="ce16" table:formula="of:=[.E32]-[.D32]" office:value-type="float" office:value="0.480000000000018" calcext:value-type="float">
            <text:p>0.48</text:p>
          </table:table-cell>
          <table:table-cell table:formula="of:=INT([.D32])" office:value-type="float" office:value="107" calcext:value-type="float">
            <text:p>107</text:p>
          </table:table-cell>
          <table:table-cell table:formula="of:=[.G32]-[.D32]" office:value-type="float" office:value="-0.519999999999982" calcext:value-type="float">
            <text:p>-0.52</text:p>
          </table:table-cell>
          <table:table-cell table:formula="of:=IF( ([.D32]-INT([.D32])) &gt; [.$I$1]; INT([.D32]); ROUND([.D32]))" office:value-type="float" office:value="108" calcext:value-type="float">
            <text:p>108</text:p>
          </table:table-cell>
          <table:table-cell table:formula="of:=[.I32]-[.D32]" office:value-type="float" office:value="0.480000000000018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9" calcext:value-type="float">
            <text:p>29</text:p>
          </table:table-cell>
          <table:table-cell table:style-name="ce5" table:formula="of:=([.A33]*60)+[.B33]" office:value-type="float" office:value="29" calcext:value-type="float">
            <text:p>29</text:p>
          </table:table-cell>
          <table:table-cell table:style-name="ce8" table:formula="of:=[.C33]*[.$B$1]" office:value-type="float" office:value="111.36" calcext:value-type="float">
            <text:p>111.36</text:p>
          </table:table-cell>
          <table:table-cell table:formula="of:=ROUND([.D33];0)" office:value-type="float" office:value="111" calcext:value-type="float">
            <text:p>111</text:p>
          </table:table-cell>
          <table:table-cell table:style-name="ce16" table:formula="of:=[.E33]-[.D33]" office:value-type="float" office:value="-0.359999999999985" calcext:value-type="float">
            <text:p>-0.36</text:p>
          </table:table-cell>
          <table:table-cell table:formula="of:=INT([.D33])" office:value-type="float" office:value="111" calcext:value-type="float">
            <text:p>111</text:p>
          </table:table-cell>
          <table:table-cell table:formula="of:=[.G33]-[.D33]" office:value-type="float" office:value="-0.359999999999985" calcext:value-type="float">
            <text:p>-0.36</text:p>
          </table:table-cell>
          <table:table-cell table:formula="of:=IF( ([.D33]-INT([.D33])) &gt; [.$I$1]; INT([.D33]); ROUND([.D33]))" office:value-type="float" office:value="111" calcext:value-type="float">
            <text:p>111</text:p>
          </table:table-cell>
          <table:table-cell table:formula="of:=[.I33]-[.D33]" office:value-type="float" office:value="-0.359999999999985" calcext:value-type="float">
            <text:p>-0.3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([.A34]*60)+[.B34]" office:value-type="float" office:value="30" calcext:value-type="float">
            <text:p>30</text:p>
          </table:table-cell>
          <table:table-cell table:style-name="ce8" table:formula="of:=[.C34]*[.$B$1]" office:value-type="float" office:value="115.2" calcext:value-type="float">
            <text:p>115.20</text:p>
          </table:table-cell>
          <table:table-cell table:formula="of:=ROUND([.D34];0)" office:value-type="float" office:value="115" calcext:value-type="float">
            <text:p>115</text:p>
          </table:table-cell>
          <table:table-cell table:style-name="ce16" table:formula="of:=[.E34]-[.D34]" office:value-type="float" office:value="-0.199999999999989" calcext:value-type="float">
            <text:p>-0.20</text:p>
          </table:table-cell>
          <table:table-cell table:formula="of:=INT([.D34])" office:value-type="float" office:value="115" calcext:value-type="float">
            <text:p>115</text:p>
          </table:table-cell>
          <table:table-cell table:formula="of:=[.G34]-[.D34]" office:value-type="float" office:value="-0.199999999999989" calcext:value-type="float">
            <text:p>-0.20</text:p>
          </table:table-cell>
          <table:table-cell table:formula="of:=IF( ([.D34]-INT([.D34])) &gt; [.$I$1]; INT([.D34]); ROUND([.D34]))" office:value-type="float" office:value="115" calcext:value-type="float">
            <text:p>115</text:p>
          </table:table-cell>
          <table:table-cell table:formula="of:=[.I34]-[.D34]" office:value-type="float" office:value="-0.199999999999989" calcext:value-type="float">
            <text:p>-0.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([.A35]*60)+[.B35]" office:value-type="float" office:value="31" calcext:value-type="float">
            <text:p>31</text:p>
          </table:table-cell>
          <table:table-cell table:style-name="ce8" table:formula="of:=[.C35]*[.$B$1]" office:value-type="float" office:value="119.04" calcext:value-type="float">
            <text:p>119.04</text:p>
          </table:table-cell>
          <table:table-cell table:formula="of:=ROUND([.D35];0)" office:value-type="float" office:value="119" calcext:value-type="float">
            <text:p>119</text:p>
          </table:table-cell>
          <table:table-cell table:style-name="ce16" table:formula="of:=[.E35]-[.D35]" office:value-type="float" office:value="-0.0399999999999778" calcext:value-type="float">
            <text:p>-0.04</text:p>
          </table:table-cell>
          <table:table-cell table:formula="of:=INT([.D35])" office:value-type="float" office:value="119" calcext:value-type="float">
            <text:p>119</text:p>
          </table:table-cell>
          <table:table-cell table:formula="of:=[.G35]-[.D35]" office:value-type="float" office:value="-0.0399999999999778" calcext:value-type="float">
            <text:p>-0.04</text:p>
          </table:table-cell>
          <table:table-cell table:formula="of:=IF( ([.D35]-INT([.D35])) &gt; [.$I$1]; INT([.D35]); ROUND([.D35]))" office:value-type="float" office:value="119" calcext:value-type="float">
            <text:p>119</text:p>
          </table:table-cell>
          <table:table-cell table:formula="of:=[.I35]-[.D35]" office:value-type="float" office:value="-0.0399999999999778" calcext:value-type="float">
            <text:p>-0.0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([.A36]*60)+[.B36]" office:value-type="float" office:value="32" calcext:value-type="float">
            <text:p>32</text:p>
          </table:table-cell>
          <table:table-cell table:style-name="ce8" table:formula="of:=[.C36]*[.$B$1]" office:value-type="float" office:value="122.88" calcext:value-type="float">
            <text:p>122.88</text:p>
          </table:table-cell>
          <table:table-cell table:formula="of:=ROUND([.D36];0)" office:value-type="float" office:value="123" calcext:value-type="float">
            <text:p>123</text:p>
          </table:table-cell>
          <table:table-cell table:style-name="ce16" table:formula="of:=[.E36]-[.D36]" office:value-type="float" office:value="0.120000000000019" calcext:value-type="float">
            <text:p>0.12</text:p>
          </table:table-cell>
          <table:table-cell table:formula="of:=INT([.D36])" office:value-type="float" office:value="122" calcext:value-type="float">
            <text:p>122</text:p>
          </table:table-cell>
          <table:table-cell table:formula="of:=[.G36]-[.D36]" office:value-type="float" office:value="-0.879999999999981" calcext:value-type="float">
            <text:p>-0.88</text:p>
          </table:table-cell>
          <table:table-cell table:formula="of:=IF( ([.D36]-INT([.D36])) &gt; [.$I$1]; INT([.D36]); ROUND([.D36]))" office:value-type="float" office:value="122" calcext:value-type="float">
            <text:p>122</text:p>
          </table:table-cell>
          <table:table-cell table:formula="of:=[.I36]-[.D36]" office:value-type="float" office:value="-0.879999999999981" calcext:value-type="float">
            <text:p>-0.8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([.A37]*60)+[.B37]" office:value-type="float" office:value="33" calcext:value-type="float">
            <text:p>33</text:p>
          </table:table-cell>
          <table:table-cell table:style-name="ce8" table:formula="of:=[.C37]*[.$B$1]" office:value-type="float" office:value="126.72" calcext:value-type="float">
            <text:p>126.72</text:p>
          </table:table-cell>
          <table:table-cell table:formula="of:=ROUND([.D37];0)" office:value-type="float" office:value="127" calcext:value-type="float">
            <text:p>127</text:p>
          </table:table-cell>
          <table:table-cell table:style-name="ce16" table:formula="of:=[.E37]-[.D37]" office:value-type="float" office:value="0.280000000000015" calcext:value-type="float">
            <text:p>0.28</text:p>
          </table:table-cell>
          <table:table-cell table:formula="of:=INT([.D37])" office:value-type="float" office:value="126" calcext:value-type="float">
            <text:p>126</text:p>
          </table:table-cell>
          <table:table-cell table:formula="of:=[.G37]-[.D37]" office:value-type="float" office:value="-0.719999999999985" calcext:value-type="float">
            <text:p>-0.72</text:p>
          </table:table-cell>
          <table:table-cell table:formula="of:=IF( ([.D37]-INT([.D37])) &gt; [.$I$1]; INT([.D37]); ROUND([.D37]))" office:value-type="float" office:value="126" calcext:value-type="float">
            <text:p>126</text:p>
          </table:table-cell>
          <table:table-cell table:formula="of:=[.I37]-[.D37]" office:value-type="float" office:value="-0.719999999999985" calcext:value-type="float">
            <text:p>-0.7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([.A38]*60)+[.B38]" office:value-type="float" office:value="34" calcext:value-type="float">
            <text:p>34</text:p>
          </table:table-cell>
          <table:table-cell table:style-name="ce8" table:formula="of:=[.C38]*[.$B$1]" office:value-type="float" office:value="130.56" calcext:value-type="float">
            <text:p>130.56</text:p>
          </table:table-cell>
          <table:table-cell table:formula="of:=ROUND([.D38];0)" office:value-type="float" office:value="131" calcext:value-type="float">
            <text:p>131</text:p>
          </table:table-cell>
          <table:table-cell table:style-name="ce16" table:formula="of:=[.E38]-[.D38]" office:value-type="float" office:value="0.440000000000026" calcext:value-type="float">
            <text:p>0.44</text:p>
          </table:table-cell>
          <table:table-cell table:formula="of:=INT([.D38])" office:value-type="float" office:value="130" calcext:value-type="float">
            <text:p>130</text:p>
          </table:table-cell>
          <table:table-cell table:formula="of:=[.G38]-[.D38]" office:value-type="float" office:value="-0.559999999999974" calcext:value-type="float">
            <text:p>-0.56</text:p>
          </table:table-cell>
          <table:table-cell table:formula="of:=IF( ([.D38]-INT([.D38])) &gt; [.$I$1]; INT([.D38]); ROUND([.D38]))" office:value-type="float" office:value="131" calcext:value-type="float">
            <text:p>131</text:p>
          </table:table-cell>
          <table:table-cell table:formula="of:=[.I38]-[.D38]" office:value-type="float" office:value="0.440000000000026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formula="of:=([.A39]*60)+[.B39]" office:value-type="float" office:value="35" calcext:value-type="float">
            <text:p>35</text:p>
          </table:table-cell>
          <table:table-cell table:style-name="ce8" table:formula="of:=[.C39]*[.$B$1]" office:value-type="float" office:value="134.4" calcext:value-type="float">
            <text:p>134.40</text:p>
          </table:table-cell>
          <table:table-cell table:formula="of:=ROUND([.D39];0)" office:value-type="float" office:value="134" calcext:value-type="float">
            <text:p>134</text:p>
          </table:table-cell>
          <table:table-cell table:style-name="ce16" table:formula="of:=[.E39]-[.D39]" office:value-type="float" office:value="-0.399999999999977" calcext:value-type="float">
            <text:p>-0.40</text:p>
          </table:table-cell>
          <table:table-cell table:formula="of:=INT([.D39])" office:value-type="float" office:value="134" calcext:value-type="float">
            <text:p>134</text:p>
          </table:table-cell>
          <table:table-cell table:formula="of:=[.G39]-[.D39]" office:value-type="float" office:value="-0.399999999999977" calcext:value-type="float">
            <text:p>-0.40</text:p>
          </table:table-cell>
          <table:table-cell table:formula="of:=IF( ([.D39]-INT([.D39])) &gt; [.$I$1]; INT([.D39]); ROUND([.D39]))" office:value-type="float" office:value="134" calcext:value-type="float">
            <text:p>134</text:p>
          </table:table-cell>
          <table:table-cell table:formula="of:=[.I39]-[.D39]" office:value-type="float" office:value="-0.399999999999977" calcext:value-type="float">
            <text:p>-0.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([.A40]*60)+[.B40]" office:value-type="float" office:value="36" calcext:value-type="float">
            <text:p>36</text:p>
          </table:table-cell>
          <table:table-cell table:style-name="ce8" table:formula="of:=[.C40]*[.$B$1]" office:value-type="float" office:value="138.24" calcext:value-type="float">
            <text:p>138.24</text:p>
          </table:table-cell>
          <table:table-cell table:formula="of:=ROUND([.D40];0)" office:value-type="float" office:value="138" calcext:value-type="float">
            <text:p>138</text:p>
          </table:table-cell>
          <table:table-cell table:style-name="ce16" table:formula="of:=[.E40]-[.D40]" office:value-type="float" office:value="-0.239999999999981" calcext:value-type="float">
            <text:p>-0.24</text:p>
          </table:table-cell>
          <table:table-cell table:formula="of:=INT([.D40])" office:value-type="float" office:value="138" calcext:value-type="float">
            <text:p>138</text:p>
          </table:table-cell>
          <table:table-cell table:formula="of:=[.G40]-[.D40]" office:value-type="float" office:value="-0.239999999999981" calcext:value-type="float">
            <text:p>-0.24</text:p>
          </table:table-cell>
          <table:table-cell table:formula="of:=IF( ([.D40]-INT([.D40])) &gt; [.$I$1]; INT([.D40]); ROUND([.D40]))" office:value-type="float" office:value="138" calcext:value-type="float">
            <text:p>138</text:p>
          </table:table-cell>
          <table:table-cell table:formula="of:=[.I40]-[.D40]" office:value-type="float" office:value="-0.239999999999981" calcext:value-type="float">
            <text:p>-0.2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7" calcext:value-type="float">
            <text:p>37</text:p>
          </table:table-cell>
          <table:table-cell table:style-name="ce5" table:formula="of:=([.A41]*60)+[.B41]" office:value-type="float" office:value="37" calcext:value-type="float">
            <text:p>37</text:p>
          </table:table-cell>
          <table:table-cell table:style-name="ce8" table:formula="of:=[.C41]*[.$B$1]" office:value-type="float" office:value="142.08" calcext:value-type="float">
            <text:p>142.08</text:p>
          </table:table-cell>
          <table:table-cell table:formula="of:=ROUND([.D41];0)" office:value-type="float" office:value="142" calcext:value-type="float">
            <text:p>142</text:p>
          </table:table-cell>
          <table:table-cell table:style-name="ce16" table:formula="of:=[.E41]-[.D41]" office:value-type="float" office:value="-0.0799999999999841" calcext:value-type="float">
            <text:p>-0.08</text:p>
          </table:table-cell>
          <table:table-cell table:formula="of:=INT([.D41])" office:value-type="float" office:value="142" calcext:value-type="float">
            <text:p>142</text:p>
          </table:table-cell>
          <table:table-cell table:formula="of:=[.G41]-[.D41]" office:value-type="float" office:value="-0.0799999999999841" calcext:value-type="float">
            <text:p>-0.08</text:p>
          </table:table-cell>
          <table:table-cell table:formula="of:=IF( ([.D41]-INT([.D41])) &gt; [.$I$1]; INT([.D41]); ROUND([.D41]))" office:value-type="float" office:value="142" calcext:value-type="float">
            <text:p>142</text:p>
          </table:table-cell>
          <table:table-cell table:formula="of:=[.I41]-[.D41]" office:value-type="float" office:value="-0.0799999999999841" calcext:value-type="float">
            <text:p>-0.0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8" calcext:value-type="float">
            <text:p>38</text:p>
          </table:table-cell>
          <table:table-cell table:style-name="ce5" table:formula="of:=([.A42]*60)+[.B42]" office:value-type="float" office:value="38" calcext:value-type="float">
            <text:p>38</text:p>
          </table:table-cell>
          <table:table-cell table:style-name="ce8" table:formula="of:=[.C42]*[.$B$1]" office:value-type="float" office:value="145.92" calcext:value-type="float">
            <text:p>145.92</text:p>
          </table:table-cell>
          <table:table-cell table:formula="of:=ROUND([.D42];0)" office:value-type="float" office:value="146" calcext:value-type="float">
            <text:p>146</text:p>
          </table:table-cell>
          <table:table-cell table:style-name="ce16" table:formula="of:=[.E42]-[.D42]" office:value-type="float" office:value="0.0800000000000125" calcext:value-type="float">
            <text:p>0.08</text:p>
          </table:table-cell>
          <table:table-cell table:formula="of:=INT([.D42])" office:value-type="float" office:value="145" calcext:value-type="float">
            <text:p>145</text:p>
          </table:table-cell>
          <table:table-cell table:formula="of:=[.G42]-[.D42]" office:value-type="float" office:value="-0.919999999999988" calcext:value-type="float">
            <text:p>-0.92</text:p>
          </table:table-cell>
          <table:table-cell table:formula="of:=IF( ([.D42]-INT([.D42])) &gt; [.$I$1]; INT([.D42]); ROUND([.D42]))" office:value-type="float" office:value="145" calcext:value-type="float">
            <text:p>145</text:p>
          </table:table-cell>
          <table:table-cell table:formula="of:=[.I42]-[.D42]" office:value-type="float" office:value="-0.919999999999988" calcext:value-type="float">
            <text:p>-0.9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table:formula="of:=([.A43]*60)+[.B43]" office:value-type="float" office:value="39" calcext:value-type="float">
            <text:p>39</text:p>
          </table:table-cell>
          <table:table-cell table:style-name="ce8" table:formula="of:=[.C43]*[.$B$1]" office:value-type="float" office:value="149.76" calcext:value-type="float">
            <text:p>149.76</text:p>
          </table:table-cell>
          <table:table-cell table:formula="of:=ROUND([.D43];0)" office:value-type="float" office:value="150" calcext:value-type="float">
            <text:p>150</text:p>
          </table:table-cell>
          <table:table-cell table:style-name="ce16" table:formula="of:=[.E43]-[.D43]" office:value-type="float" office:value="0.240000000000009" calcext:value-type="float">
            <text:p>0.24</text:p>
          </table:table-cell>
          <table:table-cell table:formula="of:=INT([.D43])" office:value-type="float" office:value="149" calcext:value-type="float">
            <text:p>149</text:p>
          </table:table-cell>
          <table:table-cell table:formula="of:=[.G43]-[.D43]" office:value-type="float" office:value="-0.759999999999991" calcext:value-type="float">
            <text:p>-0.76</text:p>
          </table:table-cell>
          <table:table-cell table:formula="of:=IF( ([.D43]-INT([.D43])) &gt; [.$I$1]; INT([.D43]); ROUND([.D43]))" office:value-type="float" office:value="149" calcext:value-type="float">
            <text:p>149</text:p>
          </table:table-cell>
          <table:table-cell table:formula="of:=[.I43]-[.D43]" office:value-type="float" office:value="-0.759999999999991" calcext:value-type="float">
            <text:p>-0.7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([.A44]*60)+[.B44]" office:value-type="float" office:value="40" calcext:value-type="float">
            <text:p>40</text:p>
          </table:table-cell>
          <table:table-cell table:style-name="ce8" table:formula="of:=[.C44]*[.$B$1]" office:value-type="float" office:value="153.6" calcext:value-type="float">
            <text:p>153.60</text:p>
          </table:table-cell>
          <table:table-cell table:formula="of:=ROUND([.D44];0)" office:value-type="float" office:value="154" calcext:value-type="float">
            <text:p>154</text:p>
          </table:table-cell>
          <table:table-cell table:style-name="ce16" table:formula="of:=[.E44]-[.D44]" office:value-type="float" office:value="0.400000000000034" calcext:value-type="float">
            <text:p>0.40</text:p>
          </table:table-cell>
          <table:table-cell table:formula="of:=INT([.D44])" office:value-type="float" office:value="153" calcext:value-type="float">
            <text:p>153</text:p>
          </table:table-cell>
          <table:table-cell table:formula="of:=[.G44]-[.D44]" office:value-type="float" office:value="-0.599999999999966" calcext:value-type="float">
            <text:p>-0.60</text:p>
          </table:table-cell>
          <table:table-cell table:formula="of:=IF( ([.D44]-INT([.D44])) &gt; [.$I$1]; INT([.D44]); ROUND([.D44]))" office:value-type="float" office:value="154" calcext:value-type="float">
            <text:p>154</text:p>
          </table:table-cell>
          <table:table-cell table:formula="of:=[.I44]-[.D44]" office:value-type="float" office:value="0.400000000000034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([.A45]*60)+[.B45]" office:value-type="float" office:value="41" calcext:value-type="float">
            <text:p>41</text:p>
          </table:table-cell>
          <table:table-cell table:style-name="ce8" table:formula="of:=[.C45]*[.$B$1]" office:value-type="float" office:value="157.44" calcext:value-type="float">
            <text:p>157.44</text:p>
          </table:table-cell>
          <table:table-cell table:formula="of:=ROUND([.D45];0)" office:value-type="float" office:value="157" calcext:value-type="float">
            <text:p>157</text:p>
          </table:table-cell>
          <table:table-cell table:style-name="ce16" table:formula="of:=[.E45]-[.D45]" office:value-type="float" office:value="-0.439999999999969" calcext:value-type="float">
            <text:p>-0.44</text:p>
          </table:table-cell>
          <table:table-cell table:formula="of:=INT([.D45])" office:value-type="float" office:value="157" calcext:value-type="float">
            <text:p>157</text:p>
          </table:table-cell>
          <table:table-cell table:formula="of:=[.G45]-[.D45]" office:value-type="float" office:value="-0.439999999999969" calcext:value-type="float">
            <text:p>-0.44</text:p>
          </table:table-cell>
          <table:table-cell table:formula="of:=IF( ([.D45]-INT([.D45])) &gt; [.$I$1]; INT([.D45]); ROUND([.D45]))" office:value-type="float" office:value="157" calcext:value-type="float">
            <text:p>157</text:p>
          </table:table-cell>
          <table:table-cell table:formula="of:=[.I45]-[.D45]" office:value-type="float" office:value="-0.439999999999969" calcext:value-type="float">
            <text:p>-0.4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2" calcext:value-type="float">
            <text:p>42</text:p>
          </table:table-cell>
          <table:table-cell table:style-name="ce5" table:formula="of:=([.A46]*60)+[.B46]" office:value-type="float" office:value="42" calcext:value-type="float">
            <text:p>42</text:p>
          </table:table-cell>
          <table:table-cell table:style-name="ce8" table:formula="of:=[.C46]*[.$B$1]" office:value-type="float" office:value="161.28" calcext:value-type="float">
            <text:p>161.28</text:p>
          </table:table-cell>
          <table:table-cell table:formula="of:=ROUND([.D46];0)" office:value-type="float" office:value="161" calcext:value-type="float">
            <text:p>161</text:p>
          </table:table-cell>
          <table:table-cell table:style-name="ce16" table:formula="of:=[.E46]-[.D46]" office:value-type="float" office:value="-0.279999999999973" calcext:value-type="float">
            <text:p>-0.28</text:p>
          </table:table-cell>
          <table:table-cell table:formula="of:=INT([.D46])" office:value-type="float" office:value="161" calcext:value-type="float">
            <text:p>161</text:p>
          </table:table-cell>
          <table:table-cell table:formula="of:=[.G46]-[.D46]" office:value-type="float" office:value="-0.279999999999973" calcext:value-type="float">
            <text:p>-0.28</text:p>
          </table:table-cell>
          <table:table-cell table:formula="of:=IF( ([.D46]-INT([.D46])) &gt; [.$I$1]; INT([.D46]); ROUND([.D46]))" office:value-type="float" office:value="161" calcext:value-type="float">
            <text:p>161</text:p>
          </table:table-cell>
          <table:table-cell table:formula="of:=[.I46]-[.D46]" office:value-type="float" office:value="-0.279999999999973" calcext:value-type="float">
            <text:p>-0.2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table:formula="of:=([.A47]*60)+[.B47]" office:value-type="float" office:value="43" calcext:value-type="float">
            <text:p>43</text:p>
          </table:table-cell>
          <table:table-cell table:style-name="ce8" table:formula="of:=[.C47]*[.$B$1]" office:value-type="float" office:value="165.12" calcext:value-type="float">
            <text:p>165.12</text:p>
          </table:table-cell>
          <table:table-cell table:formula="of:=ROUND([.D47];0)" office:value-type="float" office:value="165" calcext:value-type="float">
            <text:p>165</text:p>
          </table:table-cell>
          <table:table-cell table:style-name="ce16" table:formula="of:=[.E47]-[.D47]" office:value-type="float" office:value="-0.119999999999976" calcext:value-type="float">
            <text:p>-0.12</text:p>
          </table:table-cell>
          <table:table-cell table:formula="of:=INT([.D47])" office:value-type="float" office:value="165" calcext:value-type="float">
            <text:p>165</text:p>
          </table:table-cell>
          <table:table-cell table:formula="of:=[.G47]-[.D47]" office:value-type="float" office:value="-0.119999999999976" calcext:value-type="float">
            <text:p>-0.12</text:p>
          </table:table-cell>
          <table:table-cell table:formula="of:=IF( ([.D47]-INT([.D47])) &gt; [.$I$1]; INT([.D47]); ROUND([.D47]))" office:value-type="float" office:value="165" calcext:value-type="float">
            <text:p>165</text:p>
          </table:table-cell>
          <table:table-cell table:formula="of:=[.I47]-[.D47]" office:value-type="float" office:value="-0.119999999999976" calcext:value-type="float">
            <text:p>-0.1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([.A48]*60)+[.B48]" office:value-type="float" office:value="44" calcext:value-type="float">
            <text:p>44</text:p>
          </table:table-cell>
          <table:table-cell table:style-name="ce8" table:formula="of:=[.C48]*[.$B$1]" office:value-type="float" office:value="168.96" calcext:value-type="float">
            <text:p>168.96</text:p>
          </table:table-cell>
          <table:table-cell table:formula="of:=ROUND([.D48];0)" office:value-type="float" office:value="169" calcext:value-type="float">
            <text:p>169</text:p>
          </table:table-cell>
          <table:table-cell table:style-name="ce16" table:formula="of:=[.E48]-[.D48]" office:value-type="float" office:value="0.0400000000000205" calcext:value-type="float">
            <text:p>0.04</text:p>
          </table:table-cell>
          <table:table-cell table:formula="of:=INT([.D48])" office:value-type="float" office:value="168" calcext:value-type="float">
            <text:p>168</text:p>
          </table:table-cell>
          <table:table-cell table:formula="of:=[.G48]-[.D48]" office:value-type="float" office:value="-0.95999999999998" calcext:value-type="float">
            <text:p>-0.96</text:p>
          </table:table-cell>
          <table:table-cell table:formula="of:=IF( ([.D48]-INT([.D48])) &gt; [.$I$1]; INT([.D48]); ROUND([.D48]))" office:value-type="float" office:value="168" calcext:value-type="float">
            <text:p>168</text:p>
          </table:table-cell>
          <table:table-cell table:formula="of:=[.I48]-[.D48]" office:value-type="float" office:value="-0.95999999999998" calcext:value-type="float">
            <text:p>-0.9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([.A49]*60)+[.B49]" office:value-type="float" office:value="45" calcext:value-type="float">
            <text:p>45</text:p>
          </table:table-cell>
          <table:table-cell table:style-name="ce8" table:formula="of:=[.C49]*[.$B$1]" office:value-type="float" office:value="172.8" calcext:value-type="float">
            <text:p>172.80</text:p>
          </table:table-cell>
          <table:table-cell table:formula="of:=ROUND([.D49];0)" office:value-type="float" office:value="173" calcext:value-type="float">
            <text:p>173</text:p>
          </table:table-cell>
          <table:table-cell table:style-name="ce16" table:formula="of:=[.E49]-[.D49]" office:value-type="float" office:value="0.200000000000017" calcext:value-type="float">
            <text:p>0.20</text:p>
          </table:table-cell>
          <table:table-cell table:formula="of:=INT([.D49])" office:value-type="float" office:value="172" calcext:value-type="float">
            <text:p>172</text:p>
          </table:table-cell>
          <table:table-cell table:formula="of:=[.G49]-[.D49]" office:value-type="float" office:value="-0.799999999999983" calcext:value-type="float">
            <text:p>-0.80</text:p>
          </table:table-cell>
          <table:table-cell table:formula="of:=IF( ([.D49]-INT([.D49])) &gt; [.$I$1]; INT([.D49]); ROUND([.D49]))" office:value-type="float" office:value="172" calcext:value-type="float">
            <text:p>172</text:p>
          </table:table-cell>
          <table:table-cell table:formula="of:=[.I49]-[.D49]" office:value-type="float" office:value="-0.799999999999983" calcext:value-type="float">
            <text:p>-0.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6" calcext:value-type="float">
            <text:p>46</text:p>
          </table:table-cell>
          <table:table-cell table:style-name="ce5" table:formula="of:=([.A50]*60)+[.B50]" office:value-type="float" office:value="46" calcext:value-type="float">
            <text:p>46</text:p>
          </table:table-cell>
          <table:table-cell table:style-name="ce8" table:formula="of:=[.C50]*[.$B$1]" office:value-type="float" office:value="176.64" calcext:value-type="float">
            <text:p>176.64</text:p>
          </table:table-cell>
          <table:table-cell table:formula="of:=ROUND([.D50];0)" office:value-type="float" office:value="177" calcext:value-type="float">
            <text:p>177</text:p>
          </table:table-cell>
          <table:table-cell table:style-name="ce16" table:formula="of:=[.E50]-[.D50]" office:value-type="float" office:value="0.360000000000014" calcext:value-type="float">
            <text:p>0.36</text:p>
          </table:table-cell>
          <table:table-cell table:formula="of:=INT([.D50])" office:value-type="float" office:value="176" calcext:value-type="float">
            <text:p>176</text:p>
          </table:table-cell>
          <table:table-cell table:formula="of:=[.G50]-[.D50]" office:value-type="float" office:value="-0.639999999999986" calcext:value-type="float">
            <text:p>-0.64</text:p>
          </table:table-cell>
          <table:table-cell table:formula="of:=IF( ([.D50]-INT([.D50])) &gt; [.$I$1]; INT([.D50]); ROUND([.D50]))" office:value-type="float" office:value="177" calcext:value-type="float">
            <text:p>177</text:p>
          </table:table-cell>
          <table:table-cell table:formula="of:=[.I50]-[.D50]" office:value-type="float" office:value="0.360000000000014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([.A51]*60)+[.B51]" office:value-type="float" office:value="47" calcext:value-type="float">
            <text:p>47</text:p>
          </table:table-cell>
          <table:table-cell table:style-name="ce8" table:formula="of:=[.C51]*[.$B$1]" office:value-type="float" office:value="180.48" calcext:value-type="float">
            <text:p>180.48</text:p>
          </table:table-cell>
          <table:table-cell table:formula="of:=ROUND([.D51];0)" office:value-type="float" office:value="180" calcext:value-type="float">
            <text:p>180</text:p>
          </table:table-cell>
          <table:table-cell table:style-name="ce16" table:formula="of:=[.E51]-[.D51]" office:value-type="float" office:value="-0.479999999999961" calcext:value-type="float">
            <text:p>-0.48</text:p>
          </table:table-cell>
          <table:table-cell table:formula="of:=INT([.D51])" office:value-type="float" office:value="180" calcext:value-type="float">
            <text:p>180</text:p>
          </table:table-cell>
          <table:table-cell table:formula="of:=[.G51]-[.D51]" office:value-type="float" office:value="-0.479999999999961" calcext:value-type="float">
            <text:p>-0.48</text:p>
          </table:table-cell>
          <table:table-cell table:formula="of:=IF( ([.D51]-INT([.D51])) &gt; [.$I$1]; INT([.D51]); ROUND([.D51]))" office:value-type="float" office:value="180" calcext:value-type="float">
            <text:p>180</text:p>
          </table:table-cell>
          <table:table-cell table:formula="of:=[.I51]-[.D51]" office:value-type="float" office:value="-0.479999999999961" calcext:value-type="float">
            <text:p>-0.4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([.A52]*60)+[.B52]" office:value-type="float" office:value="48" calcext:value-type="float">
            <text:p>48</text:p>
          </table:table-cell>
          <table:table-cell table:style-name="ce8" table:formula="of:=[.C52]*[.$B$1]" office:value-type="float" office:value="184.32" calcext:value-type="float">
            <text:p>184.32</text:p>
          </table:table-cell>
          <table:table-cell table:formula="of:=ROUND([.D52];0)" office:value-type="float" office:value="184" calcext:value-type="float">
            <text:p>184</text:p>
          </table:table-cell>
          <table:table-cell table:style-name="ce16" table:formula="of:=[.E52]-[.D52]" office:value-type="float" office:value="-0.319999999999965" calcext:value-type="float">
            <text:p>-0.32</text:p>
          </table:table-cell>
          <table:table-cell table:formula="of:=INT([.D52])" office:value-type="float" office:value="184" calcext:value-type="float">
            <text:p>184</text:p>
          </table:table-cell>
          <table:table-cell table:formula="of:=[.G52]-[.D52]" office:value-type="float" office:value="-0.319999999999965" calcext:value-type="float">
            <text:p>-0.32</text:p>
          </table:table-cell>
          <table:table-cell table:formula="of:=IF( ([.D52]-INT([.D52])) &gt; [.$I$1]; INT([.D52]); ROUND([.D52]))" office:value-type="float" office:value="184" calcext:value-type="float">
            <text:p>184</text:p>
          </table:table-cell>
          <table:table-cell table:formula="of:=[.I52]-[.D52]" office:value-type="float" office:value="-0.319999999999965" calcext:value-type="float">
            <text:p>-0.3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([.A53]*60)+[.B53]" office:value-type="float" office:value="49" calcext:value-type="float">
            <text:p>49</text:p>
          </table:table-cell>
          <table:table-cell table:style-name="ce8" table:formula="of:=[.C53]*[.$B$1]" office:value-type="float" office:value="188.16" calcext:value-type="float">
            <text:p>188.16</text:p>
          </table:table-cell>
          <table:table-cell table:formula="of:=ROUND([.D53];0)" office:value-type="float" office:value="188" calcext:value-type="float">
            <text:p>188</text:p>
          </table:table-cell>
          <table:table-cell table:style-name="ce16" table:formula="of:=[.E53]-[.D53]" office:value-type="float" office:value="-0.159999999999968" calcext:value-type="float">
            <text:p>-0.16</text:p>
          </table:table-cell>
          <table:table-cell table:formula="of:=INT([.D53])" office:value-type="float" office:value="188" calcext:value-type="float">
            <text:p>188</text:p>
          </table:table-cell>
          <table:table-cell table:formula="of:=[.G53]-[.D53]" office:value-type="float" office:value="-0.159999999999968" calcext:value-type="float">
            <text:p>-0.16</text:p>
          </table:table-cell>
          <table:table-cell table:formula="of:=IF( ([.D53]-INT([.D53])) &gt; [.$I$1]; INT([.D53]); ROUND([.D53]))" office:value-type="float" office:value="188" calcext:value-type="float">
            <text:p>188</text:p>
          </table:table-cell>
          <table:table-cell table:formula="of:=[.I53]-[.D53]" office:value-type="float" office:value="-0.159999999999968" calcext:value-type="float">
            <text:p>-0.1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([.A54]*60)+[.B54]" office:value-type="float" office:value="50" calcext:value-type="float">
            <text:p>50</text:p>
          </table:table-cell>
          <table:table-cell table:style-name="ce8" table:formula="of:=[.C54]*[.$B$1]" office:value-type="float" office:value="192" calcext:value-type="float">
            <text:p>192.00</text:p>
          </table:table-cell>
          <table:table-cell table:formula="of:=ROUND([.D54];0)" office:value-type="float" office:value="192" calcext:value-type="float">
            <text:p>192</text:p>
          </table:table-cell>
          <table:table-cell table:style-name="ce16" table:formula="of:=[.E54]-[.D54]" office:value-type="float" office:value="0" calcext:value-type="float">
            <text:p>0.00</text:p>
          </table:table-cell>
          <table:table-cell table:formula="of:=INT([.D54])" office:value-type="float" office:value="192" calcext:value-type="float">
            <text:p>192</text:p>
          </table:table-cell>
          <table:table-cell table:formula="of:=[.G54]-[.D54]" office:value-type="float" office:value="0" calcext:value-type="float">
            <text:p>0.00</text:p>
          </table:table-cell>
          <table:table-cell table:formula="of:=IF( ([.D54]-INT([.D54])) &gt; [.$I$1]; INT([.D54]); ROUND([.D54]))" office:value-type="float" office:value="192" calcext:value-type="float">
            <text:p>192</text:p>
          </table:table-cell>
          <table:table-cell table:formula="of:=[.I54]-[.D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1" calcext:value-type="float">
            <text:p>51</text:p>
          </table:table-cell>
          <table:table-cell table:style-name="ce5" table:formula="of:=([.A55]*60)+[.B55]" office:value-type="float" office:value="51" calcext:value-type="float">
            <text:p>51</text:p>
          </table:table-cell>
          <table:table-cell table:style-name="ce8" table:formula="of:=[.C55]*[.$B$1]" office:value-type="float" office:value="195.84" calcext:value-type="float">
            <text:p>195.84</text:p>
          </table:table-cell>
          <table:table-cell table:formula="of:=ROUND([.D55];0)" office:value-type="float" office:value="196" calcext:value-type="float">
            <text:p>196</text:p>
          </table:table-cell>
          <table:table-cell table:style-name="ce16" table:formula="of:=[.E55]-[.D55]" office:value-type="float" office:value="0.160000000000025" calcext:value-type="float">
            <text:p>0.16</text:p>
          </table:table-cell>
          <table:table-cell table:formula="of:=INT([.D55])" office:value-type="float" office:value="195" calcext:value-type="float">
            <text:p>195</text:p>
          </table:table-cell>
          <table:table-cell table:formula="of:=[.G55]-[.D55]" office:value-type="float" office:value="-0.839999999999975" calcext:value-type="float">
            <text:p>-0.84</text:p>
          </table:table-cell>
          <table:table-cell table:formula="of:=IF( ([.D55]-INT([.D55])) &gt; [.$I$1]; INT([.D55]); ROUND([.D55]))" office:value-type="float" office:value="195" calcext:value-type="float">
            <text:p>195</text:p>
          </table:table-cell>
          <table:table-cell table:formula="of:=[.I55]-[.D55]" office:value-type="float" office:value="-0.839999999999975" calcext:value-type="float">
            <text:p>-0.8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formula="of:=([.A56]*60)+[.B56]" office:value-type="float" office:value="52" calcext:value-type="float">
            <text:p>52</text:p>
          </table:table-cell>
          <table:table-cell table:style-name="ce8" table:formula="of:=[.C56]*[.$B$1]" office:value-type="float" office:value="199.68" calcext:value-type="float">
            <text:p>199.68</text:p>
          </table:table-cell>
          <table:table-cell table:formula="of:=ROUND([.D56];0)" office:value-type="float" office:value="200" calcext:value-type="float">
            <text:p>200</text:p>
          </table:table-cell>
          <table:table-cell table:style-name="ce16" table:formula="of:=[.E56]-[.D56]" office:value-type="float" office:value="0.320000000000022" calcext:value-type="float">
            <text:p>0.32</text:p>
          </table:table-cell>
          <table:table-cell table:formula="of:=INT([.D56])" office:value-type="float" office:value="199" calcext:value-type="float">
            <text:p>199</text:p>
          </table:table-cell>
          <table:table-cell table:formula="of:=[.G56]-[.D56]" office:value-type="float" office:value="-0.679999999999978" calcext:value-type="float">
            <text:p>-0.68</text:p>
          </table:table-cell>
          <table:table-cell table:formula="of:=IF( ([.D56]-INT([.D56])) &gt; [.$I$1]; INT([.D56]); ROUND([.D56]))" office:value-type="float" office:value="200" calcext:value-type="float">
            <text:p>200</text:p>
          </table:table-cell>
          <table:table-cell table:formula="of:=[.I56]-[.D56]" office:value-type="float" office:value="0.32000000000002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3" calcext:value-type="float">
            <text:p>53</text:p>
          </table:table-cell>
          <table:table-cell table:style-name="ce5" table:formula="of:=([.A57]*60)+[.B57]" office:value-type="float" office:value="53" calcext:value-type="float">
            <text:p>53</text:p>
          </table:table-cell>
          <table:table-cell table:style-name="ce8" table:formula="of:=[.C57]*[.$B$1]" office:value-type="float" office:value="203.52" calcext:value-type="float">
            <text:p>203.52</text:p>
          </table:table-cell>
          <table:table-cell table:formula="of:=ROUND([.D57];0)" office:value-type="float" office:value="204" calcext:value-type="float">
            <text:p>204</text:p>
          </table:table-cell>
          <table:table-cell table:style-name="ce16" table:formula="of:=[.E57]-[.D57]" office:value-type="float" office:value="0.480000000000018" calcext:value-type="float">
            <text:p>0.48</text:p>
          </table:table-cell>
          <table:table-cell table:formula="of:=INT([.D57])" office:value-type="float" office:value="203" calcext:value-type="float">
            <text:p>203</text:p>
          </table:table-cell>
          <table:table-cell table:formula="of:=[.G57]-[.D57]" office:value-type="float" office:value="-0.519999999999982" calcext:value-type="float">
            <text:p>-0.52</text:p>
          </table:table-cell>
          <table:table-cell table:formula="of:=IF( ([.D57]-INT([.D57])) &gt; [.$I$1]; INT([.D57]); ROUND([.D57]))" office:value-type="float" office:value="204" calcext:value-type="float">
            <text:p>204</text:p>
          </table:table-cell>
          <table:table-cell table:formula="of:=[.I57]-[.D57]" office:value-type="float" office:value="0.480000000000018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4" calcext:value-type="float">
            <text:p>54</text:p>
          </table:table-cell>
          <table:table-cell table:style-name="ce5" table:formula="of:=([.A58]*60)+[.B58]" office:value-type="float" office:value="54" calcext:value-type="float">
            <text:p>54</text:p>
          </table:table-cell>
          <table:table-cell table:style-name="ce8" table:formula="of:=[.C58]*[.$B$1]" office:value-type="float" office:value="207.36" calcext:value-type="float">
            <text:p>207.36</text:p>
          </table:table-cell>
          <table:table-cell table:formula="of:=ROUND([.D58];0)" office:value-type="float" office:value="207" calcext:value-type="float">
            <text:p>207</text:p>
          </table:table-cell>
          <table:table-cell table:style-name="ce16" table:formula="of:=[.E58]-[.D58]" office:value-type="float" office:value="-0.359999999999957" calcext:value-type="float">
            <text:p>-0.36</text:p>
          </table:table-cell>
          <table:table-cell table:formula="of:=INT([.D58])" office:value-type="float" office:value="207" calcext:value-type="float">
            <text:p>207</text:p>
          </table:table-cell>
          <table:table-cell table:formula="of:=[.G58]-[.D58]" office:value-type="float" office:value="-0.359999999999957" calcext:value-type="float">
            <text:p>-0.36</text:p>
          </table:table-cell>
          <table:table-cell table:formula="of:=IF( ([.D58]-INT([.D58])) &gt; [.$I$1]; INT([.D58]); ROUND([.D58]))" office:value-type="float" office:value="207" calcext:value-type="float">
            <text:p>207</text:p>
          </table:table-cell>
          <table:table-cell table:formula="of:=[.I58]-[.D58]" office:value-type="float" office:value="-0.359999999999957" calcext:value-type="float">
            <text:p>-0.36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([.A59]*60)+[.B59]" office:value-type="float" office:value="55" calcext:value-type="float">
            <text:p>55</text:p>
          </table:table-cell>
          <table:table-cell table:style-name="ce8" table:formula="of:=[.C59]*[.$B$1]" office:value-type="float" office:value="211.2" calcext:value-type="float">
            <text:p>211.20</text:p>
          </table:table-cell>
          <table:table-cell table:formula="of:=ROUND([.D59];0)" office:value-type="float" office:value="211" calcext:value-type="float">
            <text:p>211</text:p>
          </table:table-cell>
          <table:table-cell table:style-name="ce16" table:formula="of:=[.E59]-[.D59]" office:value-type="float" office:value="-0.19999999999996" calcext:value-type="float">
            <text:p>-0.20</text:p>
          </table:table-cell>
          <table:table-cell table:formula="of:=INT([.D59])" office:value-type="float" office:value="211" calcext:value-type="float">
            <text:p>211</text:p>
          </table:table-cell>
          <table:table-cell table:formula="of:=[.G59]-[.D59]" office:value-type="float" office:value="-0.19999999999996" calcext:value-type="float">
            <text:p>-0.20</text:p>
          </table:table-cell>
          <table:table-cell table:formula="of:=IF( ([.D59]-INT([.D59])) &gt; [.$I$1]; INT([.D59]); ROUND([.D59]))" office:value-type="float" office:value="211" calcext:value-type="float">
            <text:p>211</text:p>
          </table:table-cell>
          <table:table-cell table:formula="of:=[.I59]-[.D59]" office:value-type="float" office:value="-0.19999999999996" calcext:value-type="float">
            <text:p>-0.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5" table:formula="of:=([.A60]*60)+[.B60]" office:value-type="float" office:value="56" calcext:value-type="float">
            <text:p>56</text:p>
          </table:table-cell>
          <table:table-cell table:style-name="ce8" table:formula="of:=[.C60]*[.$B$1]" office:value-type="float" office:value="215.04" calcext:value-type="float">
            <text:p>215.04</text:p>
          </table:table-cell>
          <table:table-cell table:formula="of:=ROUND([.D60];0)" office:value-type="float" office:value="215" calcext:value-type="float">
            <text:p>215</text:p>
          </table:table-cell>
          <table:table-cell table:style-name="ce16" table:formula="of:=[.E60]-[.D60]" office:value-type="float" office:value="-0.0399999999999636" calcext:value-type="float">
            <text:p>-0.04</text:p>
          </table:table-cell>
          <table:table-cell table:formula="of:=INT([.D60])" office:value-type="float" office:value="215" calcext:value-type="float">
            <text:p>215</text:p>
          </table:table-cell>
          <table:table-cell table:formula="of:=[.G60]-[.D60]" office:value-type="float" office:value="-0.0399999999999636" calcext:value-type="float">
            <text:p>-0.04</text:p>
          </table:table-cell>
          <table:table-cell table:formula="of:=IF( ([.D60]-INT([.D60])) &gt; [.$I$1]; INT([.D60]); ROUND([.D60]))" office:value-type="float" office:value="215" calcext:value-type="float">
            <text:p>215</text:p>
          </table:table-cell>
          <table:table-cell table:formula="of:=[.I60]-[.D60]" office:value-type="float" office:value="-0.0399999999999636" calcext:value-type="float">
            <text:p>-0.0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([.A61]*60)+[.B61]" office:value-type="float" office:value="57" calcext:value-type="float">
            <text:p>57</text:p>
          </table:table-cell>
          <table:table-cell table:style-name="ce8" table:formula="of:=[.C61]*[.$B$1]" office:value-type="float" office:value="218.88" calcext:value-type="float">
            <text:p>218.88</text:p>
          </table:table-cell>
          <table:table-cell table:formula="of:=ROUND([.D61];0)" office:value-type="float" office:value="219" calcext:value-type="float">
            <text:p>219</text:p>
          </table:table-cell>
          <table:table-cell table:style-name="ce16" table:formula="of:=[.E61]-[.D61]" office:value-type="float" office:value="0.120000000000033" calcext:value-type="float">
            <text:p>0.12</text:p>
          </table:table-cell>
          <table:table-cell table:formula="of:=INT([.D61])" office:value-type="float" office:value="218" calcext:value-type="float">
            <text:p>218</text:p>
          </table:table-cell>
          <table:table-cell table:formula="of:=[.G61]-[.D61]" office:value-type="float" office:value="-0.879999999999967" calcext:value-type="float">
            <text:p>-0.88</text:p>
          </table:table-cell>
          <table:table-cell table:formula="of:=IF( ([.D61]-INT([.D61])) &gt; [.$I$1]; INT([.D61]); ROUND([.D61]))" office:value-type="float" office:value="218" calcext:value-type="float">
            <text:p>218</text:p>
          </table:table-cell>
          <table:table-cell table:formula="of:=[.I61]-[.D61]" office:value-type="float" office:value="-0.879999999999967" calcext:value-type="float">
            <text:p>-0.8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8" calcext:value-type="float">
            <text:p>58</text:p>
          </table:table-cell>
          <table:table-cell table:style-name="ce5" table:formula="of:=([.A62]*60)+[.B62]" office:value-type="float" office:value="58" calcext:value-type="float">
            <text:p>58</text:p>
          </table:table-cell>
          <table:table-cell table:style-name="ce8" table:formula="of:=[.C62]*[.$B$1]" office:value-type="float" office:value="222.72" calcext:value-type="float">
            <text:p>222.72</text:p>
          </table:table-cell>
          <table:table-cell table:formula="of:=ROUND([.D62];0)" office:value-type="float" office:value="223" calcext:value-type="float">
            <text:p>223</text:p>
          </table:table-cell>
          <table:table-cell table:style-name="ce16" table:formula="of:=[.E62]-[.D62]" office:value-type="float" office:value="0.28000000000003" calcext:value-type="float">
            <text:p>0.28</text:p>
          </table:table-cell>
          <table:table-cell table:formula="of:=INT([.D62])" office:value-type="float" office:value="222" calcext:value-type="float">
            <text:p>222</text:p>
          </table:table-cell>
          <table:table-cell table:formula="of:=[.G62]-[.D62]" office:value-type="float" office:value="-0.71999999999997" calcext:value-type="float">
            <text:p>-0.72</text:p>
          </table:table-cell>
          <table:table-cell table:formula="of:=IF( ([.D62]-INT([.D62])) &gt; [.$I$1]; INT([.D62]); ROUND([.D62]))" office:value-type="float" office:value="222" calcext:value-type="float">
            <text:p>222</text:p>
          </table:table-cell>
          <table:table-cell table:formula="of:=[.I62]-[.D62]" office:value-type="float" office:value="-0.71999999999997" calcext:value-type="float">
            <text:p>-0.7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([.A63]*60)+[.B63]" office:value-type="float" office:value="59" calcext:value-type="float">
            <text:p>59</text:p>
          </table:table-cell>
          <table:table-cell table:style-name="ce8" table:formula="of:=[.C63]*[.$B$1]" office:value-type="float" office:value="226.56" calcext:value-type="float">
            <text:p>226.56</text:p>
          </table:table-cell>
          <table:table-cell table:formula="of:=ROUND([.D63];0)" office:value-type="float" office:value="227" calcext:value-type="float">
            <text:p>227</text:p>
          </table:table-cell>
          <table:table-cell table:style-name="ce16" table:formula="of:=[.E63]-[.D63]" office:value-type="float" office:value="0.440000000000026" calcext:value-type="float">
            <text:p>0.44</text:p>
          </table:table-cell>
          <table:table-cell table:formula="of:=INT([.D63])" office:value-type="float" office:value="226" calcext:value-type="float">
            <text:p>226</text:p>
          </table:table-cell>
          <table:table-cell table:formula="of:=[.G63]-[.D63]" office:value-type="float" office:value="-0.559999999999974" calcext:value-type="float">
            <text:p>-0.56</text:p>
          </table:table-cell>
          <table:table-cell table:formula="of:=IF( ([.D63]-INT([.D63])) &gt; [.$I$1]; INT([.D63]); ROUND([.D63]))" office:value-type="float" office:value="227" calcext:value-type="float">
            <text:p>227</text:p>
          </table:table-cell>
          <table:table-cell table:formula="of:=[.I63]-[.D63]" office:value-type="float" office:value="0.440000000000026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([.A64]*60)+[.B64]" office:value-type="float" office:value="60" calcext:value-type="float">
            <text:p>60</text:p>
          </table:table-cell>
          <table:table-cell table:style-name="ce8" table:formula="of:=[.C64]*[.$B$1]" office:value-type="float" office:value="230.4" calcext:value-type="float">
            <text:p>230.40</text:p>
          </table:table-cell>
          <table:table-cell table:formula="of:=ROUND([.D64];0)" office:value-type="float" office:value="230" calcext:value-type="float">
            <text:p>230</text:p>
          </table:table-cell>
          <table:table-cell table:style-name="ce16" table:formula="of:=[.E64]-[.D64]" office:value-type="float" office:value="-0.399999999999977" calcext:value-type="float">
            <text:p>-0.40</text:p>
          </table:table-cell>
          <table:table-cell table:formula="of:=INT([.D64])" office:value-type="float" office:value="230" calcext:value-type="float">
            <text:p>230</text:p>
          </table:table-cell>
          <table:table-cell table:formula="of:=[.G64]-[.D64]" office:value-type="float" office:value="-0.399999999999977" calcext:value-type="float">
            <text:p>-0.40</text:p>
          </table:table-cell>
          <table:table-cell table:formula="of:=IF( ([.D64]-INT([.D64])) &gt; [.$I$1]; INT([.D64]); ROUND([.D64]))" office:value-type="float" office:value="230" calcext:value-type="float">
            <text:p>230</text:p>
          </table:table-cell>
          <table:table-cell table:formula="of:=[.I64]-[.D64]" office:value-type="float" office:value="-0.399999999999977" calcext:value-type="float">
            <text:p>-0.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formula="of:=([.A65]*60)+[.B65]" office:value-type="float" office:value="61" calcext:value-type="float">
            <text:p>61</text:p>
          </table:table-cell>
          <table:table-cell table:style-name="ce8" table:formula="of:=[.C65]*[.$B$1]" office:value-type="float" office:value="234.24" calcext:value-type="float">
            <text:p>234.24</text:p>
          </table:table-cell>
          <table:table-cell table:formula="of:=ROUND([.D65];0)" office:value-type="float" office:value="234" calcext:value-type="float">
            <text:p>234</text:p>
          </table:table-cell>
          <table:table-cell table:style-name="ce16" table:formula="of:=[.E65]-[.D65]" office:value-type="float" office:value="-0.239999999999952" calcext:value-type="float">
            <text:p>-0.24</text:p>
          </table:table-cell>
          <table:table-cell table:formula="of:=INT([.D65])" office:value-type="float" office:value="234" calcext:value-type="float">
            <text:p>234</text:p>
          </table:table-cell>
          <table:table-cell table:formula="of:=[.G65]-[.D65]" office:value-type="float" office:value="-0.239999999999952" calcext:value-type="float">
            <text:p>-0.24</text:p>
          </table:table-cell>
          <table:table-cell table:formula="of:=IF( ([.D65]-INT([.D65])) &gt; [.$I$1]; INT([.D65]); ROUND([.D65]))" office:value-type="float" office:value="234" calcext:value-type="float">
            <text:p>234</text:p>
          </table:table-cell>
          <table:table-cell table:formula="of:=[.I65]-[.D65]" office:value-type="float" office:value="-0.239999999999952" calcext:value-type="float">
            <text:p>-0.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([.A66]*60)+[.B66]" office:value-type="float" office:value="62" calcext:value-type="float">
            <text:p>62</text:p>
          </table:table-cell>
          <table:table-cell table:style-name="ce8" table:formula="of:=[.C66]*[.$B$1]" office:value-type="float" office:value="238.08" calcext:value-type="float">
            <text:p>238.08</text:p>
          </table:table-cell>
          <table:table-cell table:formula="of:=ROUND([.D66];0)" office:value-type="float" office:value="238" calcext:value-type="float">
            <text:p>238</text:p>
          </table:table-cell>
          <table:table-cell table:style-name="ce16" table:formula="of:=[.E66]-[.D66]" office:value-type="float" office:value="-0.0799999999999557" calcext:value-type="float">
            <text:p>-0.08</text:p>
          </table:table-cell>
          <table:table-cell table:formula="of:=INT([.D66])" office:value-type="float" office:value="238" calcext:value-type="float">
            <text:p>238</text:p>
          </table:table-cell>
          <table:table-cell table:formula="of:=[.G66]-[.D66]" office:value-type="float" office:value="-0.0799999999999557" calcext:value-type="float">
            <text:p>-0.08</text:p>
          </table:table-cell>
          <table:table-cell table:formula="of:=IF( ([.D66]-INT([.D66])) &gt; [.$I$1]; INT([.D66]); ROUND([.D66]))" office:value-type="float" office:value="238" calcext:value-type="float">
            <text:p>238</text:p>
          </table:table-cell>
          <table:table-cell table:formula="of:=[.I66]-[.D66]" office:value-type="float" office:value="-0.0799999999999557" calcext:value-type="float">
            <text:p>-0.0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([.A67]*60)+[.B67]" office:value-type="float" office:value="63" calcext:value-type="float">
            <text:p>63</text:p>
          </table:table-cell>
          <table:table-cell table:style-name="ce8" table:formula="of:=[.C67]*[.$B$1]" office:value-type="float" office:value="241.92" calcext:value-type="float">
            <text:p>241.92</text:p>
          </table:table-cell>
          <table:table-cell table:formula="of:=ROUND([.D67];0)" office:value-type="float" office:value="242" calcext:value-type="float">
            <text:p>242</text:p>
          </table:table-cell>
          <table:table-cell table:style-name="ce16" table:formula="of:=[.E67]-[.D67]" office:value-type="float" office:value="0.0800000000000409" calcext:value-type="float">
            <text:p>0.08</text:p>
          </table:table-cell>
          <table:table-cell table:formula="of:=INT([.D67])" office:value-type="float" office:value="241" calcext:value-type="float">
            <text:p>241</text:p>
          </table:table-cell>
          <table:table-cell table:formula="of:=[.G67]-[.D67]" office:value-type="float" office:value="-0.919999999999959" calcext:value-type="float">
            <text:p>-0.92</text:p>
          </table:table-cell>
          <table:table-cell table:formula="of:=IF( ([.D67]-INT([.D67])) &gt; [.$I$1]; INT([.D67]); ROUND([.D67]))" office:value-type="float" office:value="241" calcext:value-type="float">
            <text:p>241</text:p>
          </table:table-cell>
          <table:table-cell table:formula="of:=[.I67]-[.D67]" office:value-type="float" office:value="-0.919999999999959" calcext:value-type="float">
            <text:p>-0.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([.A68]*60)+[.B68]" office:value-type="float" office:value="64" calcext:value-type="float">
            <text:p>64</text:p>
          </table:table-cell>
          <table:table-cell table:style-name="ce8" table:formula="of:=[.C68]*[.$B$1]" office:value-type="float" office:value="245.76" calcext:value-type="float">
            <text:p>245.76</text:p>
          </table:table-cell>
          <table:table-cell table:formula="of:=ROUND([.D68];0)" office:value-type="float" office:value="246" calcext:value-type="float">
            <text:p>246</text:p>
          </table:table-cell>
          <table:table-cell table:style-name="ce16" table:formula="of:=[.E68]-[.D68]" office:value-type="float" office:value="0.240000000000038" calcext:value-type="float">
            <text:p>0.24</text:p>
          </table:table-cell>
          <table:table-cell table:formula="of:=INT([.D68])" office:value-type="float" office:value="245" calcext:value-type="float">
            <text:p>245</text:p>
          </table:table-cell>
          <table:table-cell table:formula="of:=[.G68]-[.D68]" office:value-type="float" office:value="-0.759999999999963" calcext:value-type="float">
            <text:p>-0.76</text:p>
          </table:table-cell>
          <table:table-cell table:formula="of:=IF( ([.D68]-INT([.D68])) &gt; [.$I$1]; INT([.D68]); ROUND([.D68]))" office:value-type="float" office:value="245" calcext:value-type="float">
            <text:p>245</text:p>
          </table:table-cell>
          <table:table-cell table:formula="of:=[.I68]-[.D68]" office:value-type="float" office:value="-0.759999999999963" calcext:value-type="float">
            <text:p>-0.7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table:formula="of:=([.A69]*60)+[.B69]" office:value-type="float" office:value="65" calcext:value-type="float">
            <text:p>65</text:p>
          </table:table-cell>
          <table:table-cell table:style-name="ce8" table:formula="of:=[.C69]*[.$B$1]" office:value-type="float" office:value="249.6" calcext:value-type="float">
            <text:p>249.60</text:p>
          </table:table-cell>
          <table:table-cell table:formula="of:=ROUND([.D69];0)" office:value-type="float" office:value="250" calcext:value-type="float">
            <text:p>250</text:p>
          </table:table-cell>
          <table:table-cell table:style-name="ce16" table:formula="of:=[.E69]-[.D69]" office:value-type="float" office:value="0.400000000000034" calcext:value-type="float">
            <text:p>0.40</text:p>
          </table:table-cell>
          <table:table-cell table:formula="of:=INT([.D69])" office:value-type="float" office:value="249" calcext:value-type="float">
            <text:p>249</text:p>
          </table:table-cell>
          <table:table-cell table:formula="of:=[.G69]-[.D69]" office:value-type="float" office:value="-0.599999999999966" calcext:value-type="float">
            <text:p>-0.60</text:p>
          </table:table-cell>
          <table:table-cell table:formula="of:=IF( ([.D69]-INT([.D69])) &gt; [.$I$1]; INT([.D69]); ROUND([.D69]))" office:value-type="float" office:value="250" calcext:value-type="float">
            <text:p>250</text:p>
          </table:table-cell>
          <table:table-cell table:formula="of:=[.I69]-[.D69]" office:value-type="float" office:value="0.400000000000034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table:formula="of:=([.A70]*60)+[.B70]" office:value-type="float" office:value="66" calcext:value-type="float">
            <text:p>66</text:p>
          </table:table-cell>
          <table:table-cell table:style-name="ce8" table:formula="of:=[.C70]*[.$B$1]" office:value-type="float" office:value="253.44" calcext:value-type="float">
            <text:p>253.44</text:p>
          </table:table-cell>
          <table:table-cell table:formula="of:=ROUND([.D70];0)" office:value-type="float" office:value="253" calcext:value-type="float">
            <text:p>253</text:p>
          </table:table-cell>
          <table:table-cell table:style-name="ce16" table:formula="of:=[.E70]-[.D70]" office:value-type="float" office:value="-0.439999999999969" calcext:value-type="float">
            <text:p>-0.44</text:p>
          </table:table-cell>
          <table:table-cell table:formula="of:=INT([.D70])" office:value-type="float" office:value="253" calcext:value-type="float">
            <text:p>253</text:p>
          </table:table-cell>
          <table:table-cell table:formula="of:=[.G70]-[.D70]" office:value-type="float" office:value="-0.439999999999969" calcext:value-type="float">
            <text:p>-0.44</text:p>
          </table:table-cell>
          <table:table-cell table:formula="of:=IF( ([.D70]-INT([.D70])) &gt; [.$I$1]; INT([.D70]); ROUND([.D70]))" office:value-type="float" office:value="253" calcext:value-type="float">
            <text:p>253</text:p>
          </table:table-cell>
          <table:table-cell table:formula="of:=[.I70]-[.D70]" office:value-type="float" office:value="-0.439999999999969" calcext:value-type="float">
            <text:p>-0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table:formula="of:=([.A71]*60)+[.B71]" office:value-type="float" office:value="67" calcext:value-type="float">
            <text:p>67</text:p>
          </table:table-cell>
          <table:table-cell table:style-name="ce8" table:formula="of:=[.C71]*[.$B$1]" office:value-type="float" office:value="257.28" calcext:value-type="float">
            <text:p>257.28</text:p>
          </table:table-cell>
          <table:table-cell table:formula="of:=ROUND([.D71];0)" office:value-type="float" office:value="257" calcext:value-type="float">
            <text:p>257</text:p>
          </table:table-cell>
          <table:table-cell table:style-name="ce16" table:formula="of:=[.E71]-[.D71]" office:value-type="float" office:value="-0.279999999999973" calcext:value-type="float">
            <text:p>-0.28</text:p>
          </table:table-cell>
          <table:table-cell table:formula="of:=INT([.D71])" office:value-type="float" office:value="257" calcext:value-type="float">
            <text:p>257</text:p>
          </table:table-cell>
          <table:table-cell table:formula="of:=[.G71]-[.D71]" office:value-type="float" office:value="-0.279999999999973" calcext:value-type="float">
            <text:p>-0.28</text:p>
          </table:table-cell>
          <table:table-cell table:formula="of:=IF( ([.D71]-INT([.D71])) &gt; [.$I$1]; INT([.D71]); ROUND([.D71]))" office:value-type="float" office:value="257" calcext:value-type="float">
            <text:p>257</text:p>
          </table:table-cell>
          <table:table-cell table:formula="of:=[.I71]-[.D71]" office:value-type="float" office:value="-0.279999999999973" calcext:value-type="float">
            <text:p>-0.2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table:formula="of:=([.A72]*60)+[.B72]" office:value-type="float" office:value="68" calcext:value-type="float">
            <text:p>68</text:p>
          </table:table-cell>
          <table:table-cell table:style-name="ce8" table:formula="of:=[.C72]*[.$B$1]" office:value-type="float" office:value="261.12" calcext:value-type="float">
            <text:p>261.12</text:p>
          </table:table-cell>
          <table:table-cell table:formula="of:=ROUND([.D72];0)" office:value-type="float" office:value="261" calcext:value-type="float">
            <text:p>261</text:p>
          </table:table-cell>
          <table:table-cell table:style-name="ce16" table:formula="of:=[.E72]-[.D72]" office:value-type="float" office:value="-0.119999999999948" calcext:value-type="float">
            <text:p>-0.12</text:p>
          </table:table-cell>
          <table:table-cell table:formula="of:=INT([.D72])" office:value-type="float" office:value="261" calcext:value-type="float">
            <text:p>261</text:p>
          </table:table-cell>
          <table:table-cell table:formula="of:=[.G72]-[.D72]" office:value-type="float" office:value="-0.119999999999948" calcext:value-type="float">
            <text:p>-0.12</text:p>
          </table:table-cell>
          <table:table-cell table:formula="of:=IF( ([.D72]-INT([.D72])) &gt; [.$I$1]; INT([.D72]); ROUND([.D72]))" office:value-type="float" office:value="261" calcext:value-type="float">
            <text:p>261</text:p>
          </table:table-cell>
          <table:table-cell table:formula="of:=[.I72]-[.D72]" office:value-type="float" office:value="-0.119999999999948" calcext:value-type="float">
            <text:p>-0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([.A73]*60)+[.B73]" office:value-type="float" office:value="69" calcext:value-type="float">
            <text:p>69</text:p>
          </table:table-cell>
          <table:table-cell table:style-name="ce8" table:formula="of:=[.C73]*[.$B$1]" office:value-type="float" office:value="264.96" calcext:value-type="float">
            <text:p>264.96</text:p>
          </table:table-cell>
          <table:table-cell table:formula="of:=ROUND([.D73];0)" office:value-type="float" office:value="265" calcext:value-type="float">
            <text:p>265</text:p>
          </table:table-cell>
          <table:table-cell table:style-name="ce16" table:formula="of:=[.E73]-[.D73]" office:value-type="float" office:value="0.0400000000000205" calcext:value-type="float">
            <text:p>0.04</text:p>
          </table:table-cell>
          <table:table-cell table:formula="of:=INT([.D73])" office:value-type="float" office:value="264" calcext:value-type="float">
            <text:p>264</text:p>
          </table:table-cell>
          <table:table-cell table:formula="of:=[.G73]-[.D73]" office:value-type="float" office:value="-0.95999999999998" calcext:value-type="float">
            <text:p>-0.96</text:p>
          </table:table-cell>
          <table:table-cell table:formula="of:=IF( ([.D73]-INT([.D73])) &gt; [.$I$1]; INT([.D73]); ROUND([.D73]))" office:value-type="float" office:value="264" calcext:value-type="float">
            <text:p>264</text:p>
          </table:table-cell>
          <table:table-cell table:formula="of:=[.I73]-[.D73]" office:value-type="float" office:value="-0.95999999999998" calcext:value-type="float">
            <text:p>-0.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([.A74]*60)+[.B74]" office:value-type="float" office:value="70" calcext:value-type="float">
            <text:p>70</text:p>
          </table:table-cell>
          <table:table-cell table:style-name="ce8" table:formula="of:=[.C74]*[.$B$1]" office:value-type="float" office:value="268.8" calcext:value-type="float">
            <text:p>268.80</text:p>
          </table:table-cell>
          <table:table-cell table:formula="of:=ROUND([.D74];0)" office:value-type="float" office:value="269" calcext:value-type="float">
            <text:p>269</text:p>
          </table:table-cell>
          <table:table-cell table:style-name="ce16" table:formula="of:=[.E74]-[.D74]" office:value-type="float" office:value="0.200000000000045" calcext:value-type="float">
            <text:p>0.20</text:p>
          </table:table-cell>
          <table:table-cell table:formula="of:=INT([.D74])" office:value-type="float" office:value="268" calcext:value-type="float">
            <text:p>268</text:p>
          </table:table-cell>
          <table:table-cell table:formula="of:=[.G74]-[.D74]" office:value-type="float" office:value="-0.799999999999955" calcext:value-type="float">
            <text:p>-0.80</text:p>
          </table:table-cell>
          <table:table-cell table:formula="of:=IF( ([.D74]-INT([.D74])) &gt; [.$I$1]; INT([.D74]); ROUND([.D74]))" office:value-type="float" office:value="268" calcext:value-type="float">
            <text:p>268</text:p>
          </table:table-cell>
          <table:table-cell table:formula="of:=[.I74]-[.D74]" office:value-type="float" office:value="-0.799999999999955" calcext:value-type="float">
            <text:p>-0.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table:formula="of:=([.A75]*60)+[.B75]" office:value-type="float" office:value="71" calcext:value-type="float">
            <text:p>71</text:p>
          </table:table-cell>
          <table:table-cell table:style-name="ce8" table:formula="of:=[.C75]*[.$B$1]" office:value-type="float" office:value="272.64" calcext:value-type="float">
            <text:p>272.64</text:p>
          </table:table-cell>
          <table:table-cell table:formula="of:=ROUND([.D75];0)" office:value-type="float" office:value="273" calcext:value-type="float">
            <text:p>273</text:p>
          </table:table-cell>
          <table:table-cell table:style-name="ce16" table:formula="of:=[.E75]-[.D75]" office:value-type="float" office:value="0.360000000000014" calcext:value-type="float">
            <text:p>0.36</text:p>
          </table:table-cell>
          <table:table-cell table:formula="of:=INT([.D75])" office:value-type="float" office:value="272" calcext:value-type="float">
            <text:p>272</text:p>
          </table:table-cell>
          <table:table-cell table:formula="of:=[.G75]-[.D75]" office:value-type="float" office:value="-0.639999999999986" calcext:value-type="float">
            <text:p>-0.64</text:p>
          </table:table-cell>
          <table:table-cell table:formula="of:=IF( ([.D75]-INT([.D75])) &gt; [.$I$1]; INT([.D75]); ROUND([.D75]))" office:value-type="float" office:value="273" calcext:value-type="float">
            <text:p>273</text:p>
          </table:table-cell>
          <table:table-cell table:formula="of:=[.I75]-[.D75]" office:value-type="float" office:value="0.360000000000014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A76]*60)+[.B76]" office:value-type="float" office:value="72" calcext:value-type="float">
            <text:p>72</text:p>
          </table:table-cell>
          <table:table-cell table:style-name="ce8" table:formula="of:=[.C76]*[.$B$1]" office:value-type="float" office:value="276.48" calcext:value-type="float">
            <text:p>276.48</text:p>
          </table:table-cell>
          <table:table-cell table:formula="of:=ROUND([.D76];0)" office:value-type="float" office:value="276" calcext:value-type="float">
            <text:p>276</text:p>
          </table:table-cell>
          <table:table-cell table:style-name="ce16" table:formula="of:=[.E76]-[.D76]" office:value-type="float" office:value="-0.479999999999961" calcext:value-type="float">
            <text:p>-0.48</text:p>
          </table:table-cell>
          <table:table-cell table:formula="of:=INT([.D76])" office:value-type="float" office:value="276" calcext:value-type="float">
            <text:p>276</text:p>
          </table:table-cell>
          <table:table-cell table:formula="of:=[.G76]-[.D76]" office:value-type="float" office:value="-0.479999999999961" calcext:value-type="float">
            <text:p>-0.48</text:p>
          </table:table-cell>
          <table:table-cell table:formula="of:=IF( ([.D76]-INT([.D76])) &gt; [.$I$1]; INT([.D76]); ROUND([.D76]))" office:value-type="float" office:value="276" calcext:value-type="float">
            <text:p>276</text:p>
          </table:table-cell>
          <table:table-cell table:formula="of:=[.I76]-[.D76]" office:value-type="float" office:value="-0.479999999999961" calcext:value-type="float">
            <text:p>-0.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5" table:formula="of:=([.A77]*60)+[.B77]" office:value-type="float" office:value="73" calcext:value-type="float">
            <text:p>73</text:p>
          </table:table-cell>
          <table:table-cell table:style-name="ce8" table:formula="of:=[.C77]*[.$B$1]" office:value-type="float" office:value="280.32" calcext:value-type="float">
            <text:p>280.32</text:p>
          </table:table-cell>
          <table:table-cell table:formula="of:=ROUND([.D77];0)" office:value-type="float" office:value="280" calcext:value-type="float">
            <text:p>280</text:p>
          </table:table-cell>
          <table:table-cell table:style-name="ce16" table:formula="of:=[.E77]-[.D77]" office:value-type="float" office:value="-0.319999999999936" calcext:value-type="float">
            <text:p>-0.32</text:p>
          </table:table-cell>
          <table:table-cell table:formula="of:=INT([.D77])" office:value-type="float" office:value="280" calcext:value-type="float">
            <text:p>280</text:p>
          </table:table-cell>
          <table:table-cell table:formula="of:=[.G77]-[.D77]" office:value-type="float" office:value="-0.319999999999936" calcext:value-type="float">
            <text:p>-0.32</text:p>
          </table:table-cell>
          <table:table-cell table:formula="of:=IF( ([.D77]-INT([.D77])) &gt; [.$I$1]; INT([.D77]); ROUND([.D77]))" office:value-type="float" office:value="280" calcext:value-type="float">
            <text:p>280</text:p>
          </table:table-cell>
          <table:table-cell table:formula="of:=[.I77]-[.D77]" office:value-type="float" office:value="-0.319999999999936" calcext:value-type="float">
            <text:p>-0.3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table:formula="of:=([.A78]*60)+[.B78]" office:value-type="float" office:value="74" calcext:value-type="float">
            <text:p>74</text:p>
          </table:table-cell>
          <table:table-cell table:style-name="ce8" table:formula="of:=[.C78]*[.$B$1]" office:value-type="float" office:value="284.16" calcext:value-type="float">
            <text:p>284.16</text:p>
          </table:table-cell>
          <table:table-cell table:formula="of:=ROUND([.D78];0)" office:value-type="float" office:value="284" calcext:value-type="float">
            <text:p>284</text:p>
          </table:table-cell>
          <table:table-cell table:style-name="ce16" table:formula="of:=[.E78]-[.D78]" office:value-type="float" office:value="-0.159999999999968" calcext:value-type="float">
            <text:p>-0.16</text:p>
          </table:table-cell>
          <table:table-cell table:formula="of:=INT([.D78])" office:value-type="float" office:value="284" calcext:value-type="float">
            <text:p>284</text:p>
          </table:table-cell>
          <table:table-cell table:formula="of:=[.G78]-[.D78]" office:value-type="float" office:value="-0.159999999999968" calcext:value-type="float">
            <text:p>-0.16</text:p>
          </table:table-cell>
          <table:table-cell table:formula="of:=IF( ([.D78]-INT([.D78])) &gt; [.$I$1]; INT([.D78]); ROUND([.D78]))" office:value-type="float" office:value="284" calcext:value-type="float">
            <text:p>284</text:p>
          </table:table-cell>
          <table:table-cell table:formula="of:=[.I78]-[.D78]" office:value-type="float" office:value="-0.159999999999968" calcext:value-type="float">
            <text:p>-0.1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A79]*60)+[.B79]" office:value-type="float" office:value="75" calcext:value-type="float">
            <text:p>75</text:p>
          </table:table-cell>
          <table:table-cell table:style-name="ce8" table:formula="of:=[.C79]*[.$B$1]" office:value-type="float" office:value="288" calcext:value-type="float">
            <text:p>288.00</text:p>
          </table:table-cell>
          <table:table-cell table:formula="of:=ROUND([.D79];0)" office:value-type="float" office:value="288" calcext:value-type="float">
            <text:p>288</text:p>
          </table:table-cell>
          <table:table-cell table:style-name="ce16" table:formula="of:=[.E79]-[.D79]" office:value-type="float" office:value="0" calcext:value-type="float">
            <text:p>0.00</text:p>
          </table:table-cell>
          <table:table-cell table:formula="of:=INT([.D79])" office:value-type="float" office:value="288" calcext:value-type="float">
            <text:p>288</text:p>
          </table:table-cell>
          <table:table-cell table:formula="of:=[.G79]-[.D79]" office:value-type="float" office:value="0" calcext:value-type="float">
            <text:p>0.00</text:p>
          </table:table-cell>
          <table:table-cell table:formula="of:=IF( ([.D79]-INT([.D79])) &gt; [.$I$1]; INT([.D79]); ROUND([.D79]))" office:value-type="float" office:value="288" calcext:value-type="float">
            <text:p>288</text:p>
          </table:table-cell>
          <table:table-cell table:formula="of:=[.I79]-[.D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([.A80]*60)+[.B80]" office:value-type="float" office:value="76" calcext:value-type="float">
            <text:p>76</text:p>
          </table:table-cell>
          <table:table-cell table:style-name="ce8" table:formula="of:=[.C80]*[.$B$1]" office:value-type="float" office:value="291.84" calcext:value-type="float">
            <text:p>291.84</text:p>
          </table:table-cell>
          <table:table-cell table:formula="of:=ROUND([.D80];0)" office:value-type="float" office:value="292" calcext:value-type="float">
            <text:p>292</text:p>
          </table:table-cell>
          <table:table-cell table:style-name="ce16" table:formula="of:=[.E80]-[.D80]" office:value-type="float" office:value="0.160000000000025" calcext:value-type="float">
            <text:p>0.16</text:p>
          </table:table-cell>
          <table:table-cell table:formula="of:=INT([.D80])" office:value-type="float" office:value="291" calcext:value-type="float">
            <text:p>291</text:p>
          </table:table-cell>
          <table:table-cell table:formula="of:=[.G80]-[.D80]" office:value-type="float" office:value="-0.839999999999975" calcext:value-type="float">
            <text:p>-0.84</text:p>
          </table:table-cell>
          <table:table-cell table:formula="of:=IF( ([.D80]-INT([.D80])) &gt; [.$I$1]; INT([.D80]); ROUND([.D80]))" office:value-type="float" office:value="291" calcext:value-type="float">
            <text:p>291</text:p>
          </table:table-cell>
          <table:table-cell table:formula="of:=[.I80]-[.D80]" office:value-type="float" office:value="-0.839999999999975" calcext:value-type="float">
            <text:p>-0.8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table:formula="of:=([.A81]*60)+[.B81]" office:value-type="float" office:value="77" calcext:value-type="float">
            <text:p>77</text:p>
          </table:table-cell>
          <table:table-cell table:style-name="ce8" table:formula="of:=[.C81]*[.$B$1]" office:value-type="float" office:value="295.68" calcext:value-type="float">
            <text:p>295.68</text:p>
          </table:table-cell>
          <table:table-cell table:formula="of:=ROUND([.D81];0)" office:value-type="float" office:value="296" calcext:value-type="float">
            <text:p>296</text:p>
          </table:table-cell>
          <table:table-cell table:style-name="ce16" table:formula="of:=[.E81]-[.D81]" office:value-type="float" office:value="0.32000000000005" calcext:value-type="float">
            <text:p>0.32</text:p>
          </table:table-cell>
          <table:table-cell table:formula="of:=INT([.D81])" office:value-type="float" office:value="295" calcext:value-type="float">
            <text:p>295</text:p>
          </table:table-cell>
          <table:table-cell table:formula="of:=[.G81]-[.D81]" office:value-type="float" office:value="-0.67999999999995" calcext:value-type="float">
            <text:p>-0.68</text:p>
          </table:table-cell>
          <table:table-cell table:formula="of:=IF( ([.D81]-INT([.D81])) &gt; [.$I$1]; INT([.D81]); ROUND([.D81]))" office:value-type="float" office:value="296" calcext:value-type="float">
            <text:p>296</text:p>
          </table:table-cell>
          <table:table-cell table:formula="of:=[.I81]-[.D81]" office:value-type="float" office:value="0.32000000000005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5" table:formula="of:=([.A82]*60)+[.B82]" office:value-type="float" office:value="78" calcext:value-type="float">
            <text:p>78</text:p>
          </table:table-cell>
          <table:table-cell table:style-name="ce8" table:formula="of:=[.C82]*[.$B$1]" office:value-type="float" office:value="299.52" calcext:value-type="float">
            <text:p>299.52</text:p>
          </table:table-cell>
          <table:table-cell table:formula="of:=ROUND([.D82];0)" office:value-type="float" office:value="300" calcext:value-type="float">
            <text:p>300</text:p>
          </table:table-cell>
          <table:table-cell table:style-name="ce16" table:formula="of:=[.E82]-[.D82]" office:value-type="float" office:value="0.480000000000018" calcext:value-type="float">
            <text:p>0.48</text:p>
          </table:table-cell>
          <table:table-cell table:formula="of:=INT([.D82])" office:value-type="float" office:value="299" calcext:value-type="float">
            <text:p>299</text:p>
          </table:table-cell>
          <table:table-cell table:formula="of:=[.G82]-[.D82]" office:value-type="float" office:value="-0.519999999999982" calcext:value-type="float">
            <text:p>-0.52</text:p>
          </table:table-cell>
          <table:table-cell table:formula="of:=IF( ([.D82]-INT([.D82])) &gt; [.$I$1]; INT([.D82]); ROUND([.D82]))" office:value-type="float" office:value="300" calcext:value-type="float">
            <text:p>300</text:p>
          </table:table-cell>
          <table:table-cell table:formula="of:=[.I82]-[.D82]" office:value-type="float" office:value="0.480000000000018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5" table:formula="of:=([.A83]*60)+[.B83]" office:value-type="float" office:value="79" calcext:value-type="float">
            <text:p>79</text:p>
          </table:table-cell>
          <table:table-cell table:style-name="ce8" table:formula="of:=[.C83]*[.$B$1]" office:value-type="float" office:value="303.36" calcext:value-type="float">
            <text:p>303.36</text:p>
          </table:table-cell>
          <table:table-cell table:formula="of:=ROUND([.D83];0)" office:value-type="float" office:value="303" calcext:value-type="float">
            <text:p>303</text:p>
          </table:table-cell>
          <table:table-cell table:style-name="ce16" table:formula="of:=[.E83]-[.D83]" office:value-type="float" office:value="-0.359999999999957" calcext:value-type="float">
            <text:p>-0.36</text:p>
          </table:table-cell>
          <table:table-cell table:formula="of:=INT([.D83])" office:value-type="float" office:value="303" calcext:value-type="float">
            <text:p>303</text:p>
          </table:table-cell>
          <table:table-cell table:formula="of:=[.G83]-[.D83]" office:value-type="float" office:value="-0.359999999999957" calcext:value-type="float">
            <text:p>-0.36</text:p>
          </table:table-cell>
          <table:table-cell table:formula="of:=IF( ([.D83]-INT([.D83])) &gt; [.$I$1]; INT([.D83]); ROUND([.D83]))" office:value-type="float" office:value="303" calcext:value-type="float">
            <text:p>303</text:p>
          </table:table-cell>
          <table:table-cell table:formula="of:=[.I83]-[.D83]" office:value-type="float" office:value="-0.359999999999957" calcext:value-type="float">
            <text:p>-0.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table:formula="of:=([.A84]*60)+[.B84]" office:value-type="float" office:value="80" calcext:value-type="float">
            <text:p>80</text:p>
          </table:table-cell>
          <table:table-cell table:style-name="ce8" table:formula="of:=[.C84]*[.$B$1]" office:value-type="float" office:value="307.2" calcext:value-type="float">
            <text:p>307.20</text:p>
          </table:table-cell>
          <table:table-cell table:formula="of:=ROUND([.D84];0)" office:value-type="float" office:value="307" calcext:value-type="float">
            <text:p>307</text:p>
          </table:table-cell>
          <table:table-cell table:style-name="ce16" table:formula="of:=[.E84]-[.D84]" office:value-type="float" office:value="-0.199999999999932" calcext:value-type="float">
            <text:p>-0.20</text:p>
          </table:table-cell>
          <table:table-cell table:formula="of:=INT([.D84])" office:value-type="float" office:value="307" calcext:value-type="float">
            <text:p>307</text:p>
          </table:table-cell>
          <table:table-cell table:formula="of:=[.G84]-[.D84]" office:value-type="float" office:value="-0.199999999999932" calcext:value-type="float">
            <text:p>-0.20</text:p>
          </table:table-cell>
          <table:table-cell table:formula="of:=IF( ([.D84]-INT([.D84])) &gt; [.$I$1]; INT([.D84]); ROUND([.D84]))" office:value-type="float" office:value="307" calcext:value-type="float">
            <text:p>307</text:p>
          </table:table-cell>
          <table:table-cell table:formula="of:=[.I84]-[.D84]" office:value-type="float" office:value="-0.199999999999932" calcext:value-type="float">
            <text:p>-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5" table:formula="of:=([.A85]*60)+[.B85]" office:value-type="float" office:value="81" calcext:value-type="float">
            <text:p>81</text:p>
          </table:table-cell>
          <table:table-cell table:style-name="ce8" table:formula="of:=[.C85]*[.$B$1]" office:value-type="float" office:value="311.04" calcext:value-type="float">
            <text:p>311.04</text:p>
          </table:table-cell>
          <table:table-cell table:formula="of:=ROUND([.D85];0)" office:value-type="float" office:value="311" calcext:value-type="float">
            <text:p>311</text:p>
          </table:table-cell>
          <table:table-cell table:style-name="ce16" table:formula="of:=[.E85]-[.D85]" office:value-type="float" office:value="-0.0399999999999636" calcext:value-type="float">
            <text:p>-0.04</text:p>
          </table:table-cell>
          <table:table-cell table:formula="of:=INT([.D85])" office:value-type="float" office:value="311" calcext:value-type="float">
            <text:p>311</text:p>
          </table:table-cell>
          <table:table-cell table:formula="of:=[.G85]-[.D85]" office:value-type="float" office:value="-0.0399999999999636" calcext:value-type="float">
            <text:p>-0.04</text:p>
          </table:table-cell>
          <table:table-cell table:formula="of:=IF( ([.D85]-INT([.D85])) &gt; [.$I$1]; INT([.D85]); ROUND([.D85]))" office:value-type="float" office:value="311" calcext:value-type="float">
            <text:p>311</text:p>
          </table:table-cell>
          <table:table-cell table:formula="of:=[.I85]-[.D85]" office:value-type="float" office:value="-0.0399999999999636" calcext:value-type="float">
            <text:p>-0.0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5" table:formula="of:=([.A86]*60)+[.B86]" office:value-type="float" office:value="82" calcext:value-type="float">
            <text:p>82</text:p>
          </table:table-cell>
          <table:table-cell table:style-name="ce8" table:formula="of:=[.C86]*[.$B$1]" office:value-type="float" office:value="314.88" calcext:value-type="float">
            <text:p>314.88</text:p>
          </table:table-cell>
          <table:table-cell table:formula="of:=ROUND([.D86];0)" office:value-type="float" office:value="315" calcext:value-type="float">
            <text:p>315</text:p>
          </table:table-cell>
          <table:table-cell table:style-name="ce16" table:formula="of:=[.E86]-[.D86]" office:value-type="float" office:value="0.120000000000061" calcext:value-type="float">
            <text:p>0.12</text:p>
          </table:table-cell>
          <table:table-cell table:formula="of:=INT([.D86])" office:value-type="float" office:value="314" calcext:value-type="float">
            <text:p>314</text:p>
          </table:table-cell>
          <table:table-cell table:formula="of:=[.G86]-[.D86]" office:value-type="float" office:value="-0.879999999999939" calcext:value-type="float">
            <text:p>-0.88</text:p>
          </table:table-cell>
          <table:table-cell table:formula="of:=IF( ([.D86]-INT([.D86])) &gt; [.$I$1]; INT([.D86]); ROUND([.D86]))" office:value-type="float" office:value="314" calcext:value-type="float">
            <text:p>314</text:p>
          </table:table-cell>
          <table:table-cell table:formula="of:=[.I86]-[.D86]" office:value-type="float" office:value="-0.879999999999939" calcext:value-type="float">
            <text:p>-0.8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table:formula="of:=([.A87]*60)+[.B87]" office:value-type="float" office:value="83" calcext:value-type="float">
            <text:p>83</text:p>
          </table:table-cell>
          <table:table-cell table:style-name="ce8" table:formula="of:=[.C87]*[.$B$1]" office:value-type="float" office:value="318.72" calcext:value-type="float">
            <text:p>318.72</text:p>
          </table:table-cell>
          <table:table-cell table:formula="of:=ROUND([.D87];0)" office:value-type="float" office:value="319" calcext:value-type="float">
            <text:p>319</text:p>
          </table:table-cell>
          <table:table-cell table:style-name="ce16" table:formula="of:=[.E87]-[.D87]" office:value-type="float" office:value="0.28000000000003" calcext:value-type="float">
            <text:p>0.28</text:p>
          </table:table-cell>
          <table:table-cell table:formula="of:=INT([.D87])" office:value-type="float" office:value="318" calcext:value-type="float">
            <text:p>318</text:p>
          </table:table-cell>
          <table:table-cell table:formula="of:=[.G87]-[.D87]" office:value-type="float" office:value="-0.71999999999997" calcext:value-type="float">
            <text:p>-0.72</text:p>
          </table:table-cell>
          <table:table-cell table:formula="of:=IF( ([.D87]-INT([.D87])) &gt; [.$I$1]; INT([.D87]); ROUND([.D87]))" office:value-type="float" office:value="318" calcext:value-type="float">
            <text:p>318</text:p>
          </table:table-cell>
          <table:table-cell table:formula="of:=[.I87]-[.D87]" office:value-type="float" office:value="-0.71999999999997" calcext:value-type="float">
            <text:p>-0.7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table:formula="of:=([.A88]*60)+[.B88]" office:value-type="float" office:value="84" calcext:value-type="float">
            <text:p>84</text:p>
          </table:table-cell>
          <table:table-cell table:style-name="ce8" table:formula="of:=[.C88]*[.$B$1]" office:value-type="float" office:value="322.56" calcext:value-type="float">
            <text:p>322.56</text:p>
          </table:table-cell>
          <table:table-cell table:formula="of:=ROUND([.D88];0)" office:value-type="float" office:value="323" calcext:value-type="float">
            <text:p>323</text:p>
          </table:table-cell>
          <table:table-cell table:style-name="ce16" table:formula="of:=[.E88]-[.D88]" office:value-type="float" office:value="0.440000000000055" calcext:value-type="float">
            <text:p>0.44</text:p>
          </table:table-cell>
          <table:table-cell table:formula="of:=INT([.D88])" office:value-type="float" office:value="322" calcext:value-type="float">
            <text:p>322</text:p>
          </table:table-cell>
          <table:table-cell table:formula="of:=[.G88]-[.D88]" office:value-type="float" office:value="-0.559999999999945" calcext:value-type="float">
            <text:p>-0.56</text:p>
          </table:table-cell>
          <table:table-cell table:formula="of:=IF( ([.D88]-INT([.D88])) &gt; [.$I$1]; INT([.D88]); ROUND([.D88]))" office:value-type="float" office:value="323" calcext:value-type="float">
            <text:p>323</text:p>
          </table:table-cell>
          <table:table-cell table:formula="of:=[.I88]-[.D88]" office:value-type="float" office:value="0.440000000000055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" table:formula="of:=([.A89]*60)+[.B89]" office:value-type="float" office:value="85" calcext:value-type="float">
            <text:p>85</text:p>
          </table:table-cell>
          <table:table-cell table:style-name="ce8" table:formula="of:=[.C89]*[.$B$1]" office:value-type="float" office:value="326.4" calcext:value-type="float">
            <text:p>326.40</text:p>
          </table:table-cell>
          <table:table-cell table:formula="of:=ROUND([.D89];0)" office:value-type="float" office:value="326" calcext:value-type="float">
            <text:p>326</text:p>
          </table:table-cell>
          <table:table-cell table:style-name="ce16" table:formula="of:=[.E89]-[.D89]" office:value-type="float" office:value="-0.399999999999977" calcext:value-type="float">
            <text:p>-0.40</text:p>
          </table:table-cell>
          <table:table-cell table:formula="of:=INT([.D89])" office:value-type="float" office:value="326" calcext:value-type="float">
            <text:p>326</text:p>
          </table:table-cell>
          <table:table-cell table:formula="of:=[.G89]-[.D89]" office:value-type="float" office:value="-0.399999999999977" calcext:value-type="float">
            <text:p>-0.40</text:p>
          </table:table-cell>
          <table:table-cell table:formula="of:=IF( ([.D89]-INT([.D89])) &gt; [.$I$1]; INT([.D89]); ROUND([.D89]))" office:value-type="float" office:value="326" calcext:value-type="float">
            <text:p>326</text:p>
          </table:table-cell>
          <table:table-cell table:formula="of:=[.I89]-[.D89]" office:value-type="float" office:value="-0.399999999999977" calcext:value-type="float">
            <text:p>-0.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5" table:formula="of:=([.A90]*60)+[.B90]" office:value-type="float" office:value="86" calcext:value-type="float">
            <text:p>86</text:p>
          </table:table-cell>
          <table:table-cell table:style-name="ce8" table:formula="of:=[.C90]*[.$B$1]" office:value-type="float" office:value="330.24" calcext:value-type="float">
            <text:p>330.24</text:p>
          </table:table-cell>
          <table:table-cell table:formula="of:=ROUND([.D90];0)" office:value-type="float" office:value="330" calcext:value-type="float">
            <text:p>330</text:p>
          </table:table-cell>
          <table:table-cell table:style-name="ce16" table:formula="of:=[.E90]-[.D90]" office:value-type="float" office:value="-0.239999999999952" calcext:value-type="float">
            <text:p>-0.24</text:p>
          </table:table-cell>
          <table:table-cell table:formula="of:=INT([.D90])" office:value-type="float" office:value="330" calcext:value-type="float">
            <text:p>330</text:p>
          </table:table-cell>
          <table:table-cell table:formula="of:=[.G90]-[.D90]" office:value-type="float" office:value="-0.239999999999952" calcext:value-type="float">
            <text:p>-0.24</text:p>
          </table:table-cell>
          <table:table-cell table:formula="of:=IF( ([.D90]-INT([.D90])) &gt; [.$I$1]; INT([.D90]); ROUND([.D90]))" office:value-type="float" office:value="330" calcext:value-type="float">
            <text:p>330</text:p>
          </table:table-cell>
          <table:table-cell table:formula="of:=[.I90]-[.D90]" office:value-type="float" office:value="-0.239999999999952" calcext:value-type="float">
            <text:p>-0.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5" table:formula="of:=([.A91]*60)+[.B91]" office:value-type="float" office:value="87" calcext:value-type="float">
            <text:p>87</text:p>
          </table:table-cell>
          <table:table-cell table:style-name="ce8" table:formula="of:=[.C91]*[.$B$1]" office:value-type="float" office:value="334.08" calcext:value-type="float">
            <text:p>334.08</text:p>
          </table:table-cell>
          <table:table-cell table:formula="of:=ROUND([.D91];0)" office:value-type="float" office:value="334" calcext:value-type="float">
            <text:p>334</text:p>
          </table:table-cell>
          <table:table-cell table:style-name="ce16" table:formula="of:=[.E91]-[.D91]" office:value-type="float" office:value="-0.0799999999999272" calcext:value-type="float">
            <text:p>-0.08</text:p>
          </table:table-cell>
          <table:table-cell table:formula="of:=INT([.D91])" office:value-type="float" office:value="334" calcext:value-type="float">
            <text:p>334</text:p>
          </table:table-cell>
          <table:table-cell table:formula="of:=[.G91]-[.D91]" office:value-type="float" office:value="-0.0799999999999272" calcext:value-type="float">
            <text:p>-0.08</text:p>
          </table:table-cell>
          <table:table-cell table:formula="of:=IF( ([.D91]-INT([.D91])) &gt; [.$I$1]; INT([.D91]); ROUND([.D91]))" office:value-type="float" office:value="334" calcext:value-type="float">
            <text:p>334</text:p>
          </table:table-cell>
          <table:table-cell table:formula="of:=[.I91]-[.D91]" office:value-type="float" office:value="-0.0799999999999272" calcext:value-type="float">
            <text:p>-0.0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5" table:formula="of:=([.A92]*60)+[.B92]" office:value-type="float" office:value="88" calcext:value-type="float">
            <text:p>88</text:p>
          </table:table-cell>
          <table:table-cell table:style-name="ce8" table:formula="of:=[.C92]*[.$B$1]" office:value-type="float" office:value="337.92" calcext:value-type="float">
            <text:p>337.92</text:p>
          </table:table-cell>
          <table:table-cell table:formula="of:=ROUND([.D92];0)" office:value-type="float" office:value="338" calcext:value-type="float">
            <text:p>338</text:p>
          </table:table-cell>
          <table:table-cell table:style-name="ce16" table:formula="of:=[.E92]-[.D92]" office:value-type="float" office:value="0.0800000000000409" calcext:value-type="float">
            <text:p>0.08</text:p>
          </table:table-cell>
          <table:table-cell table:formula="of:=INT([.D92])" office:value-type="float" office:value="337" calcext:value-type="float">
            <text:p>337</text:p>
          </table:table-cell>
          <table:table-cell table:formula="of:=[.G92]-[.D92]" office:value-type="float" office:value="-0.919999999999959" calcext:value-type="float">
            <text:p>-0.92</text:p>
          </table:table-cell>
          <table:table-cell table:formula="of:=IF( ([.D92]-INT([.D92])) &gt; [.$I$1]; INT([.D92]); ROUND([.D92]))" office:value-type="float" office:value="337" calcext:value-type="float">
            <text:p>337</text:p>
          </table:table-cell>
          <table:table-cell table:formula="of:=[.I92]-[.D92]" office:value-type="float" office:value="-0.919999999999959" calcext:value-type="float">
            <text:p>-0.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5" table:formula="of:=([.A93]*60)+[.B93]" office:value-type="float" office:value="89" calcext:value-type="float">
            <text:p>89</text:p>
          </table:table-cell>
          <table:table-cell table:style-name="ce8" table:formula="of:=[.C93]*[.$B$1]" office:value-type="float" office:value="341.76" calcext:value-type="float">
            <text:p>341.76</text:p>
          </table:table-cell>
          <table:table-cell table:formula="of:=ROUND([.D93];0)" office:value-type="float" office:value="342" calcext:value-type="float">
            <text:p>342</text:p>
          </table:table-cell>
          <table:table-cell table:style-name="ce16" table:formula="of:=[.E93]-[.D93]" office:value-type="float" office:value="0.240000000000066" calcext:value-type="float">
            <text:p>0.24</text:p>
          </table:table-cell>
          <table:table-cell table:formula="of:=INT([.D93])" office:value-type="float" office:value="341" calcext:value-type="float">
            <text:p>341</text:p>
          </table:table-cell>
          <table:table-cell table:formula="of:=[.G93]-[.D93]" office:value-type="float" office:value="-0.759999999999934" calcext:value-type="float">
            <text:p>-0.76</text:p>
          </table:table-cell>
          <table:table-cell table:formula="of:=IF( ([.D93]-INT([.D93])) &gt; [.$I$1]; INT([.D93]); ROUND([.D93]))" office:value-type="float" office:value="341" calcext:value-type="float">
            <text:p>341</text:p>
          </table:table-cell>
          <table:table-cell table:formula="of:=[.I93]-[.D93]" office:value-type="float" office:value="-0.759999999999934" calcext:value-type="float">
            <text:p>-0.7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" table:formula="of:=([.A94]*60)+[.B94]" office:value-type="float" office:value="90" calcext:value-type="float">
            <text:p>90</text:p>
          </table:table-cell>
          <table:table-cell table:style-name="ce8" table:formula="of:=[.C94]*[.$B$1]" office:value-type="float" office:value="345.6" calcext:value-type="float">
            <text:p>345.60</text:p>
          </table:table-cell>
          <table:table-cell table:formula="of:=ROUND([.D94];0)" office:value-type="float" office:value="346" calcext:value-type="float">
            <text:p>346</text:p>
          </table:table-cell>
          <table:table-cell table:style-name="ce16" table:formula="of:=[.E94]-[.D94]" office:value-type="float" office:value="0.400000000000034" calcext:value-type="float">
            <text:p>0.40</text:p>
          </table:table-cell>
          <table:table-cell table:formula="of:=INT([.D94])" office:value-type="float" office:value="345" calcext:value-type="float">
            <text:p>345</text:p>
          </table:table-cell>
          <table:table-cell table:formula="of:=[.G94]-[.D94]" office:value-type="float" office:value="-0.599999999999966" calcext:value-type="float">
            <text:p>-0.60</text:p>
          </table:table-cell>
          <table:table-cell table:formula="of:=IF( ([.D94]-INT([.D94])) &gt; [.$I$1]; INT([.D94]); ROUND([.D94]))" office:value-type="float" office:value="346" calcext:value-type="float">
            <text:p>346</text:p>
          </table:table-cell>
          <table:table-cell table:formula="of:=[.I94]-[.D94]" office:value-type="float" office:value="0.400000000000034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5" table:formula="of:=([.A95]*60)+[.B95]" office:value-type="float" office:value="91" calcext:value-type="float">
            <text:p>91</text:p>
          </table:table-cell>
          <table:table-cell table:style-name="ce8" table:formula="of:=[.C95]*[.$B$1]" office:value-type="float" office:value="349.44" calcext:value-type="float">
            <text:p>349.44</text:p>
          </table:table-cell>
          <table:table-cell table:formula="of:=ROUND([.D95];0)" office:value-type="float" office:value="349" calcext:value-type="float">
            <text:p>349</text:p>
          </table:table-cell>
          <table:table-cell table:style-name="ce16" table:formula="of:=[.E95]-[.D95]" office:value-type="float" office:value="-0.439999999999941" calcext:value-type="float">
            <text:p>-0.44</text:p>
          </table:table-cell>
          <table:table-cell table:formula="of:=INT([.D95])" office:value-type="float" office:value="349" calcext:value-type="float">
            <text:p>349</text:p>
          </table:table-cell>
          <table:table-cell table:formula="of:=[.G95]-[.D95]" office:value-type="float" office:value="-0.439999999999941" calcext:value-type="float">
            <text:p>-0.44</text:p>
          </table:table-cell>
          <table:table-cell table:formula="of:=IF( ([.D95]-INT([.D95])) &gt; [.$I$1]; INT([.D95]); ROUND([.D95]))" office:value-type="float" office:value="349" calcext:value-type="float">
            <text:p>349</text:p>
          </table:table-cell>
          <table:table-cell table:formula="of:=[.I95]-[.D95]" office:value-type="float" office:value="-0.439999999999941" calcext:value-type="float">
            <text:p>-0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5" table:formula="of:=([.A96]*60)+[.B96]" office:value-type="float" office:value="92" calcext:value-type="float">
            <text:p>92</text:p>
          </table:table-cell>
          <table:table-cell table:style-name="ce8" table:formula="of:=[.C96]*[.$B$1]" office:value-type="float" office:value="353.28" calcext:value-type="float">
            <text:p>353.28</text:p>
          </table:table-cell>
          <table:table-cell table:formula="of:=ROUND([.D96];0)" office:value-type="float" office:value="353" calcext:value-type="float">
            <text:p>353</text:p>
          </table:table-cell>
          <table:table-cell table:style-name="ce16" table:formula="of:=[.E96]-[.D96]" office:value-type="float" office:value="-0.279999999999973" calcext:value-type="float">
            <text:p>-0.28</text:p>
          </table:table-cell>
          <table:table-cell table:formula="of:=INT([.D96])" office:value-type="float" office:value="353" calcext:value-type="float">
            <text:p>353</text:p>
          </table:table-cell>
          <table:table-cell table:formula="of:=[.G96]-[.D96]" office:value-type="float" office:value="-0.279999999999973" calcext:value-type="float">
            <text:p>-0.28</text:p>
          </table:table-cell>
          <table:table-cell table:formula="of:=IF( ([.D96]-INT([.D96])) &gt; [.$I$1]; INT([.D96]); ROUND([.D96]))" office:value-type="float" office:value="353" calcext:value-type="float">
            <text:p>353</text:p>
          </table:table-cell>
          <table:table-cell table:formula="of:=[.I96]-[.D96]" office:value-type="float" office:value="-0.279999999999973" calcext:value-type="float">
            <text:p>-0.2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5" table:formula="of:=([.A97]*60)+[.B97]" office:value-type="float" office:value="93" calcext:value-type="float">
            <text:p>93</text:p>
          </table:table-cell>
          <table:table-cell table:style-name="ce8" table:formula="of:=[.C97]*[.$B$1]" office:value-type="float" office:value="357.12" calcext:value-type="float">
            <text:p>357.12</text:p>
          </table:table-cell>
          <table:table-cell table:formula="of:=ROUND([.D97];0)" office:value-type="float" office:value="357" calcext:value-type="float">
            <text:p>357</text:p>
          </table:table-cell>
          <table:table-cell table:style-name="ce16" table:formula="of:=[.E97]-[.D97]" office:value-type="float" office:value="-0.119999999999948" calcext:value-type="float">
            <text:p>-0.12</text:p>
          </table:table-cell>
          <table:table-cell table:formula="of:=INT([.D97])" office:value-type="float" office:value="357" calcext:value-type="float">
            <text:p>357</text:p>
          </table:table-cell>
          <table:table-cell table:formula="of:=[.G97]-[.D97]" office:value-type="float" office:value="-0.119999999999948" calcext:value-type="float">
            <text:p>-0.12</text:p>
          </table:table-cell>
          <table:table-cell table:formula="of:=IF( ([.D97]-INT([.D97])) &gt; [.$I$1]; INT([.D97]); ROUND([.D97]))" office:value-type="float" office:value="357" calcext:value-type="float">
            <text:p>357</text:p>
          </table:table-cell>
          <table:table-cell table:formula="of:=[.I97]-[.D97]" office:value-type="float" office:value="-0.119999999999948" calcext:value-type="float">
            <text:p>-0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5" table:formula="of:=([.A98]*60)+[.B98]" office:value-type="float" office:value="94" calcext:value-type="float">
            <text:p>94</text:p>
          </table:table-cell>
          <table:table-cell table:style-name="ce8" table:formula="of:=[.C98]*[.$B$1]" office:value-type="float" office:value="360.96" calcext:value-type="float">
            <text:p>360.96</text:p>
          </table:table-cell>
          <table:table-cell table:formula="of:=ROUND([.D98];0)" office:value-type="float" office:value="361" calcext:value-type="float">
            <text:p>361</text:p>
          </table:table-cell>
          <table:table-cell table:style-name="ce16" table:formula="of:=[.E98]-[.D98]" office:value-type="float" office:value="0.0400000000000773" calcext:value-type="float">
            <text:p>0.04</text:p>
          </table:table-cell>
          <table:table-cell table:formula="of:=INT([.D98])" office:value-type="float" office:value="360" calcext:value-type="float">
            <text:p>360</text:p>
          </table:table-cell>
          <table:table-cell table:formula="of:=[.G98]-[.D98]" office:value-type="float" office:value="-0.959999999999923" calcext:value-type="float">
            <text:p>-0.96</text:p>
          </table:table-cell>
          <table:table-cell table:formula="of:=IF( ([.D98]-INT([.D98])) &gt; [.$I$1]; INT([.D98]); ROUND([.D98]))" office:value-type="float" office:value="360" calcext:value-type="float">
            <text:p>360</text:p>
          </table:table-cell>
          <table:table-cell table:formula="of:=[.I98]-[.D98]" office:value-type="float" office:value="-0.959999999999923" calcext:value-type="float">
            <text:p>-0.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5" table:formula="of:=([.A99]*60)+[.B99]" office:value-type="float" office:value="95" calcext:value-type="float">
            <text:p>95</text:p>
          </table:table-cell>
          <table:table-cell table:style-name="ce8" table:formula="of:=[.C99]*[.$B$1]" office:value-type="float" office:value="364.8" calcext:value-type="float">
            <text:p>364.80</text:p>
          </table:table-cell>
          <table:table-cell table:formula="of:=ROUND([.D99];0)" office:value-type="float" office:value="365" calcext:value-type="float">
            <text:p>365</text:p>
          </table:table-cell>
          <table:table-cell table:style-name="ce16" table:formula="of:=[.E99]-[.D99]" office:value-type="float" office:value="0.200000000000045" calcext:value-type="float">
            <text:p>0.20</text:p>
          </table:table-cell>
          <table:table-cell table:formula="of:=INT([.D99])" office:value-type="float" office:value="364" calcext:value-type="float">
            <text:p>364</text:p>
          </table:table-cell>
          <table:table-cell table:formula="of:=[.G99]-[.D99]" office:value-type="float" office:value="-0.799999999999955" calcext:value-type="float">
            <text:p>-0.80</text:p>
          </table:table-cell>
          <table:table-cell table:formula="of:=IF( ([.D99]-INT([.D99])) &gt; [.$I$1]; INT([.D99]); ROUND([.D99]))" office:value-type="float" office:value="364" calcext:value-type="float">
            <text:p>364</text:p>
          </table:table-cell>
          <table:table-cell table:formula="of:=[.I99]-[.D99]" office:value-type="float" office:value="-0.799999999999955" calcext:value-type="float">
            <text:p>-0.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5" table:formula="of:=([.A100]*60)+[.B100]" office:value-type="float" office:value="96" calcext:value-type="float">
            <text:p>96</text:p>
          </table:table-cell>
          <table:table-cell table:style-name="ce8" table:formula="of:=[.C100]*[.$B$1]" office:value-type="float" office:value="368.64" calcext:value-type="float">
            <text:p>368.64</text:p>
          </table:table-cell>
          <table:table-cell table:formula="of:=ROUND([.D100];0)" office:value-type="float" office:value="369" calcext:value-type="float">
            <text:p>369</text:p>
          </table:table-cell>
          <table:table-cell table:style-name="ce16" table:formula="of:=[.E100]-[.D100]" office:value-type="float" office:value="0.36000000000007" calcext:value-type="float">
            <text:p>0.36</text:p>
          </table:table-cell>
          <table:table-cell table:formula="of:=INT([.D100])" office:value-type="float" office:value="368" calcext:value-type="float">
            <text:p>368</text:p>
          </table:table-cell>
          <table:table-cell table:formula="of:=[.G100]-[.D100]" office:value-type="float" office:value="-0.63999999999993" calcext:value-type="float">
            <text:p>-0.64</text:p>
          </table:table-cell>
          <table:table-cell table:formula="of:=IF( ([.D100]-INT([.D100])) &gt; [.$I$1]; INT([.D100]); ROUND([.D100]))" office:value-type="float" office:value="369" calcext:value-type="float">
            <text:p>369</text:p>
          </table:table-cell>
          <table:table-cell table:formula="of:=[.I100]-[.D100]" office:value-type="float" office:value="0.36000000000007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5" table:formula="of:=([.A101]*60)+[.B101]" office:value-type="float" office:value="97" calcext:value-type="float">
            <text:p>97</text:p>
          </table:table-cell>
          <table:table-cell table:style-name="ce8" table:formula="of:=[.C101]*[.$B$1]" office:value-type="float" office:value="372.48" calcext:value-type="float">
            <text:p>372.48</text:p>
          </table:table-cell>
          <table:table-cell table:formula="of:=ROUND([.D101];0)" office:value-type="float" office:value="372" calcext:value-type="float">
            <text:p>372</text:p>
          </table:table-cell>
          <table:table-cell table:style-name="ce16" table:formula="of:=[.E101]-[.D101]" office:value-type="float" office:value="-0.479999999999961" calcext:value-type="float">
            <text:p>-0.48</text:p>
          </table:table-cell>
          <table:table-cell table:formula="of:=INT([.D101])" office:value-type="float" office:value="372" calcext:value-type="float">
            <text:p>372</text:p>
          </table:table-cell>
          <table:table-cell table:formula="of:=[.G101]-[.D101]" office:value-type="float" office:value="-0.479999999999961" calcext:value-type="float">
            <text:p>-0.48</text:p>
          </table:table-cell>
          <table:table-cell table:formula="of:=IF( ([.D101]-INT([.D101])) &gt; [.$I$1]; INT([.D101]); ROUND([.D101]))" office:value-type="float" office:value="372" calcext:value-type="float">
            <text:p>372</text:p>
          </table:table-cell>
          <table:table-cell table:formula="of:=[.I101]-[.D101]" office:value-type="float" office:value="-0.479999999999961" calcext:value-type="float">
            <text:p>-0.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5" table:formula="of:=([.A102]*60)+[.B102]" office:value-type="float" office:value="98" calcext:value-type="float">
            <text:p>98</text:p>
          </table:table-cell>
          <table:table-cell table:style-name="ce8" table:formula="of:=[.C102]*[.$B$1]" office:value-type="float" office:value="376.32" calcext:value-type="float">
            <text:p>376.32</text:p>
          </table:table-cell>
          <table:table-cell table:formula="of:=ROUND([.D102];0)" office:value-type="float" office:value="376" calcext:value-type="float">
            <text:p>376</text:p>
          </table:table-cell>
          <table:table-cell table:style-name="ce16" table:formula="of:=[.E102]-[.D102]" office:value-type="float" office:value="-0.319999999999936" calcext:value-type="float">
            <text:p>-0.32</text:p>
          </table:table-cell>
          <table:table-cell table:formula="of:=INT([.D102])" office:value-type="float" office:value="376" calcext:value-type="float">
            <text:p>376</text:p>
          </table:table-cell>
          <table:table-cell table:formula="of:=[.G102]-[.D102]" office:value-type="float" office:value="-0.319999999999936" calcext:value-type="float">
            <text:p>-0.32</text:p>
          </table:table-cell>
          <table:table-cell table:formula="of:=IF( ([.D102]-INT([.D102])) &gt; [.$I$1]; INT([.D102]); ROUND([.D102]))" office:value-type="float" office:value="376" calcext:value-type="float">
            <text:p>376</text:p>
          </table:table-cell>
          <table:table-cell table:formula="of:=[.I102]-[.D102]" office:value-type="float" office:value="-0.319999999999936" calcext:value-type="float">
            <text:p>-0.3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style-name="ce5" table:formula="of:=([.A103]*60)+[.B103]" office:value-type="float" office:value="99" calcext:value-type="float">
            <text:p>99</text:p>
          </table:table-cell>
          <table:table-cell table:style-name="ce8" table:formula="of:=[.C103]*[.$B$1]" office:value-type="float" office:value="380.16" calcext:value-type="float">
            <text:p>380.16</text:p>
          </table:table-cell>
          <table:table-cell table:formula="of:=ROUND([.D103];0)" office:value-type="float" office:value="380" calcext:value-type="float">
            <text:p>380</text:p>
          </table:table-cell>
          <table:table-cell table:style-name="ce16" table:formula="of:=[.E103]-[.D103]" office:value-type="float" office:value="-0.159999999999968" calcext:value-type="float">
            <text:p>-0.16</text:p>
          </table:table-cell>
          <table:table-cell table:formula="of:=INT([.D103])" office:value-type="float" office:value="380" calcext:value-type="float">
            <text:p>380</text:p>
          </table:table-cell>
          <table:table-cell table:formula="of:=[.G103]-[.D103]" office:value-type="float" office:value="-0.159999999999968" calcext:value-type="float">
            <text:p>-0.16</text:p>
          </table:table-cell>
          <table:table-cell table:formula="of:=IF( ([.D103]-INT([.D103])) &gt; [.$I$1]; INT([.D103]); ROUND([.D103]))" office:value-type="float" office:value="380" calcext:value-type="float">
            <text:p>380</text:p>
          </table:table-cell>
          <table:table-cell table:formula="of:=[.I103]-[.D103]" office:value-type="float" office:value="-0.159999999999968" calcext:value-type="float">
            <text:p>-0.1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table:formula="of:=([.A104]*60)+[.B104]" office:value-type="float" office:value="100" calcext:value-type="float">
            <text:p>100</text:p>
          </table:table-cell>
          <table:table-cell table:style-name="ce8" table:formula="of:=[.C104]*[.$B$1]" office:value-type="float" office:value="384" calcext:value-type="float">
            <text:p>384.00</text:p>
          </table:table-cell>
          <table:table-cell table:formula="of:=ROUND([.D104];0)" office:value-type="float" office:value="384" calcext:value-type="float">
            <text:p>384</text:p>
          </table:table-cell>
          <table:table-cell table:style-name="ce16" table:formula="of:=[.E104]-[.D104]" office:value-type="float" office:value="0" calcext:value-type="float">
            <text:p>0.00</text:p>
          </table:table-cell>
          <table:table-cell table:formula="of:=INT([.D104])" office:value-type="float" office:value="384" calcext:value-type="float">
            <text:p>384</text:p>
          </table:table-cell>
          <table:table-cell table:formula="of:=[.G104]-[.D104]" office:value-type="float" office:value="0" calcext:value-type="float">
            <text:p>0.00</text:p>
          </table:table-cell>
          <table:table-cell table:formula="of:=IF( ([.D104]-INT([.D104])) &gt; [.$I$1]; INT([.D104]); ROUND([.D104]))" office:value-type="float" office:value="384" calcext:value-type="float">
            <text:p>384</text:p>
          </table:table-cell>
          <table:table-cell table:formula="of:=[.I104]-[.D1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5" table:formula="of:=([.A105]*60)+[.B105]" office:value-type="float" office:value="101" calcext:value-type="float">
            <text:p>101</text:p>
          </table:table-cell>
          <table:table-cell table:style-name="ce8" table:formula="of:=[.C105]*[.$B$1]" office:value-type="float" office:value="387.84" calcext:value-type="float">
            <text:p>387.84</text:p>
          </table:table-cell>
          <table:table-cell table:formula="of:=ROUND([.D105];0)" office:value-type="float" office:value="388" calcext:value-type="float">
            <text:p>388</text:p>
          </table:table-cell>
          <table:table-cell table:style-name="ce16" table:formula="of:=[.E105]-[.D105]" office:value-type="float" office:value="0.160000000000082" calcext:value-type="float">
            <text:p>0.16</text:p>
          </table:table-cell>
          <table:table-cell table:formula="of:=INT([.D105])" office:value-type="float" office:value="387" calcext:value-type="float">
            <text:p>387</text:p>
          </table:table-cell>
          <table:table-cell table:formula="of:=[.G105]-[.D105]" office:value-type="float" office:value="-0.839999999999918" calcext:value-type="float">
            <text:p>-0.84</text:p>
          </table:table-cell>
          <table:table-cell table:formula="of:=IF( ([.D105]-INT([.D105])) &gt; [.$I$1]; INT([.D105]); ROUND([.D105]))" office:value-type="float" office:value="387" calcext:value-type="float">
            <text:p>387</text:p>
          </table:table-cell>
          <table:table-cell table:formula="of:=[.I105]-[.D105]" office:value-type="float" office:value="-0.839999999999918" calcext:value-type="float">
            <text:p>-0.8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" table:formula="of:=([.A106]*60)+[.B106]" office:value-type="float" office:value="102" calcext:value-type="float">
            <text:p>102</text:p>
          </table:table-cell>
          <table:table-cell table:style-name="ce8" table:formula="of:=[.C106]*[.$B$1]" office:value-type="float" office:value="391.68" calcext:value-type="float">
            <text:p>391.68</text:p>
          </table:table-cell>
          <table:table-cell table:formula="of:=ROUND([.D106];0)" office:value-type="float" office:value="392" calcext:value-type="float">
            <text:p>392</text:p>
          </table:table-cell>
          <table:table-cell table:style-name="ce16" table:formula="of:=[.E106]-[.D106]" office:value-type="float" office:value="0.32000000000005" calcext:value-type="float">
            <text:p>0.32</text:p>
          </table:table-cell>
          <table:table-cell table:formula="of:=INT([.D106])" office:value-type="float" office:value="391" calcext:value-type="float">
            <text:p>391</text:p>
          </table:table-cell>
          <table:table-cell table:formula="of:=[.G106]-[.D106]" office:value-type="float" office:value="-0.67999999999995" calcext:value-type="float">
            <text:p>-0.68</text:p>
          </table:table-cell>
          <table:table-cell table:formula="of:=IF( ([.D106]-INT([.D106])) &gt; [.$I$1]; INT([.D106]); ROUND([.D106]))" office:value-type="float" office:value="392" calcext:value-type="float">
            <text:p>392</text:p>
          </table:table-cell>
          <table:table-cell table:formula="of:=[.I106]-[.D106]" office:value-type="float" office:value="0.32000000000005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style-name="ce5" table:formula="of:=([.A107]*60)+[.B107]" office:value-type="float" office:value="103" calcext:value-type="float">
            <text:p>103</text:p>
          </table:table-cell>
          <table:table-cell table:style-name="ce8" table:formula="of:=[.C107]*[.$B$1]" office:value-type="float" office:value="395.52" calcext:value-type="float">
            <text:p>395.52</text:p>
          </table:table-cell>
          <table:table-cell table:formula="of:=ROUND([.D107];0)" office:value-type="float" office:value="396" calcext:value-type="float">
            <text:p>396</text:p>
          </table:table-cell>
          <table:table-cell table:style-name="ce16" table:formula="of:=[.E107]-[.D107]" office:value-type="float" office:value="0.480000000000075" calcext:value-type="float">
            <text:p>0.48</text:p>
          </table:table-cell>
          <table:table-cell table:formula="of:=INT([.D107])" office:value-type="float" office:value="395" calcext:value-type="float">
            <text:p>395</text:p>
          </table:table-cell>
          <table:table-cell table:formula="of:=[.G107]-[.D107]" office:value-type="float" office:value="-0.519999999999925" calcext:value-type="float">
            <text:p>-0.52</text:p>
          </table:table-cell>
          <table:table-cell table:formula="of:=IF( ([.D107]-INT([.D107])) &gt; [.$I$1]; INT([.D107]); ROUND([.D107]))" office:value-type="float" office:value="396" calcext:value-type="float">
            <text:p>396</text:p>
          </table:table-cell>
          <table:table-cell table:formula="of:=[.I107]-[.D107]" office:value-type="float" office:value="0.480000000000075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ce5" table:formula="of:=([.A108]*60)+[.B108]" office:value-type="float" office:value="104" calcext:value-type="float">
            <text:p>104</text:p>
          </table:table-cell>
          <table:table-cell table:style-name="ce8" table:formula="of:=[.C108]*[.$B$1]" office:value-type="float" office:value="399.36" calcext:value-type="float">
            <text:p>399.36</text:p>
          </table:table-cell>
          <table:table-cell table:formula="of:=ROUND([.D108];0)" office:value-type="float" office:value="399" calcext:value-type="float">
            <text:p>399</text:p>
          </table:table-cell>
          <table:table-cell table:style-name="ce16" table:formula="of:=[.E108]-[.D108]" office:value-type="float" office:value="-0.359999999999957" calcext:value-type="float">
            <text:p>-0.36</text:p>
          </table:table-cell>
          <table:table-cell table:formula="of:=INT([.D108])" office:value-type="float" office:value="399" calcext:value-type="float">
            <text:p>399</text:p>
          </table:table-cell>
          <table:table-cell table:formula="of:=[.G108]-[.D108]" office:value-type="float" office:value="-0.359999999999957" calcext:value-type="float">
            <text:p>-0.36</text:p>
          </table:table-cell>
          <table:table-cell table:formula="of:=IF( ([.D108]-INT([.D108])) &gt; [.$I$1]; INT([.D108]); ROUND([.D108]))" office:value-type="float" office:value="399" calcext:value-type="float">
            <text:p>399</text:p>
          </table:table-cell>
          <table:table-cell table:formula="of:=[.I108]-[.D108]" office:value-type="float" office:value="-0.359999999999957" calcext:value-type="float">
            <text:p>-0.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5" table:formula="of:=([.A109]*60)+[.B109]" office:value-type="float" office:value="105" calcext:value-type="float">
            <text:p>105</text:p>
          </table:table-cell>
          <table:table-cell table:style-name="ce8" table:formula="of:=[.C109]*[.$B$1]" office:value-type="float" office:value="403.2" calcext:value-type="float">
            <text:p>403.20</text:p>
          </table:table-cell>
          <table:table-cell table:formula="of:=ROUND([.D109];0)" office:value-type="float" office:value="403" calcext:value-type="float">
            <text:p>403</text:p>
          </table:table-cell>
          <table:table-cell table:style-name="ce16" table:formula="of:=[.E109]-[.D109]" office:value-type="float" office:value="-0.199999999999932" calcext:value-type="float">
            <text:p>-0.20</text:p>
          </table:table-cell>
          <table:table-cell table:formula="of:=INT([.D109])" office:value-type="float" office:value="403" calcext:value-type="float">
            <text:p>403</text:p>
          </table:table-cell>
          <table:table-cell table:formula="of:=[.G109]-[.D109]" office:value-type="float" office:value="-0.199999999999932" calcext:value-type="float">
            <text:p>-0.20</text:p>
          </table:table-cell>
          <table:table-cell table:formula="of:=IF( ([.D109]-INT([.D109])) &gt; [.$I$1]; INT([.D109]); ROUND([.D109]))" office:value-type="float" office:value="403" calcext:value-type="float">
            <text:p>403</text:p>
          </table:table-cell>
          <table:table-cell table:formula="of:=[.I109]-[.D109]" office:value-type="float" office:value="-0.199999999999932" calcext:value-type="float">
            <text:p>-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5" table:formula="of:=([.A110]*60)+[.B110]" office:value-type="float" office:value="106" calcext:value-type="float">
            <text:p>106</text:p>
          </table:table-cell>
          <table:table-cell table:style-name="ce8" table:formula="of:=[.C110]*[.$B$1]" office:value-type="float" office:value="407.04" calcext:value-type="float">
            <text:p>407.04</text:p>
          </table:table-cell>
          <table:table-cell table:formula="of:=ROUND([.D110];0)" office:value-type="float" office:value="407" calcext:value-type="float">
            <text:p>407</text:p>
          </table:table-cell>
          <table:table-cell table:style-name="ce16" table:formula="of:=[.E110]-[.D110]" office:value-type="float" office:value="-0.0399999999999636" calcext:value-type="float">
            <text:p>-0.04</text:p>
          </table:table-cell>
          <table:table-cell table:formula="of:=INT([.D110])" office:value-type="float" office:value="407" calcext:value-type="float">
            <text:p>407</text:p>
          </table:table-cell>
          <table:table-cell table:formula="of:=[.G110]-[.D110]" office:value-type="float" office:value="-0.0399999999999636" calcext:value-type="float">
            <text:p>-0.04</text:p>
          </table:table-cell>
          <table:table-cell table:formula="of:=IF( ([.D110]-INT([.D110])) &gt; [.$I$1]; INT([.D110]); ROUND([.D110]))" office:value-type="float" office:value="407" calcext:value-type="float">
            <text:p>407</text:p>
          </table:table-cell>
          <table:table-cell table:formula="of:=[.I110]-[.D110]" office:value-type="float" office:value="-0.0399999999999636" calcext:value-type="float">
            <text:p>-0.0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5" table:formula="of:=([.A111]*60)+[.B111]" office:value-type="float" office:value="107" calcext:value-type="float">
            <text:p>107</text:p>
          </table:table-cell>
          <table:table-cell table:style-name="ce8" table:formula="of:=[.C111]*[.$B$1]" office:value-type="float" office:value="410.88" calcext:value-type="float">
            <text:p>410.88</text:p>
          </table:table-cell>
          <table:table-cell table:formula="of:=ROUND([.D111];0)" office:value-type="float" office:value="411" calcext:value-type="float">
            <text:p>411</text:p>
          </table:table-cell>
          <table:table-cell table:style-name="ce16" table:formula="of:=[.E111]-[.D111]" office:value-type="float" office:value="0.120000000000061" calcext:value-type="float">
            <text:p>0.12</text:p>
          </table:table-cell>
          <table:table-cell table:formula="of:=INT([.D111])" office:value-type="float" office:value="410" calcext:value-type="float">
            <text:p>410</text:p>
          </table:table-cell>
          <table:table-cell table:formula="of:=[.G111]-[.D111]" office:value-type="float" office:value="-0.879999999999939" calcext:value-type="float">
            <text:p>-0.88</text:p>
          </table:table-cell>
          <table:table-cell table:formula="of:=IF( ([.D111]-INT([.D111])) &gt; [.$I$1]; INT([.D111]); ROUND([.D111]))" office:value-type="float" office:value="410" calcext:value-type="float">
            <text:p>410</text:p>
          </table:table-cell>
          <table:table-cell table:formula="of:=[.I111]-[.D111]" office:value-type="float" office:value="-0.879999999999939" calcext:value-type="float">
            <text:p>-0.8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5" table:formula="of:=([.A112]*60)+[.B112]" office:value-type="float" office:value="108" calcext:value-type="float">
            <text:p>108</text:p>
          </table:table-cell>
          <table:table-cell table:style-name="ce8" table:formula="of:=[.C112]*[.$B$1]" office:value-type="float" office:value="414.72" calcext:value-type="float">
            <text:p>414.72</text:p>
          </table:table-cell>
          <table:table-cell table:formula="of:=ROUND([.D112];0)" office:value-type="float" office:value="415" calcext:value-type="float">
            <text:p>415</text:p>
          </table:table-cell>
          <table:table-cell table:style-name="ce16" table:formula="of:=[.E112]-[.D112]" office:value-type="float" office:value="0.280000000000086" calcext:value-type="float">
            <text:p>0.28</text:p>
          </table:table-cell>
          <table:table-cell table:formula="of:=INT([.D112])" office:value-type="float" office:value="414" calcext:value-type="float">
            <text:p>414</text:p>
          </table:table-cell>
          <table:table-cell table:formula="of:=[.G112]-[.D112]" office:value-type="float" office:value="-0.719999999999914" calcext:value-type="float">
            <text:p>-0.72</text:p>
          </table:table-cell>
          <table:table-cell table:formula="of:=IF( ([.D112]-INT([.D112])) &gt; [.$I$1]; INT([.D112]); ROUND([.D112]))" office:value-type="float" office:value="414" calcext:value-type="float">
            <text:p>414</text:p>
          </table:table-cell>
          <table:table-cell table:formula="of:=[.I112]-[.D112]" office:value-type="float" office:value="-0.719999999999914" calcext:value-type="float">
            <text:p>-0.7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5" table:formula="of:=([.A113]*60)+[.B113]" office:value-type="float" office:value="109" calcext:value-type="float">
            <text:p>109</text:p>
          </table:table-cell>
          <table:table-cell table:style-name="ce8" table:formula="of:=[.C113]*[.$B$1]" office:value-type="float" office:value="418.56" calcext:value-type="float">
            <text:p>418.56</text:p>
          </table:table-cell>
          <table:table-cell table:formula="of:=ROUND([.D113];0)" office:value-type="float" office:value="419" calcext:value-type="float">
            <text:p>419</text:p>
          </table:table-cell>
          <table:table-cell table:style-name="ce16" table:formula="of:=[.E113]-[.D113]" office:value-type="float" office:value="0.440000000000055" calcext:value-type="float">
            <text:p>0.44</text:p>
          </table:table-cell>
          <table:table-cell table:formula="of:=INT([.D113])" office:value-type="float" office:value="418" calcext:value-type="float">
            <text:p>418</text:p>
          </table:table-cell>
          <table:table-cell table:formula="of:=[.G113]-[.D113]" office:value-type="float" office:value="-0.559999999999945" calcext:value-type="float">
            <text:p>-0.56</text:p>
          </table:table-cell>
          <table:table-cell table:formula="of:=IF( ([.D113]-INT([.D113])) &gt; [.$I$1]; INT([.D113]); ROUND([.D113]))" office:value-type="float" office:value="419" calcext:value-type="float">
            <text:p>419</text:p>
          </table:table-cell>
          <table:table-cell table:formula="of:=[.I113]-[.D113]" office:value-type="float" office:value="0.440000000000055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table:formula="of:=([.A114]*60)+[.B114]" office:value-type="float" office:value="110" calcext:value-type="float">
            <text:p>110</text:p>
          </table:table-cell>
          <table:table-cell table:style-name="ce8" table:formula="of:=[.C114]*[.$B$1]" office:value-type="float" office:value="422.4" calcext:value-type="float">
            <text:p>422.40</text:p>
          </table:table-cell>
          <table:table-cell table:formula="of:=ROUND([.D114];0)" office:value-type="float" office:value="422" calcext:value-type="float">
            <text:p>422</text:p>
          </table:table-cell>
          <table:table-cell table:style-name="ce16" table:formula="of:=[.E114]-[.D114]" office:value-type="float" office:value="-0.39999999999992" calcext:value-type="float">
            <text:p>-0.40</text:p>
          </table:table-cell>
          <table:table-cell table:formula="of:=INT([.D114])" office:value-type="float" office:value="422" calcext:value-type="float">
            <text:p>422</text:p>
          </table:table-cell>
          <table:table-cell table:formula="of:=[.G114]-[.D114]" office:value-type="float" office:value="-0.39999999999992" calcext:value-type="float">
            <text:p>-0.40</text:p>
          </table:table-cell>
          <table:table-cell table:formula="of:=IF( ([.D114]-INT([.D114])) &gt; [.$I$1]; INT([.D114]); ROUND([.D114]))" office:value-type="float" office:value="422" calcext:value-type="float">
            <text:p>422</text:p>
          </table:table-cell>
          <table:table-cell table:formula="of:=[.I114]-[.D114]" office:value-type="float" office:value="-0.39999999999992" calcext:value-type="float">
            <text:p>-0.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5" table:formula="of:=([.A115]*60)+[.B115]" office:value-type="float" office:value="111" calcext:value-type="float">
            <text:p>111</text:p>
          </table:table-cell>
          <table:table-cell table:style-name="ce8" table:formula="of:=[.C115]*[.$B$1]" office:value-type="float" office:value="426.24" calcext:value-type="float">
            <text:p>426.24</text:p>
          </table:table-cell>
          <table:table-cell table:formula="of:=ROUND([.D115];0)" office:value-type="float" office:value="426" calcext:value-type="float">
            <text:p>426</text:p>
          </table:table-cell>
          <table:table-cell table:style-name="ce16" table:formula="of:=[.E115]-[.D115]" office:value-type="float" office:value="-0.239999999999952" calcext:value-type="float">
            <text:p>-0.24</text:p>
          </table:table-cell>
          <table:table-cell table:formula="of:=INT([.D115])" office:value-type="float" office:value="426" calcext:value-type="float">
            <text:p>426</text:p>
          </table:table-cell>
          <table:table-cell table:formula="of:=[.G115]-[.D115]" office:value-type="float" office:value="-0.239999999999952" calcext:value-type="float">
            <text:p>-0.24</text:p>
          </table:table-cell>
          <table:table-cell table:formula="of:=IF( ([.D115]-INT([.D115])) &gt; [.$I$1]; INT([.D115]); ROUND([.D115]))" office:value-type="float" office:value="426" calcext:value-type="float">
            <text:p>426</text:p>
          </table:table-cell>
          <table:table-cell table:formula="of:=[.I115]-[.D115]" office:value-type="float" office:value="-0.239999999999952" calcext:value-type="float">
            <text:p>-0.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5" table:formula="of:=([.A116]*60)+[.B116]" office:value-type="float" office:value="112" calcext:value-type="float">
            <text:p>112</text:p>
          </table:table-cell>
          <table:table-cell table:style-name="ce8" table:formula="of:=[.C116]*[.$B$1]" office:value-type="float" office:value="430.08" calcext:value-type="float">
            <text:p>430.08</text:p>
          </table:table-cell>
          <table:table-cell table:formula="of:=ROUND([.D116];0)" office:value-type="float" office:value="430" calcext:value-type="float">
            <text:p>430</text:p>
          </table:table-cell>
          <table:table-cell table:style-name="ce16" table:formula="of:=[.E116]-[.D116]" office:value-type="float" office:value="-0.0799999999999272" calcext:value-type="float">
            <text:p>-0.08</text:p>
          </table:table-cell>
          <table:table-cell table:formula="of:=INT([.D116])" office:value-type="float" office:value="430" calcext:value-type="float">
            <text:p>430</text:p>
          </table:table-cell>
          <table:table-cell table:formula="of:=[.G116]-[.D116]" office:value-type="float" office:value="-0.0799999999999272" calcext:value-type="float">
            <text:p>-0.08</text:p>
          </table:table-cell>
          <table:table-cell table:formula="of:=IF( ([.D116]-INT([.D116])) &gt; [.$I$1]; INT([.D116]); ROUND([.D116]))" office:value-type="float" office:value="430" calcext:value-type="float">
            <text:p>430</text:p>
          </table:table-cell>
          <table:table-cell table:formula="of:=[.I116]-[.D116]" office:value-type="float" office:value="-0.0799999999999272" calcext:value-type="float">
            <text:p>-0.0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style-name="ce5" table:formula="of:=([.A117]*60)+[.B117]" office:value-type="float" office:value="113" calcext:value-type="float">
            <text:p>113</text:p>
          </table:table-cell>
          <table:table-cell table:style-name="ce8" table:formula="of:=[.C117]*[.$B$1]" office:value-type="float" office:value="433.92" calcext:value-type="float">
            <text:p>433.92</text:p>
          </table:table-cell>
          <table:table-cell table:formula="of:=ROUND([.D117];0)" office:value-type="float" office:value="434" calcext:value-type="float">
            <text:p>434</text:p>
          </table:table-cell>
          <table:table-cell table:style-name="ce16" table:formula="of:=[.E117]-[.D117]" office:value-type="float" office:value="0.0800000000000409" calcext:value-type="float">
            <text:p>0.08</text:p>
          </table:table-cell>
          <table:table-cell table:formula="of:=INT([.D117])" office:value-type="float" office:value="433" calcext:value-type="float">
            <text:p>433</text:p>
          </table:table-cell>
          <table:table-cell table:formula="of:=[.G117]-[.D117]" office:value-type="float" office:value="-0.919999999999959" calcext:value-type="float">
            <text:p>-0.92</text:p>
          </table:table-cell>
          <table:table-cell table:formula="of:=IF( ([.D117]-INT([.D117])) &gt; [.$I$1]; INT([.D117]); ROUND([.D117]))" office:value-type="float" office:value="433" calcext:value-type="float">
            <text:p>433</text:p>
          </table:table-cell>
          <table:table-cell table:formula="of:=[.I117]-[.D117]" office:value-type="float" office:value="-0.919999999999959" calcext:value-type="float">
            <text:p>-0.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5" table:formula="of:=([.A118]*60)+[.B118]" office:value-type="float" office:value="114" calcext:value-type="float">
            <text:p>114</text:p>
          </table:table-cell>
          <table:table-cell table:style-name="ce8" table:formula="of:=[.C118]*[.$B$1]" office:value-type="float" office:value="437.76" calcext:value-type="float">
            <text:p>437.76</text:p>
          </table:table-cell>
          <table:table-cell table:formula="of:=ROUND([.D118];0)" office:value-type="float" office:value="438" calcext:value-type="float">
            <text:p>438</text:p>
          </table:table-cell>
          <table:table-cell table:style-name="ce16" table:formula="of:=[.E118]-[.D118]" office:value-type="float" office:value="0.240000000000066" calcext:value-type="float">
            <text:p>0.24</text:p>
          </table:table-cell>
          <table:table-cell table:formula="of:=INT([.D118])" office:value-type="float" office:value="437" calcext:value-type="float">
            <text:p>437</text:p>
          </table:table-cell>
          <table:table-cell table:formula="of:=[.G118]-[.D118]" office:value-type="float" office:value="-0.759999999999934" calcext:value-type="float">
            <text:p>-0.76</text:p>
          </table:table-cell>
          <table:table-cell table:formula="of:=IF( ([.D118]-INT([.D118])) &gt; [.$I$1]; INT([.D118]); ROUND([.D118]))" office:value-type="float" office:value="437" calcext:value-type="float">
            <text:p>437</text:p>
          </table:table-cell>
          <table:table-cell table:formula="of:=[.I118]-[.D118]" office:value-type="float" office:value="-0.759999999999934" calcext:value-type="float">
            <text:p>-0.7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5" table:formula="of:=([.A119]*60)+[.B119]" office:value-type="float" office:value="115" calcext:value-type="float">
            <text:p>115</text:p>
          </table:table-cell>
          <table:table-cell table:style-name="ce8" table:formula="of:=[.C119]*[.$B$1]" office:value-type="float" office:value="441.6" calcext:value-type="float">
            <text:p>441.60</text:p>
          </table:table-cell>
          <table:table-cell table:formula="of:=ROUND([.D119];0)" office:value-type="float" office:value="442" calcext:value-type="float">
            <text:p>442</text:p>
          </table:table-cell>
          <table:table-cell table:style-name="ce16" table:formula="of:=[.E119]-[.D119]" office:value-type="float" office:value="0.400000000000091" calcext:value-type="float">
            <text:p>0.40</text:p>
          </table:table-cell>
          <table:table-cell table:formula="of:=INT([.D119])" office:value-type="float" office:value="441" calcext:value-type="float">
            <text:p>441</text:p>
          </table:table-cell>
          <table:table-cell table:formula="of:=[.G119]-[.D119]" office:value-type="float" office:value="-0.599999999999909" calcext:value-type="float">
            <text:p>-0.60</text:p>
          </table:table-cell>
          <table:table-cell table:formula="of:=IF( ([.D119]-INT([.D119])) &gt; [.$I$1]; INT([.D119]); ROUND([.D119]))" office:value-type="float" office:value="442" calcext:value-type="float">
            <text:p>442</text:p>
          </table:table-cell>
          <table:table-cell table:formula="of:=[.I119]-[.D119]" office:value-type="float" office:value="0.400000000000091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5" table:formula="of:=([.A120]*60)+[.B120]" office:value-type="float" office:value="116" calcext:value-type="float">
            <text:p>116</text:p>
          </table:table-cell>
          <table:table-cell table:style-name="ce8" table:formula="of:=[.C120]*[.$B$1]" office:value-type="float" office:value="445.44" calcext:value-type="float">
            <text:p>445.44</text:p>
          </table:table-cell>
          <table:table-cell table:formula="of:=ROUND([.D120];0)" office:value-type="float" office:value="445" calcext:value-type="float">
            <text:p>445</text:p>
          </table:table-cell>
          <table:table-cell table:style-name="ce16" table:formula="of:=[.E120]-[.D120]" office:value-type="float" office:value="-0.439999999999941" calcext:value-type="float">
            <text:p>-0.44</text:p>
          </table:table-cell>
          <table:table-cell table:formula="of:=INT([.D120])" office:value-type="float" office:value="445" calcext:value-type="float">
            <text:p>445</text:p>
          </table:table-cell>
          <table:table-cell table:formula="of:=[.G120]-[.D120]" office:value-type="float" office:value="-0.439999999999941" calcext:value-type="float">
            <text:p>-0.44</text:p>
          </table:table-cell>
          <table:table-cell table:formula="of:=IF( ([.D120]-INT([.D120])) &gt; [.$I$1]; INT([.D120]); ROUND([.D120]))" office:value-type="float" office:value="445" calcext:value-type="float">
            <text:p>445</text:p>
          </table:table-cell>
          <table:table-cell table:formula="of:=[.I120]-[.D120]" office:value-type="float" office:value="-0.439999999999941" calcext:value-type="float">
            <text:p>-0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style-name="ce5" table:formula="of:=([.A121]*60)+[.B121]" office:value-type="float" office:value="117" calcext:value-type="float">
            <text:p>117</text:p>
          </table:table-cell>
          <table:table-cell table:style-name="ce8" table:formula="of:=[.C121]*[.$B$1]" office:value-type="float" office:value="449.28" calcext:value-type="float">
            <text:p>449.28</text:p>
          </table:table-cell>
          <table:table-cell table:formula="of:=ROUND([.D121];0)" office:value-type="float" office:value="449" calcext:value-type="float">
            <text:p>449</text:p>
          </table:table-cell>
          <table:table-cell table:style-name="ce16" table:formula="of:=[.E121]-[.D121]" office:value-type="float" office:value="-0.279999999999916" calcext:value-type="float">
            <text:p>-0.28</text:p>
          </table:table-cell>
          <table:table-cell table:formula="of:=INT([.D121])" office:value-type="float" office:value="449" calcext:value-type="float">
            <text:p>449</text:p>
          </table:table-cell>
          <table:table-cell table:formula="of:=[.G121]-[.D121]" office:value-type="float" office:value="-0.279999999999916" calcext:value-type="float">
            <text:p>-0.28</text:p>
          </table:table-cell>
          <table:table-cell table:formula="of:=IF( ([.D121]-INT([.D121])) &gt; [.$I$1]; INT([.D121]); ROUND([.D121]))" office:value-type="float" office:value="449" calcext:value-type="float">
            <text:p>449</text:p>
          </table:table-cell>
          <table:table-cell table:formula="of:=[.I121]-[.D121]" office:value-type="float" office:value="-0.279999999999916" calcext:value-type="float">
            <text:p>-0.2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5" table:formula="of:=([.A122]*60)+[.B122]" office:value-type="float" office:value="118" calcext:value-type="float">
            <text:p>118</text:p>
          </table:table-cell>
          <table:table-cell table:style-name="ce8" table:formula="of:=[.C122]*[.$B$1]" office:value-type="float" office:value="453.12" calcext:value-type="float">
            <text:p>453.12</text:p>
          </table:table-cell>
          <table:table-cell table:formula="of:=ROUND([.D122];0)" office:value-type="float" office:value="453" calcext:value-type="float">
            <text:p>453</text:p>
          </table:table-cell>
          <table:table-cell table:style-name="ce16" table:formula="of:=[.E122]-[.D122]" office:value-type="float" office:value="-0.119999999999948" calcext:value-type="float">
            <text:p>-0.12</text:p>
          </table:table-cell>
          <table:table-cell table:formula="of:=INT([.D122])" office:value-type="float" office:value="453" calcext:value-type="float">
            <text:p>453</text:p>
          </table:table-cell>
          <table:table-cell table:formula="of:=[.G122]-[.D122]" office:value-type="float" office:value="-0.119999999999948" calcext:value-type="float">
            <text:p>-0.12</text:p>
          </table:table-cell>
          <table:table-cell table:formula="of:=IF( ([.D122]-INT([.D122])) &gt; [.$I$1]; INT([.D122]); ROUND([.D122]))" office:value-type="float" office:value="453" calcext:value-type="float">
            <text:p>453</text:p>
          </table:table-cell>
          <table:table-cell table:formula="of:=[.I122]-[.D122]" office:value-type="float" office:value="-0.119999999999948" calcext:value-type="float">
            <text:p>-0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style-name="ce5" table:formula="of:=([.A123]*60)+[.B123]" office:value-type="float" office:value="119" calcext:value-type="float">
            <text:p>119</text:p>
          </table:table-cell>
          <table:table-cell table:style-name="ce8" table:formula="of:=[.C123]*[.$B$1]" office:value-type="float" office:value="456.96" calcext:value-type="float">
            <text:p>456.96</text:p>
          </table:table-cell>
          <table:table-cell table:formula="of:=ROUND([.D123];0)" office:value-type="float" office:value="457" calcext:value-type="float">
            <text:p>457</text:p>
          </table:table-cell>
          <table:table-cell table:style-name="ce16" table:formula="of:=[.E123]-[.D123]" office:value-type="float" office:value="0.0400000000000773" calcext:value-type="float">
            <text:p>0.04</text:p>
          </table:table-cell>
          <table:table-cell table:formula="of:=INT([.D123])" office:value-type="float" office:value="456" calcext:value-type="float">
            <text:p>456</text:p>
          </table:table-cell>
          <table:table-cell table:formula="of:=[.G123]-[.D123]" office:value-type="float" office:value="-0.959999999999923" calcext:value-type="float">
            <text:p>-0.96</text:p>
          </table:table-cell>
          <table:table-cell table:formula="of:=IF( ([.D123]-INT([.D123])) &gt; [.$I$1]; INT([.D123]); ROUND([.D123]))" office:value-type="float" office:value="456" calcext:value-type="float">
            <text:p>456</text:p>
          </table:table-cell>
          <table:table-cell table:formula="of:=[.I123]-[.D123]" office:value-type="float" office:value="-0.959999999999923" calcext:value-type="float">
            <text:p>-0.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5" table:formula="of:=([.A124]*60)+[.B124]" office:value-type="float" office:value="120" calcext:value-type="float">
            <text:p>120</text:p>
          </table:table-cell>
          <table:table-cell table:style-name="ce8" table:formula="of:=[.C124]*[.$B$1]" office:value-type="float" office:value="460.8" calcext:value-type="float">
            <text:p>460.80</text:p>
          </table:table-cell>
          <table:table-cell table:formula="of:=ROUND([.D124];0)" office:value-type="float" office:value="461" calcext:value-type="float">
            <text:p>461</text:p>
          </table:table-cell>
          <table:table-cell table:style-name="ce16" table:formula="of:=[.E124]-[.D124]" office:value-type="float" office:value="0.200000000000045" calcext:value-type="float">
            <text:p>0.20</text:p>
          </table:table-cell>
          <table:table-cell table:formula="of:=INT([.D124])" office:value-type="float" office:value="460" calcext:value-type="float">
            <text:p>460</text:p>
          </table:table-cell>
          <table:table-cell table:formula="of:=[.G124]-[.D124]" office:value-type="float" office:value="-0.799999999999955" calcext:value-type="float">
            <text:p>-0.80</text:p>
          </table:table-cell>
          <table:table-cell table:formula="of:=IF( ([.D124]-INT([.D124])) &gt; [.$I$1]; INT([.D124]); ROUND([.D124]))" office:value-type="float" office:value="460" calcext:value-type="float">
            <text:p>460</text:p>
          </table:table-cell>
          <table:table-cell table:formula="of:=[.I124]-[.D124]" office:value-type="float" office:value="-0.799999999999955" calcext:value-type="float">
            <text:p>-0.8</text:p>
          </table:table-cell>
          <table:table-cell table:number-columns-repeated="1014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23.244cm" svg:height="9.001cm" svg:x="12.186cm" svg:y="5.084cm">
            <draw:object draw:notify-on-update-of-ranges="Sheet2.A2:Sheet2.A2 Sheet2.A2:Sheet2.A62 Sheet2.C2:Sheet2.C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step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B3]-[.B2]" office:value-type="float" office:value="16" calcext:value-type="float">
            <text:p>16</text:p>
          </table:table-cell>
          <table:table-cell table:formula="of:=[.C3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6" calcext:value-type="float">
            <text:p>16</text:p>
          </table:table-cell>
          <table:table-cell table:formula="of:=[.C4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[.B5]-[.B4]" office:value-type="float" office:value="20" calcext:value-type="float">
            <text:p>20</text:p>
          </table:table-cell>
          <table:table-cell table:formula="of:=[.C5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formula="of:=[.B6]-[.B5]" office:value-type="float" office:value="20" calcext:value-type="float">
            <text:p>20</text:p>
          </table:table-cell>
          <table:table-cell table:formula="of:=[.C6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[.B7]-[.B6]" office:value-type="float" office:value="16" calcext:value-type="float">
            <text:p>16</text:p>
          </table:table-cell>
          <table:table-cell table:formula="of:=[.C7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B8]-[.B7]" office:value-type="float" office:value="16" calcext:value-type="float">
            <text:p>16</text:p>
          </table:table-cell>
          <table:table-cell table:formula="of:=[.C8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table:formula="of:=[.B9]-[.B8]" office:value-type="float" office:value="20" calcext:value-type="float">
            <text:p>20</text:p>
          </table:table-cell>
          <table:table-cell table:formula="of:=[.C9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table:formula="of:=[.B10]-[.B9]" office:value-type="float" office:value="16" calcext:value-type="float">
            <text:p>16</text:p>
          </table:table-cell>
          <table:table-cell table:formula="of:=[.C10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table:formula="of:=[.B11]-[.B10]" office:value-type="float" office:value="20" calcext:value-type="float">
            <text:p>20</text:p>
          </table:table-cell>
          <table:table-cell table:formula="of:=[.C11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table:formula="of:=[.B12]-[.B11]" office:value-type="float" office:value="16" calcext:value-type="float">
            <text:p>16</text:p>
          </table:table-cell>
          <table:table-cell table:formula="of:=[.C12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table:formula="of:=[.B13]-[.B12]" office:value-type="float" office:value="20" calcext:value-type="float">
            <text:p>20</text:p>
          </table:table-cell>
          <table:table-cell table:formula="of:=[.C13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table:formula="of:=[.B14]-[.B13]" office:value-type="float" office:value="16" calcext:value-type="float">
            <text:p>16</text:p>
          </table:table-cell>
          <table:table-cell table:formula="of:=[.C14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formula="of:=[.B15]-[.B14]" office:value-type="float" office:value="20" calcext:value-type="float">
            <text:p>20</text:p>
          </table:table-cell>
          <table:table-cell table:formula="of:=[.C15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8" calcext:value-type="float">
            <text:p>248</text:p>
          </table:table-cell>
          <table:table-cell table:formula="of:=[.B16]-[.B15]" office:value-type="float" office:value="16" calcext:value-type="float">
            <text:p>16</text:p>
          </table:table-cell>
          <table:table-cell table:formula="of:=[.C16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4" calcext:value-type="float">
            <text:p>264</text:p>
          </table:table-cell>
          <table:table-cell table:formula="of:=[.B17]-[.B16]" office:value-type="float" office:value="16" calcext:value-type="float">
            <text:p>16</text:p>
          </table:table-cell>
          <table:table-cell table:formula="of:=[.C17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formula="of:=[.B18]-[.B17]" office:value-type="float" office:value="20" calcext:value-type="float">
            <text:p>20</text:p>
          </table:table-cell>
          <table:table-cell table:formula="of:=[.C18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table:formula="of:=[.B19]-[.B18]" office:value-type="float" office:value="16" calcext:value-type="float">
            <text:p>16</text:p>
          </table:table-cell>
          <table:table-cell table:formula="of:=[.C19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table:formula="of:=[.B20]-[.B19]" office:value-type="float" office:value="20" calcext:value-type="float">
            <text:p>20</text:p>
          </table:table-cell>
          <table:table-cell table:formula="of:=[.C20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6" calcext:value-type="float">
            <text:p>336</text:p>
          </table:table-cell>
          <table:table-cell table:formula="of:=[.B21]-[.B20]" office:value-type="float" office:value="16" calcext:value-type="float">
            <text:p>16</text:p>
          </table:table-cell>
          <table:table-cell table:formula="of:=[.C21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6" calcext:value-type="float">
            <text:p>356</text:p>
          </table:table-cell>
          <table:table-cell table:formula="of:=[.B22]-[.B21]" office:value-type="float" office:value="20" calcext:value-type="float">
            <text:p>20</text:p>
          </table:table-cell>
          <table:table-cell table:formula="of:=[.C22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" calcext:value-type="float">
            <text:p>372</text:p>
          </table:table-cell>
          <table:table-cell table:formula="of:=[.B23]-[.B22]" office:value-type="float" office:value="16" calcext:value-type="float">
            <text:p>16</text:p>
          </table:table-cell>
          <table:table-cell table:formula="of:=[.C23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2" calcext:value-type="float">
            <text:p>392</text:p>
          </table:table-cell>
          <table:table-cell table:formula="of:=[.B24]-[.B23]" office:value-type="float" office:value="20" calcext:value-type="float">
            <text:p>20</text:p>
          </table:table-cell>
          <table:table-cell table:formula="of:=[.C24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8" calcext:value-type="float">
            <text:p>408</text:p>
          </table:table-cell>
          <table:table-cell table:formula="of:=[.B25]-[.B24]" office:value-type="float" office:value="16" calcext:value-type="float">
            <text:p>16</text:p>
          </table:table-cell>
          <table:table-cell table:formula="of:=[.C25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table:formula="of:=[.B26]-[.B25]" office:value-type="float" office:value="20" calcext:value-type="float">
            <text:p>20</text:p>
          </table:table-cell>
          <table:table-cell table:formula="of:=[.C26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8" calcext:value-type="float">
            <text:p>448</text:p>
          </table:table-cell>
          <table:table-cell table:formula="of:=[.B27]-[.B26]" office:value-type="float" office:value="20" calcext:value-type="float">
            <text:p>20</text:p>
          </table:table-cell>
          <table:table-cell table:formula="of:=[.C27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8" calcext:value-type="float">
            <text:p>468</text:p>
          </table:table-cell>
          <table:table-cell table:formula="of:=[.B28]-[.B27]" office:value-type="float" office:value="20" calcext:value-type="float">
            <text:p>20</text:p>
          </table:table-cell>
          <table:table-cell table:formula="of:=[.C28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table:formula="of:=[.B29]-[.B28]" office:value-type="float" office:value="16" calcext:value-type="float">
            <text:p>16</text:p>
          </table:table-cell>
          <table:table-cell table:formula="of:=[.C29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4" calcext:value-type="float">
            <text:p>504</text:p>
          </table:table-cell>
          <table:table-cell table:formula="of:=[.B30]-[.B29]" office:value-type="float" office:value="20" calcext:value-type="float">
            <text:p>20</text:p>
          </table:table-cell>
          <table:table-cell table:formula="of:=[.C30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0" calcext:value-type="float">
            <text:p>520</text:p>
          </table:table-cell>
          <table:table-cell table:formula="of:=[.B31]-[.B30]" office:value-type="float" office:value="16" calcext:value-type="float">
            <text:p>16</text:p>
          </table:table-cell>
          <table:table-cell table:formula="of:=[.C31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6" calcext:value-type="float">
            <text:p>536</text:p>
          </table:table-cell>
          <table:table-cell table:formula="of:=[.B32]-[.B31]" office:value-type="float" office:value="16" calcext:value-type="float">
            <text:p>16</text:p>
          </table:table-cell>
          <table:table-cell table:formula="of:=[.C32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6" calcext:value-type="float">
            <text:p>556</text:p>
          </table:table-cell>
          <table:table-cell table:formula="of:=[.B33]-[.B32]" office:value-type="float" office:value="20" calcext:value-type="float">
            <text:p>20</text:p>
          </table:table-cell>
          <table:table-cell table:formula="of:=[.C33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6" calcext:value-type="float">
            <text:p>576</text:p>
          </table:table-cell>
          <table:table-cell table:formula="of:=[.B34]-[.B33]" office:value-type="float" office:value="20" calcext:value-type="float">
            <text:p>20</text:p>
          </table:table-cell>
          <table:table-cell table:formula="of:=[.C34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2" calcext:value-type="float">
            <text:p>592</text:p>
          </table:table-cell>
          <table:table-cell table:formula="of:=[.B35]-[.B34]" office:value-type="float" office:value="16" calcext:value-type="float">
            <text:p>16</text:p>
          </table:table-cell>
          <table:table-cell table:formula="of:=[.C35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formula="of:=[.B36]-[.B35]" office:value-type="float" office:value="16" calcext:value-type="float">
            <text:p>16</text:p>
          </table:table-cell>
          <table:table-cell table:formula="of:=[.C36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formula="of:=[.B37]-[.B36]" office:value-type="float" office:value="16" calcext:value-type="float">
            <text:p>16</text:p>
          </table:table-cell>
          <table:table-cell table:formula="of:=[.C37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table:formula="of:=[.B38]-[.B37]" office:value-type="float" office:value="20" calcext:value-type="float">
            <text:p>20</text:p>
          </table:table-cell>
          <table:table-cell table:formula="of:=[.C38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table:formula="of:=[.B39]-[.B38]" office:value-type="float" office:value="20" calcext:value-type="float">
            <text:p>20</text:p>
          </table:table-cell>
          <table:table-cell table:formula="of:=[.C39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4" calcext:value-type="float">
            <text:p>684</text:p>
          </table:table-cell>
          <table:table-cell table:formula="of:=[.B40]-[.B39]" office:value-type="float" office:value="20" calcext:value-type="float">
            <text:p>20</text:p>
          </table:table-cell>
          <table:table-cell table:formula="of:=[.C40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table:formula="of:=[.B41]-[.B40]" office:value-type="float" office:value="20" calcext:value-type="float">
            <text:p>20</text:p>
          </table:table-cell>
          <table:table-cell table:formula="of:=[.C41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4" calcext:value-type="float">
            <text:p>724</text:p>
          </table:table-cell>
          <table:table-cell table:formula="of:=[.B42]-[.B41]" office:value-type="float" office:value="20" calcext:value-type="float">
            <text:p>20</text:p>
          </table:table-cell>
          <table:table-cell table:formula="of:=[.C42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table:formula="of:=[.B43]-[.B42]" office:value-type="float" office:value="20" calcext:value-type="float">
            <text:p>20</text:p>
          </table:table-cell>
          <table:table-cell table:formula="of:=[.C43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table:formula="of:=[.B44]-[.B43]" office:value-type="float" office:value="16" calcext:value-type="float">
            <text:p>16</text:p>
          </table:table-cell>
          <table:table-cell table:formula="of:=[.C44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0" calcext:value-type="float">
            <text:p>780</text:p>
          </table:table-cell>
          <table:table-cell table:formula="of:=[.B45]-[.B44]" office:value-type="float" office:value="20" calcext:value-type="float">
            <text:p>20</text:p>
          </table:table-cell>
          <table:table-cell table:formula="of:=[.C45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table:formula="of:=[.B46]-[.B45]" office:value-type="float" office:value="16" calcext:value-type="float">
            <text:p>16</text:p>
          </table:table-cell>
          <table:table-cell table:formula="of:=[.C46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2" calcext:value-type="float">
            <text:p>812</text:p>
          </table:table-cell>
          <table:table-cell table:formula="of:=[.B47]-[.B46]" office:value-type="float" office:value="16" calcext:value-type="float">
            <text:p>16</text:p>
          </table:table-cell>
          <table:table-cell table:formula="of:=[.C47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8" calcext:value-type="float">
            <text:p>828</text:p>
          </table:table-cell>
          <table:table-cell table:formula="of:=[.B48]-[.B47]" office:value-type="float" office:value="16" calcext:value-type="float">
            <text:p>16</text:p>
          </table:table-cell>
          <table:table-cell table:formula="of:=[.C48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8" calcext:value-type="float">
            <text:p>848</text:p>
          </table:table-cell>
          <table:table-cell table:formula="of:=[.B49]-[.B48]" office:value-type="float" office:value="20" calcext:value-type="float">
            <text:p>20</text:p>
          </table:table-cell>
          <table:table-cell table:formula="of:=[.C49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4" calcext:value-type="float">
            <text:p>864</text:p>
          </table:table-cell>
          <table:table-cell table:formula="of:=[.B50]-[.B49]" office:value-type="float" office:value="16" calcext:value-type="float">
            <text:p>16</text:p>
          </table:table-cell>
          <table:table-cell table:formula="of:=[.C50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table:formula="of:=[.B51]-[.B50]" office:value-type="float" office:value="20" calcext:value-type="float">
            <text:p>20</text:p>
          </table:table-cell>
          <table:table-cell table:formula="of:=[.C51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table:formula="of:=[.B52]-[.B51]" office:value-type="float" office:value="16" calcext:value-type="float">
            <text:p>16</text:p>
          </table:table-cell>
          <table:table-cell table:formula="of:=[.C52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6" calcext:value-type="float">
            <text:p>916</text:p>
          </table:table-cell>
          <table:table-cell table:formula="of:=[.B53]-[.B52]" office:value-type="float" office:value="16" calcext:value-type="float">
            <text:p>16</text:p>
          </table:table-cell>
          <table:table-cell table:formula="of:=[.C53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6" calcext:value-type="float">
            <text:p>936</text:p>
          </table:table-cell>
          <table:table-cell table:formula="of:=[.B54]-[.B53]" office:value-type="float" office:value="20" calcext:value-type="float">
            <text:p>20</text:p>
          </table:table-cell>
          <table:table-cell table:formula="of:=[.C54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6" calcext:value-type="float">
            <text:p>956</text:p>
          </table:table-cell>
          <table:table-cell table:formula="of:=[.B55]-[.B54]" office:value-type="float" office:value="20" calcext:value-type="float">
            <text:p>20</text:p>
          </table:table-cell>
          <table:table-cell table:formula="of:=[.C55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2" calcext:value-type="float">
            <text:p>972</text:p>
          </table:table-cell>
          <table:table-cell table:formula="of:=[.B56]-[.B55]" office:value-type="float" office:value="16" calcext:value-type="float">
            <text:p>16</text:p>
          </table:table-cell>
          <table:table-cell table:formula="of:=[.C56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8" calcext:value-type="float">
            <text:p>988</text:p>
          </table:table-cell>
          <table:table-cell table:formula="of:=[.B57]-[.B56]" office:value-type="float" office:value="16" calcext:value-type="float">
            <text:p>16</text:p>
          </table:table-cell>
          <table:table-cell table:formula="of:=[.C57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4" calcext:value-type="float">
            <text:p>1004</text:p>
          </table:table-cell>
          <table:table-cell table:formula="of:=[.B58]-[.B57]" office:value-type="float" office:value="16" calcext:value-type="float">
            <text:p>16</text:p>
          </table:table-cell>
          <table:table-cell table:formula="of:=[.C58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table:formula="of:=[.B59]-[.B58]" office:value-type="float" office:value="16" calcext:value-type="float">
            <text:p>16</text:p>
          </table:table-cell>
          <table:table-cell table:formula="of:=[.C59]/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0" calcext:value-type="float">
            <text:p>1040</text:p>
          </table:table-cell>
          <table:table-cell table:formula="of:=[.B60]-[.B59]" office:value-type="float" office:value="20" calcext:value-type="float">
            <text:p>20</text:p>
          </table:table-cell>
          <table:table-cell table:formula="of:=[.C60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table:formula="of:=[.B61]-[.B60]" office:value-type="float" office:value="20" calcext:value-type="float">
            <text:p>20</text:p>
          </table:table-cell>
          <table:table-cell table:formula="of:=[.C61]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76" calcext:value-type="float">
            <text:p>1076</text:p>
          </table:table-cell>
          <table:table-cell table:formula="of:=[.B62]-[.B61]" office:value-type="float" office:value="16" calcext:value-type="float">
            <text:p>16</text:p>
          </table:table-cell>
          <table:table-cell table:formula="of:=[.C62]/4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63])" office:value-type="float" office:value="1076" calcext:value-type="float">
            <text:p>1076</text:p>
          </table:table-cell>
          <table:table-cell/>
        </table:table-row>
        <table:table-row table:style-name="ro1" table:number-rows-repeated="10485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6:52:14.198849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3:00:36.787075090</meta:creation-date>
    <meta:generator>LibreOffice/4.2.7.2$Linux_X86_64 LibreOffice_project/420m0$Build-2</meta:generator>
    <dc:date>2015-04-04T00:27:46.058830703</dc:date>
    <meta:editing-duration>PT7H31M30S</meta:editing-duration>
    <meta:editing-cycles>9</meta:editing-cycles>
    <meta:document-statistic meta:table-count="2" meta:cell-count="14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245cm" svg:height="9.002cm" xlink:href=".." xlink:type="simple" chart:class="chart:line" chart:style-name="ch1">
        <chart:plot-area chart:style-name="ch2" table:cell-range-address="Sheet2.A2:Sheet2.A62 Sheet2.C1:Sheet2.C62 Sheet2.E2:Sheet2.E62" chart:data-source-has-labels="both" svg:x="0.701cm" svg:y="0.147cm" svg:width="21.583cm" svg:height="8.641cm">
          <chartooo:coordinate-region svg:x="1.375cm" svg:y="0.36cm" svg:width="20.759cm" svg:height="7.108cm"/>
          <chart:axis chart:dimension="x" chart:name="primary-x" chart:style-name="ch3" chartooo:axis-type="auto">
            <chartooo:date-scale/>
            <chart:categories table:cell-range-address="Sheet2.A3:Sheet2.A62 Sheet2.C1:Sheet2.C62 Sheet2.E2:Sheet2.E6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C2:Sheet2.C62" chart:label-cell-address="Sheet2.A2:Sheet2.A62" chart:class="chart:line"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 27 28 29 30 31 32 33 34 35 36 37 38 39 40 41 42 43 44 45 46 47 48 49 50 51 52 53 54 55 56 57 58 59 0 1 2 3 4 5 6 7 8 9 10 11 12 13 14 15 16 17 18 19 20 21 22 23 24 25 26</text:p>
                <text:list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  <text:list-item>
                    <text:p>33</text:p>
                  </text:list-item>
                  <text:list-item>
                    <text:p>34</text:p>
                  </text:list-item>
                  <text:list-item>
                    <text:p>35</text:p>
                  </text:list-item>
                  <text:list-item>
                    <text:p>36</text:p>
                  </text:list-item>
                  <text:list-item>
                    <text:p>37</text:p>
                  </text:list-item>
                  <text:list-item>
                    <text:p>38</text:p>
                  </text:list-item>
                  <text:list-item>
                    <text:p>39</text:p>
                  </text:list-item>
                  <text:list-item>
                    <text:p>40</text:p>
                  </text:list-item>
                  <text:list-item>
                    <text:p>41</text:p>
                  </text:list-item>
                  <text:list-item>
                    <text:p>42</text:p>
                  </text:list-item>
                  <text:list-item>
                    <text:p>43</text:p>
                  </text:list-item>
                  <text:list-item>
                    <text:p>44</text:p>
                  </text:list-item>
                  <text:list-item>
                    <text:p>45</text:p>
                  </text:list-item>
                  <text:list-item>
                    <text:p>46</text:p>
                  </text:list-item>
                  <text:list-item>
                    <text:p>47</text:p>
                  </text:list-item>
                  <text:list-item>
                    <text:p>48</text:p>
                  </text:list-item>
                  <text:list-item>
                    <text:p>49</text:p>
                  </text:list-item>
                  <text:list-item>
                    <text:p>50</text:p>
                  </text:list-item>
                  <text:list-item>
                    <text:p>51</text:p>
                  </text:list-item>
                  <text:list-item>
                    <text:p>52</text:p>
                  </text:list-item>
                  <text:list-item>
                    <text:p>53</text:p>
                  </text:list-item>
                  <text:list-item>
                    <text:p>54</text:p>
                  </text:list-item>
                  <text:list-item>
                    <text:p>55</text:p>
                  </text:list-item>
                  <text:list-item>
                    <text:p>56</text:p>
                  </text:list-item>
                  <text:list-item>
                    <text:p>57</text:p>
                  </text:list-item>
                  <text:list-item>
                    <text:p>58</text:p>
                  </text:list-item>
                  <text:list-item>
                    <text:p>59</text:p>
                  </text:list-item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</text:list>
                <draw:g>
                  <svg:desc>Sheet2.A2:Sheet2.A62</svg:desc>
                </draw:g>
              </table:table-cell>
            </table:table-row>
          </table:table-header-rows>
          <table:table-rows>
            <table:table-row>
              <table:table-cell office:value-type="float" office:value="27">
                <text:p>30</text:p>
                <draw:g>
                  <svg:desc>Sheet2.A3:Sheet2.A62 Sheet2.C1:Sheet2.C62 Sheet2.E2:Sheet2.E62</svg:desc>
                </draw:g>
              </table:table-cell>
              <table:table-cell office:value-type="float" office:value="0">
                <text:p>0</text:p>
                <draw:g>
                  <svg:desc>Sheet2.C2:Sheet2.C62</svg:desc>
                </draw:g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step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